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17cm"/>
    </style:style>
    <style:style style:family="table-column" style:name="co2">
      <style:table-column-properties fo:break-before="auto" style:column-width="1.09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062cm"/>
    </style:style>
    <style:style style:family="table-column" style:name="co5">
      <style:table-column-properties fo:break-before="auto" style:column-width="5.343cm"/>
    </style:style>
    <style:style style:family="table-column" style:name="co6">
      <style:table-column-properties fo:break-before="auto" style:column-width="1.035cm"/>
    </style:style>
    <style:style style:family="table-column" style:name="co7">
      <style:table-column-properties fo:break-before="auto" style:column-width="3.944cm"/>
    </style:style>
    <style:style style:family="table-column" style:name="co8">
      <style:table-column-properties fo:break-before="auto" style:column-width="1.203cm"/>
    </style:style>
    <style:style style:family="table-column" style:name="co9">
      <style:table-column-properties fo:break-before="auto" style:column-width="9.537cm"/>
    </style:style>
    <style:style style:family="table-column" style:name="co10">
      <style:table-column-properties fo:break-before="auto" style:column-width="6.461cm"/>
    </style:style>
    <style:style style:family="table-column" style:name="co11">
      <style:table-column-properties fo:break-before="auto" style:column-width="5.902cm"/>
    </style:style>
    <style:style style:family="table-column" style:name="co12">
      <style:table-column-properties fo:break-before="auto" style:column-width="1.175cm"/>
    </style:style>
    <style:style style:family="table-column" style:name="co13">
      <style:table-column-properties fo:break-before="auto" style:column-width="6.07cm"/>
    </style:style>
    <style:style style:family="table-column" style:name="co14">
      <style:table-column-properties fo:break-before="auto" style:column-width="1.231cm"/>
    </style:style>
    <style:style style:family="table-column" style:name="co15">
      <style:table-column-properties fo:break-before="auto" style:column-width="6.348cm"/>
    </style:style>
    <style:style style:family="table-column" style:name="co16">
      <style:table-column-properties fo:break-before="auto" style:column-width="0.979cm"/>
    </style:style>
    <style:style style:family="table-column" style:name="co17">
      <style:table-column-properties fo:break-before="auto" style:column-width="6.041cm"/>
    </style:style>
    <style:style style:family="table-column" style:name="co18">
      <style:table-column-properties fo:break-before="auto" style:column-width="3.692cm"/>
    </style:style>
    <style:style style:family="table-column" style:name="co19">
      <style:table-column-properties fo:break-before="auto" style:column-width="2.014cm"/>
    </style:style>
    <style:style style:family="table-column" style:name="co20">
      <style:table-column-properties fo:break-before="auto" style:column-width="5.593cm"/>
    </style:style>
    <style:style style:family="table-column" style:name="co21">
      <style:table-column-properties fo:break-before="auto" style:column-width="5.539cm"/>
    </style:style>
    <style:style style:family="table-column" style:name="co22">
      <style:table-column-properties fo:break-before="auto" style:column-width="1.007cm"/>
    </style:style>
    <style:style style:family="table-column" style:name="co23">
      <style:table-column-properties fo:break-before="auto" style:column-width="6.265cm"/>
    </style:style>
    <style:style style:family="table-column" style:name="co24">
      <style:table-column-properties fo:break-before="auto" style:column-width="8.867cm"/>
    </style:style>
    <style:style style:family="table-column" style:name="co25">
      <style:table-column-properties fo:break-before="auto" style:column-width="6.518cm"/>
    </style:style>
    <style:style style:family="table-column" style:name="co26">
      <style:table-column-properties fo:break-before="auto" style:column-width="0.84cm"/>
    </style:style>
    <style:style style:family="table-column" style:name="co27">
      <style:table-column-properties fo:break-before="auto" style:column-width="1.314cm"/>
    </style:style>
    <style:style style:family="table-column" style:name="co28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725cm"/>
    </style:style>
    <style:style style:family="table-row" style:name="ro4">
      <style:table-row-properties fo:break-before="auto" style:use-optimal-row-height="false" style:row-height="0.953cm"/>
    </style:style>
    <style:style style:family="table-row" style:name="ro5">
      <style:table-row-properties fo:break-before="auto" style:use-optimal-row-height="false" style:row-height="0.926cm"/>
    </style:style>
    <style:style style:family="table-row" style:name="ro6">
      <style:table-row-properties fo:break-before="auto" style:use-optimal-row-height="false" style:row-height="2.752cm"/>
    </style:style>
    <style:style style:family="table-row" style:name="ro7">
      <style:table-row-properties fo:break-before="auto" style:use-optimal-row-height="false" style:row-height="2.805cm"/>
    </style:style>
    <style:style style:family="table-row" style:name="ro8">
      <style:table-row-properties fo:break-before="auto" style:use-optimal-row-height="false" style:row-height="0.529cm"/>
    </style:style>
    <style:style style:family="table-row" style:name="ro9">
      <style:table-row-properties fo:break-before="auto" style:use-optimal-row-height="false" style:row-height="1.402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style:style style:family="table" style:name="ta6" style:master-page-name="PageStyle_5f_Tabel_20_6">
      <style:table-properties style:writing-mode="lr-tb" table:display="true"/>
    </style:style>
    <style:style style:family="table" style:name="ta7" style:master-page-name="PageStyle_5f_Tabel_20_7">
      <style:table-properties style:writing-mode="lr-tb" table:display="true"/>
    </style:style>
    <style:style style:family="table" style:name="ta8" style:master-page-name="PageStyle_5f_Tabel_20_8">
      <style:table-properties style:writing-mode="lr-tb" table:display="true"/>
    </style:style>
    <style:style style:family="table" style:name="ta9" style:master-page-name="PageStyle_5f_Tabel_20_9">
      <style:table-properties style:writing-mode="lr-tb" table:display="true"/>
    </style:style>
    <style:style style:family="table" style:name="ta10" style:master-page-name="PageStyle_5f_Tabel_20_10">
      <style:table-properties style:writing-mode="lr-tb" table:display="true"/>
    </style:style>
    <style:style style:family="table" style:name="ta11" style:master-page-name="PageStyle_5f_Tabel_20_11">
      <style:table-properties style:writing-mode="lr-tb" table:display="true"/>
    </style:style>
    <style:style style:family="table" style:name="ta12" style:master-page-name="PageStyle_5f_Tabel_20_12">
      <style:table-properties style:writing-mode="lr-tb" table:display="true"/>
    </style:style>
    <style:style style:family="table" style:name="ta13" style:master-page-name="PageStyle_5f_Tabel_20_13">
      <style:table-properties style:writing-mode="lr-tb" table:display="true"/>
    </style:style>
    <style:style style:family="table" style:name="ta14" style:master-page-name="PageStyle_5f_Tabel_20_13A">
      <style:table-properties style:writing-mode="lr-tb" table:display="true"/>
    </style:style>
    <style:style style:family="table" style:name="ta15" style:master-page-name="PageStyle_5f_Tabel_20_14">
      <style:table-properties style:writing-mode="lr-tb" table:display="true"/>
    </style:style>
    <style:style style:family="table" style:name="ta16" style:master-page-name="PageStyle_5f_Tabel_20_15">
      <style:table-properties style:writing-mode="lr-tb" table:display="true"/>
    </style:style>
    <style:style style:family="table" style:name="ta17" style:master-page-name="PageStyle_5f_Tabel_20_16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H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TL Title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0.74pt solid #c0c0c0" fo:border-right="0.74pt solid #c0c0c0" style:diagonal-tl-br="none" fo:border-bottom="1.76pt solid #000000" style:diagonal-bl-tr="none" style:rotation-align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1">
      <style:table-cell-properties fo:padding="0.071cm" fo:border-left="0.74pt solid #c0c0c0" fo:border-top="0.74pt solid #c0c0c0" fo:border-right="0.74pt solid #c0c0c0" style:diagonal-tl-br="none" fo:border-bottom="1.76pt solid #000000" style:diagonal-bl-tr="none" style:rotation-align="none"/>
    </style:style>
    <style:style style:family="table-cell" style:parent-style-name="TL Data" style:name="ce3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40">
      <style:table-cell-properties fo:padding="0.071cm" fo:border-left="0.74pt solid #c0c0c0" fo:border-top="0.74pt solid #c0c0c0" fo:border-right="1.76pt solid #000000" style:diagonal-tl-br="none" fo:border-bottom="1.76pt solid #000000" style:diagonal-bl-tr="none" style:rotation-align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5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/>
    </style:style>
    <style:style style:family="table-cell" style:parent-style-name="TL Data" style:name="ce6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6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ColHeader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8">
      <style:table-cell-properties fo:padding="0.071cm" fo:border="none" style:diagonal-tl-br="none" style:diagonal-bl-tr="none" style:rotation-align="none"/>
    </style:style>
    <style:style style:family="table-cell" style:parent-style-name="TL ColHeader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7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7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Title" style:name="ce7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78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Excel_5f_BuiltIn_5f_Currency" style:name="ce7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8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8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Title" style:name="ce8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8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0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Title" style:name="ce1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Title" style:name="ce14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4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4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4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5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5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5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5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16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17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8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  <style:style style:parent-style-name="TL Data" style:family="table-cell" style:name="ce191" style:display-name="ce191">
      <style:table-cell-properties fo:padding="0.071cm" style:diagonal-bl-tr="none" style:rotation-align="none" fo:border="none" style:diagonal-tl-br="none"/>
    </style:style>
    <style:style style:parent-style-name="TL RowHeader" style:family="table-cell" style:name="ce192" style:display-name="ce19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RowHeader" style:family="table-cell" style:name="ce193" style:display-name="ce19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RowHeader" style:family="table-cell" style:name="ce194" style:display-name="ce194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RowHeader" style:family="table-cell" style:name="ce195" style:display-name="ce1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Default" style:family="table-cell" style:name="ce196" style:display-name="ce19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197" style:display-name="ce19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HRowHeader" style:family="table-cell" style:name="ce198" style:display-name="ce19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RowHeader" style:family="table-cell" style:name="ce199" style:display-name="ce1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HRowHeader" style:family="table-cell" style:name="ce200" style:display-name="ce20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1" office:value-type="string">
            <text:p>Tabel 1. Academisch gevormden naar studierichting en opleidingsplaats</text:p>
          </table:table-cell>
          <table:table-cell table:style-name="ce13" table:number-columns-repeated="26"/>
          <table:table-cell table:style-name="ce34"/>
          <table:table-cell table:number-columns-repeated="996"/>
        </table:table-row>
        <table:table-row table:style-name="ro1">
          <table:table-cell table:style-name="ce2"/>
          <table:table-cell table:style-name="ce14"/>
          <table:table-cell table:style-name="ce2" table:number-columns-repeated="26"/>
          <table:table-cell table:number-columns-repeated="996"/>
        </table:table-row>
        <table:table-row table:style-name="ro2">
          <table:table-cell ns41:value-type="string" table:number-rows-spanned="3" table:style-name="ce3" table:number-columns-spanned="1" office:value-type="string">
            <text:p>Studierichting</text:p>
          </table:table-cell>
          <table:table-cell table:style-name="ce15"/>
          <table:table-cell ns41:value-type="string" table:number-rows-spanned="2" table:style-name="ce19" table:number-columns-spanned="2" office:value-type="string">
            <text:p>Leid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Utrecht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Groning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Amsterdam G.U.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Amsterdam V.U.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Nijmeg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Delft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Wagening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Rotterdam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Tilburg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Kamp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Buitenland</text:p>
          </table:table-cell>
          <table:covered-table-cell table:style-name="ce26"/>
          <table:table-cell ns41:value-type="string" table:number-rows-spanned="2" table:style-name="ce33" table:number-columns-spanned="2" office:value-type="string">
            <text:p>Totaal</text:p>
          </table:table-cell>
          <table:covered-table-cell table:style-name="ce33"/>
          <table:table-cell table:number-columns-repeated="996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ce27" table:number-columns-repeated="24"/>
          <table:covered-table-cell table:style-name="ce35"/>
          <table:table-cell table:number-columns-repeated="996"/>
        </table:table-row>
        <table:table-row table:style-name="ro2">
          <table:covered-table-cell table:style-name="ce4"/>
          <table:table-cell table:style-name="ce16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6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7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table:style-name="ce29" table:number-columns-repeated="3"/>
          <table:table-cell table:style-name="ce37"/>
          <table:table-cell table:number-columns-repeated="996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ce18"/>
          <table:table-cell ns41:value-type="float" table:style-name="ce23" office:value="516" office:value-type="float">
            <text:p>516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1229" office:value-type="float">
            <text:p>1229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69" office:value-type="float">
            <text:p>36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661" office:value-type="float">
            <text:p>661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2" office:value="101" office:value-type="float">
            <text:p>101</text:p>
          </table:table-cell>
          <table:table-cell ns41:value-type="float" office:value="0" table:style-name="ce30" table:number-columns-repeated="9" office:value-type="float">
            <text:p>0</text:p>
          </table:table-cell>
          <table:table-cell ns41:value-type="float" table:style-name="ce30" office:value="454" office:value-type="float">
            <text:p>454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799" office:value-type="float">
            <text:p>3799</text:p>
          </table:table-cell>
          <table:table-cell ns41:value-type="float" table:style-name="ce38" office:value="123" office:value-type="float">
            <text:p>123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3013" office:value-type="float">
            <text:p>3013</text:p>
          </table:table-cell>
          <table:table-cell ns41:value-type="float" table:style-name="ce191" office:value="616" office:value-type="float">
            <text:p>616</text:p>
          </table:table-cell>
          <table:table-cell ns41:value-type="float" table:style-name="ce191" office:value="1766" office:value-type="float">
            <text:p>1766</text:p>
          </table:table-cell>
          <table:table-cell ns41:value-type="float" table:style-name="ce191" office:value="328" office:value-type="float">
            <text:p>328</text:p>
          </table:table-cell>
          <table:table-cell ns41:value-type="float" table:style-name="ce191" office:value="585" office:value-type="float">
            <text:p>585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1168" office:value-type="float">
            <text:p>1168</text:p>
          </table:table-cell>
          <table:table-cell ns41:value-type="float" table:style-name="ce191" office:value="245" office:value-type="float">
            <text:p>245</text:p>
          </table:table-cell>
          <table:table-cell ns41:value-type="float" table:style-name="ce191" office:value="562" office:value-type="float">
            <text:p>562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479" office:value-type="float">
            <text:p>479</text:p>
          </table:table-cell>
          <table:table-cell ns41:value-type="float" table:style-name="ce191" office:value="60" office:value-type="float">
            <text:p>60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01" office:value-type="float">
            <text:p>201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7775" office:value-type="float">
            <text:p>7775</text:p>
          </table:table-cell>
          <table:table-cell ns41:value-type="float" table:style-name="ce39" office:value="1421" office:value-type="float">
            <text:p>1421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1869" office:value-type="float">
            <text:p>1869</text:p>
          </table:table-cell>
          <table:table-cell ns41:value-type="float" table:style-name="ce191" office:value="302" office:value-type="float">
            <text:p>302</text:p>
          </table:table-cell>
          <table:table-cell ns41:value-type="float" table:style-name="ce191" office:value="2180" office:value-type="float">
            <text:p>2180</text:p>
          </table:table-cell>
          <table:table-cell ns41:value-type="float" table:style-name="ce191" office:value="243" office:value-type="float">
            <text:p>243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2207" office:value-type="float">
            <text:p>2207</text:p>
          </table:table-cell>
          <table:table-cell ns41:value-type="float" table:style-name="ce191" office:value="322" office:value-type="float">
            <text:p>322</text:p>
          </table:table-cell>
          <table:table-cell ns41:value-type="float" table:style-name="ce191" office:value="179" office:value-type="float">
            <text:p>179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7764" office:value-type="float">
            <text:p>7764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80" office:value-type="float">
            <text:p>1380</text:p>
          </table:table-cell>
          <table:table-cell ns41:value-type="float" table:style-name="ce191" office:value="273" office:value-type="float">
            <text:p>273</text:p>
          </table:table-cell>
          <table:table-cell ns41:value-type="float" office:value="0" table:style-name="ce191" table:number-columns-repeated="18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409" office:value-type="float">
            <text:p>1409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790" office:value-type="float">
            <text:p>790</text:p>
          </table:table-cell>
          <table:table-cell ns41:value-type="float" table:style-name="ce191" office:value="302" office:value-type="float">
            <text:p>302</text:p>
          </table:table-cell>
          <table:table-cell ns41:value-type="float" table:style-name="ce191" office:value="1130" office:value-type="float">
            <text:p>1130</text:p>
          </table:table-cell>
          <table:table-cell ns41:value-type="float" table:style-name="ce191" office:value="371" office:value-type="float">
            <text:p>371</text:p>
          </table:table-cell>
          <table:table-cell ns41:value-type="float" table:style-name="ce191" office:value="447" office:value-type="float">
            <text:p>447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928" office:value-type="float">
            <text:p>928</text:p>
          </table:table-cell>
          <table:table-cell ns41:value-type="float" table:style-name="ce191" office:value="290" office:value-type="float">
            <text:p>290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68" office:value-type="float">
            <text:p>168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3612" office:value-type="float">
            <text:p>3612</text:p>
          </table:table-cell>
          <table:table-cell ns41:value-type="float" table:style-name="ce39" office:value="1150" office:value-type="float">
            <text:p>1150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136" office:value-type="float">
            <text:p>136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38" office:value-type="float">
            <text:p>138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37" office:value-type="float">
            <text:p>137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19" office:value-type="float">
            <text:p>519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87" office:value-type="float">
            <text:p>187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73" office:value-type="float">
            <text:p>7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61" office:value-type="float">
            <text:p>16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297" office:value-type="float">
            <text:p>297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05" office:value-type="float">
            <text:p>305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079" office:value-type="float">
            <text:p>1079</text:p>
          </table:table-cell>
          <table:table-cell ns41:value-type="float" table:style-name="ce39" office:value="169" office:value-type="float">
            <text:p>169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106" office:value-type="float">
            <text:p>106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194" office:value-type="float">
            <text:p>194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256" office:value-type="float">
            <text:p>256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158" office:value-type="float">
            <text:p>158</text:p>
          </table:table-cell>
          <table:table-cell ns41:value-type="float" table:style-name="ce191" office:value="136" office:value-type="float">
            <text:p>136</text:p>
          </table:table-cell>
          <table:table-cell ns41:value-type="float" table:style-name="ce191" office:value="272" office:value-type="float">
            <text:p>272</text:p>
          </table:table-cell>
          <table:table-cell ns41:value-type="float" table:style-name="ce191" office:value="179" office:value-type="float">
            <text:p>179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190" office:value-type="float">
            <text:p>190</text:p>
          </table:table-cell>
          <table:table-cell ns41:value-type="float" table:style-name="ce191" office:value="161" office:value-type="float">
            <text:p>16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35" office:value-type="float">
            <text:p>735</text:p>
          </table:table-cell>
          <table:table-cell ns41:value-type="float" table:style-name="ce39" office:value="562" office:value-type="float">
            <text:p>562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406" office:value-type="float">
            <text:p>406</text:p>
          </table:table-cell>
          <table:table-cell ns41:value-type="float" table:style-name="ce191" office:value="248" office:value-type="float">
            <text:p>248</text:p>
          </table:table-cell>
          <table:table-cell ns41:value-type="float" table:style-name="ce191" office:value="399" office:value-type="float">
            <text:p>399</text:p>
          </table:table-cell>
          <table:table-cell ns41:value-type="float" table:style-name="ce191" office:value="243" office:value-type="float">
            <text:p>243</text:p>
          </table:table-cell>
          <table:table-cell ns41:value-type="float" table:style-name="ce191" office:value="245" office:value-type="float">
            <text:p>245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642" office:value-type="float">
            <text:p>642</text:p>
          </table:table-cell>
          <table:table-cell ns41:value-type="float" table:style-name="ce191" office:value="503" office:value-type="float">
            <text:p>503</text:p>
          </table:table-cell>
          <table:table-cell ns41:value-type="float" table:style-name="ce191" office:value="133" office:value-type="float">
            <text:p>133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342" office:value-type="float">
            <text:p>342</text:p>
          </table:table-cell>
          <table:table-cell ns41:value-type="float" table:style-name="ce191" office:value="79" office:value-type="float">
            <text:p>79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308" office:value-type="float">
            <text:p>308</text:p>
          </table:table-cell>
          <table:table-cell ns41:value-type="float" table:style-name="ce191" office:value="141" office:value-type="float">
            <text:p>141</text:p>
          </table:table-cell>
          <table:table-cell ns41:value-type="float" table:style-name="ce191" office:value="2475" office:value-type="float">
            <text:p>2475</text:p>
          </table:table-cell>
          <table:table-cell ns41:value-type="float" table:style-name="ce39" office:value="1375" office:value-type="float">
            <text:p>1375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176" office:value-type="float">
            <text:p>176</text:p>
          </table:table-cell>
          <table:table-cell ns41:value-type="float" table:style-name="ce191" office:value="131" office:value-type="float">
            <text:p>131</text:p>
          </table:table-cell>
          <table:table-cell ns41:value-type="float" table:style-name="ce191" office:value="119" office:value-type="float">
            <text:p>119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152" office:value-type="float">
            <text:p>152</text:p>
          </table:table-cell>
          <table:table-cell ns41:value-type="float" table:style-name="ce191" office:value="119" office:value-type="float">
            <text:p>119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357" office:value-type="float">
            <text:p>357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53" office:value-type="float">
            <text:p>153</text:p>
          </table:table-cell>
          <table:table-cell ns41:value-type="float" table:style-name="ce191" office:value="47" office:value-type="float">
            <text:p>47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office:value="87" table:style-name="ce191" table:number-columns-repeated="2" office:value-type="float">
            <text:p>87</text:p>
          </table:table-cell>
          <table:table-cell ns41:value-type="float" table:style-name="ce191" office:value="1061" office:value-type="float">
            <text:p>1061</text:p>
          </table:table-cell>
          <table:table-cell ns41:value-type="float" table:style-name="ce39" office:value="857" office:value-type="float">
            <text:p>857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131" office:value-type="float">
            <text:p>131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49" office:value-type="float">
            <text:p>149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3" office:value-type="float">
            <text:p>113</text:p>
          </table:table-cell>
          <table:table-cell ns41:value-type="float" table:style-name="ce191" office:value="21" office:value-type="float">
            <text:p>21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75" office:value-type="float">
            <text:p>675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77" office:value-type="float">
            <text:p>77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194" office:value-type="float">
            <text:p>19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8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28" office:value-type="float">
            <text:p>1928</text:p>
          </table:table-cell>
          <table:table-cell ns41:value-type="float" table:style-name="ce191" office:value="111" office:value-type="float">
            <text:p>111</text:p>
          </table:table-cell>
          <table:table-cell ns41:value-type="float" table:style-name="ce191" office:value="305" office:value-type="float">
            <text:p>305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19" office:value-type="float">
            <text:p>219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2903" office:value-type="float">
            <text:p>2903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19" office:value-type="float">
            <text:p>819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18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820" office:value-type="float">
            <text:p>82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6"/>
        </table:table-row>
        <table:table-row table:style-name="ro2">
          <table:table-cell ns41:value-type="string" table:style-name="ce8" office:value-type="string">
            <text:p>Technische wetenschap, w.o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5712" office:value-type="float">
            <text:p>5712</text:p>
          </table:table-cell>
          <table:table-cell ns41:value-type="float" table:style-name="ce191" office:value="158" office:value-type="float">
            <text:p>158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168" office:value-type="float">
            <text:p>1168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6880" office:value-type="float">
            <text:p>688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1727" office:value-type="float">
            <text:p>1727</text:p>
          </table:table-cell>
          <table:table-cell ns41:value-type="float" table:style-name="ce191" office:value="19" office:value-type="float">
            <text:p>19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875" office:value-type="float">
            <text:p>187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Werktuigkundig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1700" office:value-type="float">
            <text:p>1700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419" office:value-type="float">
            <text:p>41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881" office:value-type="float">
            <text:p>881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300" office:value-type="float">
            <text:p>30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6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1031" office:value-type="float">
            <text:p>1031</text:p>
          </table:table-cell>
          <table:table-cell ns41:value-type="float" table:style-name="ce191" office:value="123" office:value-type="float">
            <text:p>123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64" office:value-type="float">
            <text:p>16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996"/>
        </table:table-row>
        <table:table-row table:style-name="ro2">
          <table:table-cell ns41:value-type="string" table:style-name="ce10" office:value-type="string">
            <text:p>Landbouwwetensch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967" office:value-type="float">
            <text:p>967</text:p>
          </table:table-cell>
          <table:table-cell ns41:value-type="float" table:style-name="ce191" office:value="27" office:value-type="float">
            <text:p>27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6"/>
        </table:table-row>
        <table:table-row table:style-name="ro1"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25" office:value="6790" office:value-type="float">
            <text:p>6790</text:p>
          </table:table-cell>
          <table:table-cell ns41:value-type="float" table:style-name="ce31" office:value="1518" office:value-type="float">
            <text:p>1518</text:p>
          </table:table-cell>
          <table:table-cell ns41:value-type="float" table:style-name="ce31" office:value="9096" office:value-type="float">
            <text:p>9096</text:p>
          </table:table-cell>
          <table:table-cell ns41:value-type="float" table:style-name="ce31" office:value="1546" office:value-type="float">
            <text:p>1546</text:p>
          </table:table-cell>
          <table:table-cell ns41:value-type="float" table:style-name="ce31" office:value="2828" office:value-type="float">
            <text:p>2828</text:p>
          </table:table-cell>
          <table:table-cell ns41:value-type="float" table:style-name="ce31" office:value="513" office:value-type="float">
            <text:p>513</text:p>
          </table:table-cell>
          <table:table-cell ns41:value-type="float" table:style-name="ce31" office:value="5626" office:value-type="float">
            <text:p>5626</text:p>
          </table:table-cell>
          <table:table-cell ns41:value-type="float" table:style-name="ce31" office:value="1444" office:value-type="float">
            <text:p>1444</text:p>
          </table:table-cell>
          <table:table-cell ns41:value-type="float" table:style-name="ce31" office:value="1717" office:value-type="float">
            <text:p>1717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923" office:value-type="float">
            <text:p>923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5724" office:value-type="float">
            <text:p>5724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996" office:value-type="float">
            <text:p>996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929" office:value-type="float">
            <text:p>1929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305" office:value-type="float">
            <text:p>30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0" office:value-type="float">
            <text:p>0</text:p>
          </table:table-cell>
          <table:table-cell ns41:value-type="float" table:style-name="ce31" office:value="2570" office:value-type="float">
            <text:p>2570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1" office:value="38958" office:value-type="float">
            <text:p>38958</text:p>
          </table:table-cell>
          <table:table-cell ns41:value-type="float" table:style-name="ce40" office:value="5863" office:value-type="float">
            <text:p>5863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Tabel 2">
        <table:table-column table:style-name="co1" table:default-cell-style-name="ce12"/>
        <table:table-column table:style-name="co4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1" office:value-type="string">
            <text:p>Tabel 2. Academisch gevormden met en zonder beroep naar studierichting en graduering</text:p>
          </table:table-cell>
          <table:table-cell table:style-name="ce13" table:number-columns-repeated="30"/>
          <table:table-cell table:style-name="ce34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ns41:value-type="string" table:number-rows-spanned="4" table:style-name="ce3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ce42" table:number-columns-spanned="10" office:value-type="string">
            <text:p>Met beroep</text:p>
          </table:table-cell>
          <table:covered-table-cell table:style-name="ce44" table:number-columns-repeated="9"/>
          <table:table-cell ns41:value-type="string" table:number-rows-spanned="1" table:style-name="ce44" table:number-columns-spanned="10" office:value-type="string">
            <text:p>Zonder beroep</text:p>
          </table:table-cell>
          <table:covered-table-cell table:style-name="ce44" table:number-columns-repeated="9"/>
          <table:table-cell ns41:value-type="string" table:number-rows-spanned="1" table:style-name="ce46" table:number-columns-spanned="10" office:value-type="string">
            <text:p>Totaal</text:p>
          </table:table-cell>
          <table:covered-table-cell table:style-name="ce44" table:number-columns-repeated="8"/>
          <table:covered-table-cell table:style-name="ce46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ns41:value-type="string" table:number-rows-spanned="2" table:style-name="ce43" table:number-columns-spanned="2" office:value-type="string">
            <text:p>Candid.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Afsluitend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Gepromoveerd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Buitenl.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Totaal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Candid.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Afsluitend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Gepromoveerd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Buitenl.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Totaal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Candid.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Afsluitend ex.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Gepromoveerd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Buitenl. ex.</text:p>
          </table:table-cell>
          <table:covered-table-cell table:style-name="ce45"/>
          <table:table-cell ns41:value-type="string" table:number-rows-spanned="2" table:style-name="ce47" table:number-columns-spanned="2" office:value-type="string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covered-table-cell table:style-name="ce43"/>
          <table:covered-table-cell table:style-name="ce45" table:number-columns-repeated="28"/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2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7" office:value="31" office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2551" office:value-type="float">
            <text:p>2551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17" office:value-type="float">
            <text:p>41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334" office:value-type="float">
            <text:p>3334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65" office:value-type="float">
            <text:p>465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921" office:value-type="float">
            <text:p>2921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472" office:value-type="float">
            <text:p>47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799" office:value-type="float">
            <text:p>3799</text:p>
          </table:table-cell>
          <table:table-cell ns41:value-type="float" table:style-name="ce38" office:value="123" office:value-type="float">
            <text:p>123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555" office:value-type="float">
            <text:p>555</text:p>
          </table:table-cell>
          <table:table-cell ns41:value-type="float" table:style-name="ce191" office:value="117" office:value-type="float">
            <text:p>117</text:p>
          </table:table-cell>
          <table:table-cell ns41:value-type="float" table:style-name="ce191" office:value="4445" office:value-type="float">
            <text:p>4445</text:p>
          </table:table-cell>
          <table:table-cell ns41:value-type="float" table:style-name="ce191" office:value="508" office:value-type="float">
            <text:p>508</text:p>
          </table:table-cell>
          <table:table-cell ns41:value-type="float" table:style-name="ce191" office:value="2195" office:value-type="float">
            <text:p>2195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7262" office:value-type="float">
            <text:p>7262</text:p>
          </table:table-cell>
          <table:table-cell ns41:value-type="float" table:style-name="ce191" office:value="742" office:value-type="float">
            <text:p>742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242" office:value-type="float">
            <text:p>242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365" office:value-type="float">
            <text:p>365</text:p>
          </table:table-cell>
          <table:table-cell ns41:value-type="float" table:style-name="ce191" office:value="393" office:value-type="float">
            <text:p>393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679" office:value-type="float">
            <text:p>679</text:p>
          </table:table-cell>
          <table:table-cell ns41:value-type="float" table:style-name="ce191" office:value="602" office:value-type="float">
            <text:p>602</text:p>
          </table:table-cell>
          <table:table-cell ns41:value-type="float" table:style-name="ce191" office:value="359" office:value-type="float">
            <text:p>359</text:p>
          </table:table-cell>
          <table:table-cell ns41:value-type="float" table:style-name="ce191" office:value="4515" office:value-type="float">
            <text:p>4515</text:p>
          </table:table-cell>
          <table:table-cell ns41:value-type="float" table:style-name="ce191" office:value="873" office:value-type="float">
            <text:p>873</text:p>
          </table:table-cell>
          <table:table-cell ns41:value-type="float" table:style-name="ce191" office:value="2588" office:value-type="float">
            <text:p>2588</text:p>
          </table:table-cell>
          <table:table-cell ns41:value-type="float" table:style-name="ce191" office:value="176" office:value-type="float">
            <text:p>176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7775" office:value-type="float">
            <text:p>7775</text:p>
          </table:table-cell>
          <table:table-cell ns41:value-type="float" table:style-name="ce39" office:value="1421" office:value-type="float">
            <text:p>142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569" office:value-type="float">
            <text:p>5569</text:p>
          </table:table-cell>
          <table:table-cell ns41:value-type="float" table:style-name="ce191" office:value="612" office:value-type="float">
            <text:p>612</text:p>
          </table:table-cell>
          <table:table-cell ns41:value-type="float" table:style-name="ce191" office:value="1658" office:value-type="float">
            <text:p>1658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7359" office:value-type="float">
            <text:p>7359</text:p>
          </table:table-cell>
          <table:table-cell ns41:value-type="float" table:style-name="ce191" office:value="745" office:value-type="float">
            <text:p>74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88" office:value-type="float">
            <text:p>88</text:p>
          </table:table-cell>
          <table:table-cell ns41:value-type="float" table:style-name="ce191" office:value="252" office:value-type="float">
            <text:p>252</text:p>
          </table:table-cell>
          <table:table-cell ns41:value-type="float" table:style-name="ce191" office:value="180" office:value-type="float">
            <text:p>180</text:p>
          </table:table-cell>
          <table:table-cell ns41:value-type="float" table:style-name="ce191" office:value="141" office:value-type="float">
            <text:p>141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05" office:value-type="float">
            <text:p>405</text:p>
          </table:table-cell>
          <table:table-cell ns41:value-type="float" table:style-name="ce191" office:value="311" office:value-type="float">
            <text:p>311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5821" office:value-type="float">
            <text:p>5821</text:p>
          </table:table-cell>
          <table:table-cell ns41:value-type="float" table:style-name="ce191" office:value="792" office:value-type="float">
            <text:p>792</text:p>
          </table:table-cell>
          <table:table-cell ns41:value-type="float" table:style-name="ce191" office:value="1799" office:value-type="float">
            <text:p>1799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7764" office:value-type="float">
            <text:p>7764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263" office:value-type="float">
            <text:p>1263</text:p>
          </table:table-cell>
          <table:table-cell ns41:value-type="float" table:style-name="ce191" office:value="197" office:value-type="float">
            <text:p>197</text:p>
          </table:table-cell>
          <table:table-cell ns41:value-type="float" table:style-name="ce191" office:value="112" office:value-type="float">
            <text:p>11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84" office:value-type="float">
            <text:p>1384</text:p>
          </table:table-cell>
          <table:table-cell ns41:value-type="float" table:style-name="ce191" office:value="207" office:value-type="float">
            <text:p>20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281" office:value-type="float">
            <text:p>1281</text:p>
          </table:table-cell>
          <table:table-cell ns41:value-type="float" table:style-name="ce191" office:value="251" office:value-type="float">
            <text:p>251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09" office:value-type="float">
            <text:p>1409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1534" office:value-type="float">
            <text:p>1534</text:p>
          </table:table-cell>
          <table:table-cell ns41:value-type="float" table:style-name="ce191" office:value="456" office:value-type="float">
            <text:p>456</text:p>
          </table:table-cell>
          <table:table-cell ns41:value-type="float" table:style-name="ce191" office:value="1478" office:value-type="float">
            <text:p>1478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383" office:value-type="float">
            <text:p>3383</text:p>
          </table:table-cell>
          <table:table-cell ns41:value-type="float" table:style-name="ce191" office:value="637" office:value-type="float">
            <text:p>637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71" office:value-type="float">
            <text:p>171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267" office:value-type="float">
            <text:p>267</text:p>
          </table:table-cell>
          <table:table-cell ns41:value-type="float" table:style-name="ce191" office:value="136" office:value-type="float">
            <text:p>136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29" office:value-type="float">
            <text:p>229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337" office:value-type="float">
            <text:p>337</text:p>
          </table:table-cell>
          <table:table-cell ns41:value-type="float" table:style-name="ce191" office:value="236" office:value-type="float">
            <text:p>236</text:p>
          </table:table-cell>
          <table:table-cell ns41:value-type="float" table:style-name="ce191" office:value="1612" office:value-type="float">
            <text:p>1612</text:p>
          </table:table-cell>
          <table:table-cell ns41:value-type="float" table:style-name="ce191" office:value="723" office:value-type="float">
            <text:p>723</text:p>
          </table:table-cell>
          <table:table-cell ns41:value-type="float" table:style-name="ce191" office:value="1614" office:value-type="float">
            <text:p>1614</text:p>
          </table:table-cell>
          <table:table-cell ns41:value-type="float" table:style-name="ce191" office:value="172" office:value-type="float">
            <text:p>172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612" office:value-type="float">
            <text:p>3612</text:p>
          </table:table-cell>
          <table:table-cell ns41:value-type="float" table:style-name="ce39" office:value="1150" office:value-type="float">
            <text:p>1150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39" office:value-type="float">
            <text:p>239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67" office:value-type="float">
            <text:p>16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83" office:value-type="float">
            <text:p>483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4" table:style-name="ce191" table:number-columns-repeated="2" office:value-type="float">
            <text:p>14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53" office:value-type="float">
            <text:p>253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185" office:value-type="float">
            <text:p>18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19" office:value-type="float">
            <text:p>519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70" office:value-type="float">
            <text:p>7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23" office:value-type="float">
            <text:p>223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69" office:value-type="float">
            <text:p>269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65" office:value-type="float">
            <text:p>56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230" office:value-type="float">
            <text:p>230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288" office:value-type="float">
            <text:p>288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88" office:value-type="float">
            <text:p>88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332" office:value-type="float">
            <text:p>332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583" office:value-type="float">
            <text:p>583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25" office:value-type="float">
            <text:p>1025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336" office:value-type="float">
            <text:p>336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631" office:value-type="float">
            <text:p>631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079" office:value-type="float">
            <text:p>1079</text:p>
          </table:table-cell>
          <table:table-cell ns41:value-type="float" table:style-name="ce39" office:value="169" office:value-type="float">
            <text:p>169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34" office:value-type="float">
            <text:p>3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267" office:value-type="float">
            <text:p>267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191" office:value="122" office:value-type="float">
            <text:p>1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139" office:value-type="float">
            <text:p>139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295" office:value-type="float">
            <text:p>295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256" office:value-type="float">
            <text:p>256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550" office:value-type="float">
            <text:p>550</text:p>
          </table:table-cell>
          <table:table-cell ns41:value-type="float" table:style-name="ce191" office:value="320" office:value-type="float">
            <text:p>320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72" office:value-type="float">
            <text:p>672</text:p>
          </table:table-cell>
          <table:table-cell ns41:value-type="float" table:style-name="ce191" office:value="351" office:value-type="float">
            <text:p>3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597" office:value-type="float">
            <text:p>597</text:p>
          </table:table-cell>
          <table:table-cell ns41:value-type="float" table:style-name="ce191" office:value="464" office:value-type="float">
            <text:p>464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735" office:value-type="float">
            <text:p>735</text:p>
          </table:table-cell>
          <table:table-cell ns41:value-type="float" table:style-name="ce39" office:value="562" office:value-type="float">
            <text:p>562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191" office:value="113" office:value-type="float">
            <text:p>113</text:p>
          </table:table-cell>
          <table:table-cell ns41:value-type="float" table:style-name="ce191" office:value="944" office:value-type="float">
            <text:p>944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987" office:value-type="float">
            <text:p>987</text:p>
          </table:table-cell>
          <table:table-cell ns41:value-type="float" table:style-name="ce191" office:value="174" office:value-type="float">
            <text:p>174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262" office:value-type="float">
            <text:p>2262</text:p>
          </table:table-cell>
          <table:table-cell ns41:value-type="float" table:style-name="ce191" office:value="818" office:value-type="float">
            <text:p>818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00" office:value-type="float">
            <text:p>200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221" office:value-type="float">
            <text:p>221</text:p>
          </table:table-cell>
          <table:table-cell ns41:value-type="float" table:style-name="ce191" office:value="141" office:value-type="float">
            <text:p>141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213" office:value-type="float">
            <text:p>213</text:p>
          </table:table-cell>
          <table:table-cell ns41:value-type="float" table:style-name="ce191" office:value="557" office:value-type="float">
            <text:p>557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191" office:value="313" office:value-type="float">
            <text:p>313</text:p>
          </table:table-cell>
          <table:table-cell ns41:value-type="float" table:style-name="ce191" office:value="995" office:value-type="float">
            <text:p>995</text:p>
          </table:table-cell>
          <table:table-cell ns41:value-type="float" table:style-name="ce191" office:value="734" office:value-type="float">
            <text:p>734</text:p>
          </table:table-cell>
          <table:table-cell ns41:value-type="float" table:style-name="ce191" office:value="1128" office:value-type="float">
            <text:p>1128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2475" office:value-type="float">
            <text:p>2475</text:p>
          </table:table-cell>
          <table:table-cell ns41:value-type="float" table:style-name="ce39" office:value="1375" office:value-type="float">
            <text:p>1375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422" office:value-type="float">
            <text:p>422</text:p>
          </table:table-cell>
          <table:table-cell ns41:value-type="float" table:style-name="ce191" office:value="320" office:value-type="float">
            <text:p>320</text:p>
          </table:table-cell>
          <table:table-cell ns41:value-type="float" table:style-name="ce191" office:value="401" office:value-type="float">
            <text:p>401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969" office:value-type="float">
            <text:p>969</text:p>
          </table:table-cell>
          <table:table-cell ns41:value-type="float" table:style-name="ce191" office:value="505" office:value-type="float">
            <text:p>50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352" office:value-type="float">
            <text:p>352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201" office:value-type="float">
            <text:p>201</text:p>
          </table:table-cell>
          <table:table-cell ns41:value-type="float" table:style-name="ce191" office:value="451" office:value-type="float">
            <text:p>451</text:p>
          </table:table-cell>
          <table:table-cell ns41:value-type="float" table:style-name="ce191" office:value="455" office:value-type="float">
            <text:p>455</text:p>
          </table:table-cell>
          <table:table-cell ns41:value-type="float" table:style-name="ce191" office:value="453" office:value-type="float">
            <text:p>453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061" office:value-type="float">
            <text:p>1061</text:p>
          </table:table-cell>
          <table:table-cell ns41:value-type="float" table:style-name="ce39" office:value="857" office:value-type="float">
            <text:p>857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07" office:value-type="float">
            <text:p>307</text:p>
          </table:table-cell>
          <table:table-cell ns41:value-type="float" table:style-name="ce191" office:value="115" office:value-type="float">
            <text:p>115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12" office:value-type="float">
            <text:p>612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319" office:value-type="float">
            <text:p>319</text:p>
          </table:table-cell>
          <table:table-cell ns41:value-type="float" table:style-name="ce191" office:value="163" office:value-type="float">
            <text:p>163</text:p>
          </table:table-cell>
          <table:table-cell ns41:value-type="float" table:style-name="ce191" office:value="293" office:value-type="float">
            <text:p>293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75" office:value-type="float">
            <text:p>675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173" office:value-type="float">
            <text:p>173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28" table:style-name="ce191" table:number-columns-repeated="2" office:value-type="float">
            <text:p>28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52" office:value-type="float">
            <text:p>152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201" office:value-type="float">
            <text:p>201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0" office:value-type="float">
            <text:p>17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9" office:value-type="float">
            <text:p>17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33" office:value-type="float">
            <text:p>3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52" office:value-type="float">
            <text:p>152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52" office:value-type="float">
            <text:p>152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1209" office:value-type="float">
            <text:p>1209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1248" office:value-type="float">
            <text:p>1248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313" office:value-type="float">
            <text:p>31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870" office:value-type="float">
            <text:p>2870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8" office:value-type="float">
            <text:p>58</text:p>
          </table:table-cell>
          <table:table-cell ns41:value-type="float" office:value="7" table:style-name="ce191" table:number-columns-repeated="2" office:value-type="float">
            <text:p>7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1220" office:value-type="float">
            <text:p>1220</text:p>
          </table:table-cell>
          <table:table-cell ns41:value-type="float" table:style-name="ce191" office:value="112" office:value-type="float">
            <text:p>112</text:p>
          </table:table-cell>
          <table:table-cell ns41:value-type="float" table:style-name="ce191" office:value="1255" office:value-type="float">
            <text:p>1255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327" office:value-type="float">
            <text:p>327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2903" office:value-type="float">
            <text:p>2903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99" office:value-type="float">
            <text:p>59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63" office:value-type="float">
            <text:p>16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70" office:value-type="float">
            <text:p>77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1" office:value-type="float">
            <text:p>2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28" office:value-type="float">
            <text:p>62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20" office:value-type="float">
            <text:p>82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Technische wetenschap, w.o.</text:p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616" office:value-type="float">
            <text:p>4616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1135" office:value-type="float">
            <text:p>113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95" office:value-type="float">
            <text:p>59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6471" office:value-type="float">
            <text:p>6471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1" office:value-type="float">
            <text:p>251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09" office:value-type="float">
            <text:p>409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867" office:value-type="float">
            <text:p>4867</text:p>
          </table:table-cell>
          <table:table-cell ns41:value-type="float" table:style-name="ce191" office:value="141" office:value-type="float">
            <text:p>141</text:p>
          </table:table-cell>
          <table:table-cell ns41:value-type="float" table:style-name="ce191" office:value="1249" office:value-type="float">
            <text:p>1249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638" office:value-type="float">
            <text:p>638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6880" office:value-type="float">
            <text:p>688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53" office:value-type="float">
            <text:p>5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81" office:value-type="float">
            <text:p>138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14" office:value-type="float">
            <text:p>2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725" office:value-type="float">
            <text:p>1725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50" office:value-type="float">
            <text:p>15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88" office:value-type="float">
            <text:p>1488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53" office:value-type="float">
            <text:p>25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875" office:value-type="float">
            <text:p>187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Werktuigk.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04" office:value-type="float">
            <text:p>140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68" office:value-type="float">
            <text:p>36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9" office:value-type="float">
            <text:p>20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01" office:value-type="float">
            <text:p>200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79" office:value-type="float">
            <text:p>147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1" office:value-type="float">
            <text:p>40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9" office:value-type="float">
            <text:p>21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40" office:value-type="float">
            <text:p>74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19" office:value-type="float">
            <text:p>21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36" office:value-type="float">
            <text:p>1136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52" office:value-type="float">
            <text:p>75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33" office:value-type="float">
            <text:p>23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3" office:value-type="float">
            <text:p>17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09" office:value-type="float">
            <text:p>809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220" office:value-type="float">
            <text:p>22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40" office:value-type="float">
            <text:p>1140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847" office:value-type="float">
            <text:p>847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234" office:value-type="float">
            <text:p>234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96" office:value-type="float">
            <text:p>9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992"/>
        </table:table-row>
        <table:table-row table:style-name="ro2">
          <table:table-cell ns41:value-type="string" table:style-name="ce10" office:value-type="string">
            <text:p>Landbouwwetenschappen</text:p>
          </table:table-cell>
          <table:table-cell table:style-name="Default"/>
          <table:table-cell ns41:value-type="float" table:style-name="ce24" office:value="48" office:value-type="float">
            <text:p>4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70" office:value-type="float">
            <text:p>77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33" office:value-type="float">
            <text:p>13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68" office:value-type="float">
            <text:p>968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89" office:value-type="float">
            <text:p>789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51" office:value-type="float">
            <text:p>15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2"/>
        </table:table-row>
        <table:table-row table:style-name="ro1"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25" office:value="5181" office:value-type="float">
            <text:p>5181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1" office:value="21595" office:value-type="float">
            <text:p>21595</text:p>
          </table:table-cell>
          <table:table-cell ns41:value-type="float" table:style-name="ce31" office:value="2447" office:value-type="float">
            <text:p>2447</text:p>
          </table:table-cell>
          <table:table-cell ns41:value-type="float" table:style-name="ce31" office:value="8703" office:value-type="float">
            <text:p>8703</text:p>
          </table:table-cell>
          <table:table-cell ns41:value-type="float" table:style-name="ce31" office:value="531" office:value-type="float">
            <text:p>531</text:p>
          </table:table-cell>
          <table:table-cell ns41:value-type="float" table:style-name="ce31" office:value="1075" office:value-type="float">
            <text:p>1075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36554" office:value-type="float">
            <text:p>36554</text:p>
          </table:table-cell>
          <table:table-cell ns41:value-type="float" table:style-name="ce31" office:value="3471" office:value-type="float">
            <text:p>3471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1" office:value="830" office:value-type="float">
            <text:p>830</text:p>
          </table:table-cell>
          <table:table-cell ns41:value-type="float" table:style-name="ce31" office:value="817" office:value-type="float">
            <text:p>817</text:p>
          </table:table-cell>
          <table:table-cell ns41:value-type="float" table:style-name="ce31" office:value="1190" office:value-type="float">
            <text:p>1190</text:p>
          </table:table-cell>
          <table:table-cell ns41:value-type="float" table:style-name="ce31" office:value="1046" office:value-type="float">
            <text:p>1046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2404" office:value-type="float">
            <text:p>2404</text:p>
          </table:table-cell>
          <table:table-cell ns41:value-type="float" table:style-name="ce31" office:value="2392" office:value-type="float">
            <text:p>2392</text:p>
          </table:table-cell>
          <table:table-cell ns41:value-type="float" table:style-name="ce31" office:value="5652" office:value-type="float">
            <text:p>5652</text:p>
          </table:table-cell>
          <table:table-cell ns41:value-type="float" table:style-name="ce31" office:value="1266" office:value-type="float">
            <text:p>1266</text:p>
          </table:table-cell>
          <table:table-cell ns41:value-type="float" table:style-name="ce31" office:value="22412" office:value-type="float">
            <text:p>22412</text:p>
          </table:table-cell>
          <table:table-cell ns41:value-type="float" table:style-name="ce31" office:value="3637" office:value-type="float">
            <text:p>3637</text:p>
          </table:table-cell>
          <table:table-cell ns41:value-type="float" table:style-name="ce31" office:value="9749" office:value-type="float">
            <text:p>9749</text:p>
          </table:table-cell>
          <table:table-cell ns41:value-type="float" table:style-name="ce31" office:value="793" office:value-type="float">
            <text:p>793</text:p>
          </table:table-cell>
          <table:table-cell ns41:value-type="float" table:style-name="ce31" office:value="1145" office:value-type="float">
            <text:p>1145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38958" office:value-type="float">
            <text:p>38958</text:p>
          </table:table-cell>
          <table:table-cell ns41:value-type="float" table:style-name="ce40" office:value="5863" office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Tabel 3">
        <table:table-column table:style-name="co5" table:default-cell-style-name="ce12"/>
        <table:table-column table:style-name="co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3. Academisch gevormden naar studierichting en woonprovincie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2" table:style-name="ce49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ce42" table:number-columns-spanned="2" office:value-type="string">
            <text:p>Groningen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Fries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Drenthe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Overijssel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Gelder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Utrecht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Noord-hol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Zuid-hol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Zee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Noord Brabant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Limburg</text:p>
          </table:table-cell>
          <table:covered-table-cell table:style-name="ce44"/>
          <table:table-cell ns41:value-type="string" table:number-rows-spanned="1" table:style-name="ce46" table:number-columns-spanned="2" office:value-type="string">
            <office:annotation draw:style-name="gr1" svg:height="0.98cm" draw:caption-point-y="0.222cm" svg:width="3.551cm" svg:x="46.609cm" draw:caption-point-x="2.346cm" svg:y="0.74cm" draw:text-style-name="P1">
              <dc:creator>CDM</dc:creator>
              <dc:date>2014-12-13T00:00:00</dc:date>
              <text:p text:style-name="P1"><text:span text:style-name="T1">Noot 1) Incl. de Noordoostelijke polder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313" office:value-type="float">
            <text:p>3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53" office:value-type="float">
            <text:p>35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14" office:value-type="float">
            <text:p>51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94" office:value-type="float">
            <text:p>59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798" office:value-type="float">
            <text:p>798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6" office:value-type="float">
            <text:p>19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99" office:value-type="float">
            <text:p>3799</text:p>
          </table:table-cell>
          <table:table-cell ns41:value-type="float" table:style-name="ce38" office:value="123" office:value-type="float">
            <text:p>123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224" office:value-type="float">
            <text:p>224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23" office:value-type="float">
            <text:p>223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627" office:value-type="float">
            <text:p>627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677" office:value-type="float">
            <text:p>677</text:p>
          </table:table-cell>
          <table:table-cell ns41:value-type="float" table:style-name="ce191" office:value="159" office:value-type="float">
            <text:p>159</text:p>
          </table:table-cell>
          <table:table-cell ns41:value-type="float" table:style-name="ce191" office:value="2051" office:value-type="float">
            <text:p>2051</text:p>
          </table:table-cell>
          <table:table-cell ns41:value-type="float" table:style-name="ce191" office:value="443" office:value-type="float">
            <text:p>443</text:p>
          </table:table-cell>
          <table:table-cell ns41:value-type="float" table:style-name="ce191" office:value="2899" office:value-type="float">
            <text:p>2899</text:p>
          </table:table-cell>
          <table:table-cell ns41:value-type="float" table:style-name="ce191" office:value="512" office:value-type="float">
            <text:p>512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480" office:value-type="float">
            <text:p>480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262" office:value-type="float">
            <text:p>262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7775" office:value-type="float">
            <text:p>7775</text:p>
          </table:table-cell>
          <table:table-cell ns41:value-type="float" table:style-name="ce39" office:value="1421" office:value-type="float">
            <text:p>1421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432" office:value-type="float">
            <text:p>432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264" office:value-type="float">
            <text:p>264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58" office:value-type="float">
            <text:p>358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741" office:value-type="float">
            <text:p>741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808" office:value-type="float">
            <text:p>808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1906" office:value-type="float">
            <text:p>1906</text:p>
          </table:table-cell>
          <table:table-cell ns41:value-type="float" table:style-name="ce191" office:value="318" office:value-type="float">
            <text:p>318</text:p>
          </table:table-cell>
          <table:table-cell ns41:value-type="float" table:style-name="ce191" office:value="2069" office:value-type="float">
            <text:p>2069</text:p>
          </table:table-cell>
          <table:table-cell ns41:value-type="float" table:style-name="ce191" office:value="304" office:value-type="float">
            <text:p>304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563" office:value-type="float">
            <text:p>563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329" office:value-type="float">
            <text:p>329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7764" office:value-type="float">
            <text:p>7764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41" office:value-type="float">
            <text:p>14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64" office:value-type="float">
            <text:p>164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345" office:value-type="float">
            <text:p>345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391" office:value-type="float">
            <text:p>391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409" office:value-type="float">
            <text:p>1409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217" office:value-type="float">
            <text:p>217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01" office:value-type="float">
            <text:p>301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444" office:value-type="float">
            <text:p>444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984" office:value-type="float">
            <text:p>984</text:p>
          </table:table-cell>
          <table:table-cell ns41:value-type="float" table:style-name="ce191" office:value="337" office:value-type="float">
            <text:p>337</text:p>
          </table:table-cell>
          <table:table-cell ns41:value-type="float" table:style-name="ce191" office:value="918" office:value-type="float">
            <text:p>918</text:p>
          </table:table-cell>
          <table:table-cell ns41:value-type="float" table:style-name="ce191" office:value="323" office:value-type="float">
            <text:p>323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14" office:value-type="float">
            <text:p>314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3612" office:value-type="float">
            <text:p>3612</text:p>
          </table:table-cell>
          <table:table-cell ns41:value-type="float" table:style-name="ce39" office:value="1150" office:value-type="float">
            <text:p>1150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19" office:value-type="float">
            <text:p>519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28" office:value-type="float">
            <text:p>2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66" office:value-type="float">
            <text:p>166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27" office:value-type="float">
            <text:p>127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26" office:value-type="float">
            <text:p>326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79" office:value-type="float">
            <text:p>1079</text:p>
          </table:table-cell>
          <table:table-cell ns41:value-type="float" table:style-name="ce39" office:value="169" office:value-type="float">
            <text:p>169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38" office:value-type="float">
            <text:p>3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256" office:value-type="float">
            <text:p>256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196" office:value-type="float">
            <text:p>196</text:p>
          </table:table-cell>
          <table:table-cell ns41:value-type="float" table:style-name="ce191" office:value="170" office:value-type="float">
            <text:p>170</text:p>
          </table:table-cell>
          <table:table-cell ns41:value-type="float" table:style-name="ce191" office:value="197" office:value-type="float">
            <text:p>197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735" office:value-type="float">
            <text:p>735</text:p>
          </table:table-cell>
          <table:table-cell ns41:value-type="float" table:style-name="ce39" office:value="562" office:value-type="float">
            <text:p>562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Letteren en Wijsbeg., w.o.</text:p>
          </table:table-cell>
          <table:table-cell table:style-name="Default"/>
          <table:table-cell ns41:value-type="float" table:style-name="ce24" office:value="90" office:value-type="float">
            <text:p>90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284" office:value-type="float">
            <text:p>284</text:p>
          </table:table-cell>
          <table:table-cell ns41:value-type="float" table:style-name="ce191" office:value="123" office:value-type="float">
            <text:p>123</text:p>
          </table:table-cell>
          <table:table-cell ns41:value-type="float" table:style-name="ce191" office:value="221" office:value-type="float">
            <text:p>221</text:p>
          </table:table-cell>
          <table:table-cell ns41:value-type="float" table:style-name="ce191" office:value="132" office:value-type="float">
            <text:p>132</text:p>
          </table:table-cell>
          <table:table-cell ns41:value-type="float" table:style-name="ce191" office:value="676" office:value-type="float">
            <text:p>676</text:p>
          </table:table-cell>
          <table:table-cell ns41:value-type="float" table:style-name="ce191" office:value="490" office:value-type="float">
            <text:p>490</text:p>
          </table:table-cell>
          <table:table-cell ns41:value-type="float" table:style-name="ce191" office:value="604" office:value-type="float">
            <text:p>604</text:p>
          </table:table-cell>
          <table:table-cell ns41:value-type="float" table:style-name="ce191" office:value="350" office:value-type="float">
            <text:p>350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18" office:value-type="float">
            <text:p>218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177" office:value-type="float">
            <text:p>177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475" office:value-type="float">
            <text:p>2475</text:p>
          </table:table-cell>
          <table:table-cell ns41:value-type="float" table:style-name="ce39" office:value="1375" office:value-type="float">
            <text:p>1375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Moderne talen</text:p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9" office:value-type="float">
            <text:p>19</text:p>
          </table:table-cell>
          <table:table-cell ns41:value-type="float" office:value="10" table:style-name="ce191" table:number-columns-repeated="2" office:value-type="float">
            <text:p>10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15" office:value-type="float">
            <text:p>115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325" office:value-type="float">
            <text:p>325</text:p>
          </table:table-cell>
          <table:table-cell ns41:value-type="float" table:style-name="ce191" office:value="299" office:value-type="float">
            <text:p>299</text:p>
          </table:table-cell>
          <table:table-cell ns41:value-type="float" table:style-name="ce191" office:value="257" office:value-type="float">
            <text:p>257</text:p>
          </table:table-cell>
          <table:table-cell ns41:value-type="float" table:style-name="ce191" office:value="210" office:value-type="float">
            <text:p>21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061" office:value-type="float">
            <text:p>1061</text:p>
          </table:table-cell>
          <table:table-cell ns41:value-type="float" table:style-name="ce39" office:value="857" office:value-type="float">
            <text:p>857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5" table:style-name="ce191" table:number-columns-repeated="2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95" office:value-type="float">
            <text:p>95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50" office:value-type="float">
            <text:p>150</text:p>
          </table:table-cell>
          <table:table-cell ns41:value-type="float" table:style-name="ce191" office:value="87" office:value-type="float">
            <text:p>87</text:p>
          </table:table-cell>
          <table:table-cell ns41:value-type="float" table:style-name="ce191" office:value="157" office:value-type="float">
            <text:p>157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73" office:value-type="float">
            <text:p>73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675" office:value-type="float">
            <text:p>675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Gescheidenis</text:p>
          </table:table-cell>
          <table:table-cell table:style-name="Default"/>
          <table:table-cell ns41:value-type="float" table:style-name="ce24" office:value="13" office:value-type="float">
            <text:p>13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998"/>
        </table:table-row>
        <table:table-row table:style-name="ro2">
          <table:table-cell ns41:value-type="string" table:style-name="ce10" office:value-type="string">
            <text:p>Indologie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6" office:value-type="float">
            <text:p>13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38" office:value-type="float">
            <text:p>3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41" office:value-type="float">
            <text:p>14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67" office:value-type="float">
            <text:p>667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470" office:value-type="float">
            <text:p>1470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1" office:value-type="float">
            <text:p>24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903" office:value-type="float">
            <text:p>2903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43" office:value-type="float">
            <text:p>4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02" office:value-type="float">
            <text:p>10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2" office:value-type="float">
            <text:p>17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20" office:value-type="float">
            <text:p>82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Technische wetensch., w.o.</text:p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8" office:value-type="float">
            <text:p>29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73" office:value-type="float">
            <text:p>473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541" office:value-type="float">
            <text:p>541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505" office:value-type="float">
            <text:p>1505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2760" office:value-type="float">
            <text:p>2760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97" office:value-type="float">
            <text:p>597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69" office:value-type="float">
            <text:p>36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880" office:value-type="float">
            <text:p>688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42" office:value-type="float">
            <text:p>4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2" office:value-type="float">
            <text:p>13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96" office:value-type="float">
            <text:p>19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56" office:value-type="float">
            <text:p>35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814" office:value-type="float">
            <text:p>814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75" office:value-type="float">
            <text:p>187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Werktuigk.</text:p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3" office:value-type="float">
            <text:p>1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39" office:value-type="float">
            <text:p>53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13" office:value-type="float">
            <text:p>8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4" office:value-type="float">
            <text:p>16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92" office:value-type="float">
            <text:p>29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6" office:value-type="float">
            <text:p>37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28" office:value-type="float">
            <text:p>228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547" office:value-type="float">
            <text:p>547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998"/>
        </table:table-row>
        <table:table-row table:style-name="ro2">
          <table:table-cell ns41:value-type="string" table:style-name="ce8" office:value-type="string">
            <text:p>Landbouwwetensch.</text:p>
          </table:table-cell>
          <table:table-cell table:style-name="Default"/>
          <table:table-cell ns41:value-type="float" table:style-name="ce24" office:value="51" office:value-type="float">
            <text:p>5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4" office:value-type="float">
            <text:p>254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28" office:value-type="float">
            <text:p>12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30" office:value-type="float">
            <text:p>23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8"/>
        </table:table-row>
        <table:table-row table:style-name="ro1"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25" office:value="1600" office:value-type="float">
            <text:p>1600</text:p>
          </table:table-cell>
          <table:table-cell ns41:value-type="float" table:style-name="ce31" office:value="256" office:value-type="float">
            <text:p>256</text:p>
          </table:table-cell>
          <table:table-cell ns41:value-type="float" table:style-name="ce31" office:value="1161" office:value-type="float">
            <text:p>1161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544" office:value-type="float">
            <text:p>544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671" office:value-type="float">
            <text:p>1671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3595" office:value-type="float">
            <text:p>3595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3611" office:value-type="float">
            <text:p>3611</text:p>
          </table:table-cell>
          <table:table-cell ns41:value-type="float" table:style-name="ce31" office:value="661" office:value-type="float">
            <text:p>661</text:p>
          </table:table-cell>
          <table:table-cell ns41:value-type="float" table:style-name="ce31" office:value="9075" office:value-type="float">
            <text:p>9075</text:p>
          </table:table-cell>
          <table:table-cell ns41:value-type="float" table:style-name="ce31" office:value="1838" office:value-type="float">
            <text:p>1838</text:p>
          </table:table-cell>
          <table:table-cell ns41:value-type="float" table:style-name="ce31" office:value="12518" office:value-type="float">
            <text:p>12518</text:p>
          </table:table-cell>
          <table:table-cell ns41:value-type="float" table:style-name="ce31" office:value="1761" office:value-type="float">
            <text:p>1761</text:p>
          </table:table-cell>
          <table:table-cell ns41:value-type="float" table:style-name="ce31" office:value="669" office:value-type="float">
            <text:p>669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2872" office:value-type="float">
            <text:p>2872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1632" office:value-type="float">
            <text:p>1632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38958" office:value-type="float">
            <text:p>38958</text:p>
          </table:table-cell>
          <table:table-cell ns41:value-type="float" table:style-name="ce40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Tabel 4">
        <table:table-column table:style-name="co7" table:default-cell-style-name="ce12"/>
        <table:table-column table:style-name="co8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4. Academisch gevormden naar opleidingsplaats en woonprovincie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2" table:style-name="ce53" table:number-columns-spanned="1" office:value-type="string">
            <text:p>Opleidingsplaats</text:p>
          </table:table-cell>
          <table:table-cell table:style-name="ce2"/>
          <table:table-cell ns41:value-type="string" table:number-rows-spanned="1" table:style-name="ce42" table:number-columns-spanned="2" office:value-type="string">
            <text:p>Groningen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Fries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Drenthe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Overijssel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Gelder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Utrecht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Noord-Hol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Zuid-Hol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Zee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Noord Brabant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Limburg</text:p>
          </table:table-cell>
          <table:covered-table-cell table:style-name="ce44"/>
          <table:table-cell ns41:value-type="string" table:number-rows-spanned="1" table:style-name="ce46" table:number-columns-spanned="2" office:value-type="string">
            <office:annotation draw:style-name="gr1" svg:height="1.164cm" draw:caption-point-y="0.222cm" svg:width="3.55cm" svg:x="46.598cm" draw:caption-point-x="1.126cm" svg:y="0.74cm" draw:text-style-name="P1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4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92" office:value-type="string">
            <text:p>Leiden</text:p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46" office:value-type="float">
            <text:p>246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514" office:value-type="float">
            <text:p>514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387" office:value-type="float">
            <text:p>387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1189" office:value-type="float">
            <text:p>1189</text:p>
          </table:table-cell>
          <table:table-cell ns41:value-type="float" table:style-name="ce30" office:value="289" office:value-type="float">
            <text:p>289</text:p>
          </table:table-cell>
          <table:table-cell ns41:value-type="float" table:style-name="ce30" office:value="3543" office:value-type="float">
            <text:p>3543</text:p>
          </table:table-cell>
          <table:table-cell ns41:value-type="float" table:style-name="ce30" office:value="822" office:value-type="float">
            <text:p>822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6790" office:value-type="float">
            <text:p>6790</text:p>
          </table:table-cell>
          <table:table-cell ns41:value-type="float" table:style-name="ce38" office:value="1518" office:value-type="float">
            <text:p>1518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Utrecht</text:p>
          </table:table-cell>
          <table:table-cell table:style-name="Default"/>
          <table:table-cell ns41:value-type="float" table:style-name="ce24" office:value="250" office:value-type="float">
            <text:p>250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277" office:value-type="float">
            <text:p>277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47" office:value-type="float">
            <text:p>147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450" office:value-type="float">
            <text:p>450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095" office:value-type="float">
            <text:p>1095</text:p>
          </table:table-cell>
          <table:table-cell ns41:value-type="float" table:style-name="ce191" office:value="175" office:value-type="float">
            <text:p>175</text:p>
          </table:table-cell>
          <table:table-cell ns41:value-type="float" table:style-name="ce191" office:value="1745" office:value-type="float">
            <text:p>1745</text:p>
          </table:table-cell>
          <table:table-cell ns41:value-type="float" table:style-name="ce191" office:value="403" office:value-type="float">
            <text:p>403</text:p>
          </table:table-cell>
          <table:table-cell ns41:value-type="float" table:style-name="ce191" office:value="1560" office:value-type="float">
            <text:p>1560</text:p>
          </table:table-cell>
          <table:table-cell ns41:value-type="float" table:style-name="ce191" office:value="367" office:value-type="float">
            <text:p>367</text:p>
          </table:table-cell>
          <table:table-cell ns41:value-type="float" table:style-name="ce191" office:value="2221" office:value-type="float">
            <text:p>2221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226" office:value-type="float">
            <text:p>226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732" office:value-type="float">
            <text:p>732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390" office:value-type="float">
            <text:p>39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9096" office:value-type="float">
            <text:p>9096</text:p>
          </table:table-cell>
          <table:table-cell ns41:value-type="float" table:style-name="ce39" office:value="1546" office:value-type="float">
            <text:p>1546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Groningen</text:p>
          </table:table-cell>
          <table:table-cell table:style-name="Default"/>
          <table:table-cell ns41:value-type="float" table:style-name="ce24" office:value="737" office:value-type="float">
            <text:p>737</text:p>
          </table:table-cell>
          <table:table-cell ns41:value-type="float" table:style-name="ce191" office:value="155" office:value-type="float">
            <text:p>155</text:p>
          </table:table-cell>
          <table:table-cell ns41:value-type="float" table:style-name="ce191" office:value="311" office:value-type="float">
            <text:p>311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51" office:value-type="float">
            <text:p>25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417" office:value-type="float">
            <text:p>417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471" office:value-type="float">
            <text:p>471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828" office:value-type="float">
            <text:p>2828</text:p>
          </table:table-cell>
          <table:table-cell ns41:value-type="float" table:style-name="ce39" office:value="513" office:value-type="float">
            <text:p>513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Amsterdam G.U.</text:p>
          </table:table-cell>
          <table:table-cell table:style-name="Default"/>
          <table:table-cell ns41:value-type="float" table:style-name="ce24" office:value="100" office:value-type="float">
            <text:p>10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11" office:value-type="float">
            <text:p>111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92" office:value-type="float">
            <text:p>192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58" office:value-type="float">
            <text:p>458</text:p>
          </table:table-cell>
          <table:table-cell ns41:value-type="float" table:style-name="ce191" office:value="102" office:value-type="float">
            <text:p>102</text:p>
          </table:table-cell>
          <table:table-cell ns41:value-type="float" table:style-name="ce191" office:value="343" office:value-type="float">
            <text:p>343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2979" office:value-type="float">
            <text:p>2979</text:p>
          </table:table-cell>
          <table:table-cell ns41:value-type="float" table:style-name="ce191" office:value="877" office:value-type="float">
            <text:p>877</text:p>
          </table:table-cell>
          <table:table-cell ns41:value-type="float" table:style-name="ce191" office:value="709" office:value-type="float">
            <text:p>709</text:p>
          </table:table-cell>
          <table:table-cell ns41:value-type="float" table:style-name="ce191" office:value="195" office:value-type="float">
            <text:p>195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411" office:value-type="float">
            <text:p>411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5626" office:value-type="float">
            <text:p>5626</text:p>
          </table:table-cell>
          <table:table-cell ns41:value-type="float" table:style-name="ce39" office:value="1444" office:value-type="float">
            <text:p>1444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Amsterdam V.U.</text:p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1" office:value-type="float">
            <text:p>1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91" office:value-type="float">
            <text:p>9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04" office:value-type="float">
            <text:p>404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741" office:value-type="float">
            <text:p>741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17" office:value-type="float">
            <text:p>1717</text:p>
          </table:table-cell>
          <table:table-cell ns41:value-type="float" table:style-name="ce39" office:value="83" office:value-type="float">
            <text:p>83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Nijmegen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0" office:value-type="float">
            <text:p>180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8" office:value-type="float">
            <text:p>238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209" office:value-type="float">
            <text:p>209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923" office:value-type="float">
            <text:p>923</text:p>
          </table:table-cell>
          <table:table-cell ns41:value-type="float" table:style-name="ce39" office:value="139" office:value-type="float">
            <text:p>139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Delft</text:p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5" office:value-type="float">
            <text:p>23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469" office:value-type="float">
            <text:p>469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202" office:value-type="float">
            <text:p>1202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2390" office:value-type="float">
            <text:p>2390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09" office:value-type="float">
            <text:p>509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724" office:value-type="float">
            <text:p>5724</text:p>
          </table:table-cell>
          <table:table-cell ns41:value-type="float" table:style-name="ce39" office:value="159" office:value-type="float">
            <text:p>159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Wageningen</text:p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1" office:value-type="float">
            <text:p>25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23" office:value-type="float">
            <text:p>22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996" office:value-type="float">
            <text:p>996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Rotterdam</text:p>
          </table:table-cell>
          <table:table-cell table:style-name="Default"/>
          <table:table-cell ns41:value-type="float" table:style-name="ce24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91" office:value-type="float">
            <text:p>29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219" office:value-type="float">
            <text:p>1219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929" office:value-type="float">
            <text:p>1929</text:p>
          </table:table-cell>
          <table:table-cell ns41:value-type="float" table:style-name="ce39" office:value="111" office:value-type="float">
            <text:p>111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Tilburg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5" office:value-type="float">
            <text:p>305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Kampen</text:p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4" office:value-type="float">
            <text:p>454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Buitenland</text:p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1" office:value-type="float">
            <text:p>11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14" office:value-type="float">
            <text:p>214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86" office:value-type="float">
            <text:p>186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746" office:value-type="float">
            <text:p>746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708" office:value-type="float">
            <text:p>708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37" office:value-type="float">
            <text:p>237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65" office:value-type="float">
            <text:p>26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570" office:value-type="float">
            <text:p>2570</text:p>
          </table:table-cell>
          <table:table-cell ns41:value-type="float" table:style-name="ce39" office:value="318" office:value-type="float">
            <text:p>318</text:p>
          </table:table-cell>
          <table:table-cell table:number-columns-repeated="998"/>
        </table:table-row>
        <table:table-row table:style-name="ro1">
          <table:table-cell ns41:value-type="string" table:style-name="ce194" office:value-type="string">
            <text:p>Totaal</text:p>
          </table:table-cell>
          <table:table-cell table:style-name="Default"/>
          <table:table-cell ns41:value-type="float" table:style-name="ce25" office:value="1600" office:value-type="float">
            <text:p>1600</text:p>
          </table:table-cell>
          <table:table-cell ns41:value-type="float" table:style-name="ce31" office:value="256" office:value-type="float">
            <text:p>256</text:p>
          </table:table-cell>
          <table:table-cell ns41:value-type="float" table:style-name="ce31" office:value="1161" office:value-type="float">
            <text:p>1161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544" office:value-type="float">
            <text:p>544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671" office:value-type="float">
            <text:p>1671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3595" office:value-type="float">
            <text:p>3595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3611" office:value-type="float">
            <text:p>3611</text:p>
          </table:table-cell>
          <table:table-cell ns41:value-type="float" table:style-name="ce31" office:value="661" office:value-type="float">
            <text:p>661</text:p>
          </table:table-cell>
          <table:table-cell ns41:value-type="float" table:style-name="ce31" office:value="9075" office:value-type="float">
            <text:p>9075</text:p>
          </table:table-cell>
          <table:table-cell ns41:value-type="float" table:style-name="ce31" office:value="1838" office:value-type="float">
            <text:p>1838</text:p>
          </table:table-cell>
          <table:table-cell ns41:value-type="float" table:style-name="ce31" office:value="12518" office:value-type="float">
            <text:p>12518</text:p>
          </table:table-cell>
          <table:table-cell ns41:value-type="float" table:style-name="ce31" office:value="1761" office:value-type="float">
            <text:p>1761</text:p>
          </table:table-cell>
          <table:table-cell ns41:value-type="float" table:style-name="ce31" office:value="669" office:value-type="float">
            <text:p>669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2872" office:value-type="float">
            <text:p>2872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1632" office:value-type="float">
            <text:p>1632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38958" office:value-type="float">
            <text:p>38958</text:p>
          </table:table-cell>
          <table:table-cell ns41:value-type="float" table:style-name="ce40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Tabel 5">
        <table:table-column table:style-name="co9" table:default-cell-style-name="ce12"/>
        <table:table-column table:style-name="co4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5. Academisch gevormden met beroep per economisch geografisch gebied naar studierichting</text:p>
          </table:table-cell>
          <table:table-cell table:style-name="ce51" table:number-columns-repeated="25"/>
          <table:table-cell table:style-name="ce52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58" table:number-columns-repeated="25"/>
          <table:table-cell table:number-columns-repeated="997"/>
        </table:table-row>
        <table:table-row table:style-name="ro2">
          <table:table-cell ns41:value-type="string" table:number-rows-spanned="3" table:style-name="ce3" table:number-columns-spanned="1" office:value-type="string">
            <text:p>Economisch geografisch gebied</text:p>
          </table:table-cell>
          <table:table-cell table:style-name="ce57"/>
          <table:table-cell ns41:value-type="string" table:number-rows-spanned="3" table:style-name="ce59" table:number-columns-spanned="1" office:value-type="string">
            <text:p>Godgeleerdheid</text:p>
          </table:table-cell>
          <table:table-cell ns41:value-type="string" table:number-rows-spanned="3" table:style-name="ce65" table:number-columns-spanned="1" office:value-type="string">
            <text:p>Rechtsgeleerdheid</text:p>
          </table:table-cell>
          <table:table-cell ns41:value-type="string" table:number-rows-spanned="3" table:style-name="ce65" table:number-columns-spanned="1" office:value-type="string">
            <text:p>Geneeskunde</text:p>
          </table:table-cell>
          <table:table-cell ns41:value-type="string" table:number-rows-spanned="3" table:style-name="ce65" table:number-columns-spanned="1" office:value-type="string">
            <text:p>Tandheelkunde</text:p>
          </table:table-cell>
          <table:table-cell ns41:value-type="string" table:number-rows-spanned="1" table:style-name="ce69" table:number-columns-spanned="6" office:value-type="string">
            <text:p>Wis- en natuurkunde</text:p>
          </table:table-cell>
          <table:covered-table-cell table:style-name="ce69" table:number-columns-repeated="5"/>
          <table:table-cell ns41:value-type="string" table:number-rows-spanned="1" table:style-name="ce69" table:number-columns-spanned="4" office:value-type="string">
            <text:p>Letteren en Wijsbegeerte</text:p>
          </table:table-cell>
          <table:covered-table-cell table:style-name="ce69" table:number-columns-repeated="3"/>
          <table:table-cell ns41:value-type="string" table:number-rows-spanned="3" table:style-name="ce65" table:number-columns-spanned="1" office:value-type="string">
            <text:p>Indologie</text:p>
          </table:table-cell>
          <table:table-cell ns41:value-type="string" table:number-rows-spanned="3" table:style-name="ce65" table:number-columns-spanned="1" office:value-type="string">
            <text:p>Soc. geografie</text:p>
          </table:table-cell>
          <table:table-cell ns41:value-type="string" table:number-rows-spanned="3" table:style-name="ce65" table:number-columns-spanned="1" office:value-type="string">
            <text:p>Economie</text:p>
          </table:table-cell>
          <table:table-cell ns41:value-type="string" table:number-rows-spanned="3" table:style-name="ce65" table:number-columns-spanned="1" office:value-type="string">
            <text:p>Veeartsenijkunde</text:p>
          </table:table-cell>
          <table:table-cell ns41:value-type="string" table:number-rows-spanned="1" table:style-name="ce69" table:number-columns-spanned="5" office:value-type="string">
            <text:p>Techn. Wetenschappen</text:p>
          </table:table-cell>
          <table:covered-table-cell table:style-name="ce69" table:number-columns-repeated="4"/>
          <table:table-cell ns41:value-type="string" table:number-rows-spanned="3" table:style-name="ce65" table:number-columns-spanned="1" office:value-type="string">
            <text:p>Landbouwwetensch.</text:p>
          </table:table-cell>
          <table:table-cell ns41:value-type="string" table:number-rows-spanned="3" table:style-name="ce72" table:number-columns-spanned="1" office:value-type="string">
            <text:p>Totaal</text:p>
          </table:table-cell>
          <table:table-cell table:number-columns-repeated="997"/>
        </table:table-row>
        <table:table-row table:style-name="ro2">
          <table:covered-table-cell table:style-name="ce41"/>
          <table:table-cell table:style-name="ce57"/>
          <table:covered-table-cell table:style-name="ce60"/>
          <table:covered-table-cell table:style-name="ce66" table:number-columns-repeated="3"/>
          <table:table-cell ns41:value-type="string" table:number-rows-spanned="2" table:style-name="ce70" table:number-columns-spanned="1" office:value-type="string">
            <text:p>Totaal</text:p>
          </table:table-cell>
          <table:table-cell ns41:value-type="string" table:number-rows-spanned="1" table:style-name="ce71" table:number-columns-spanned="5" office:value-type="string">
            <text:p>waaronder</text:p>
          </table:table-cell>
          <table:covered-table-cell table:style-name="ce71" table:number-columns-repeated="4"/>
          <table:table-cell ns41:value-type="string" table:number-rows-spanned="2" table:style-name="ce70" table:number-columns-spanned="1" office:value-type="string">
            <text:p>Totaal</text:p>
          </table:table-cell>
          <table:table-cell ns41:value-type="string" table:number-rows-spanned="1" table:style-name="ce71" table:number-columns-spanned="3" office:value-type="string">
            <text:p>waaronder</text:p>
          </table:table-cell>
          <table:covered-table-cell table:style-name="ce71" table:number-columns-repeated="2"/>
          <table:covered-table-cell table:style-name="ce70" table:number-columns-repeated="4"/>
          <table:table-cell ns41:value-type="string" table:number-rows-spanned="2" table:style-name="ce70" table:number-columns-spanned="1" office:value-type="string">
            <text:p>Totaal</text:p>
          </table:table-cell>
          <table:table-cell ns41:value-type="string" table:number-rows-spanned="1" table:style-name="ce71" table:number-columns-spanned="4" office:value-type="string">
            <text:p>waaronder</text:p>
          </table:table-cell>
          <table:covered-table-cell table:style-name="ce71" table:number-columns-repeated="3"/>
          <table:covered-table-cell table:style-name="ce70"/>
          <table:covered-table-cell table:style-name="ce73"/>
          <table:table-cell table:number-columns-repeated="997"/>
        </table:table-row>
        <table:table-row table:style-name="ro3">
          <table:covered-table-cell table:style-name="ce41"/>
          <table:table-cell table:style-name="ce57"/>
          <table:covered-table-cell table:style-name="ce60"/>
          <table:covered-table-cell table:style-name="ce66" table:number-columns-repeated="4"/>
          <table:table-cell ns41:value-type="string" table:style-name="ce70" office:value-type="string">
            <text:p>Wiskunde</text:p>
          </table:table-cell>
          <table:table-cell ns41:value-type="string" table:style-name="ce70" office:value-type="string">
            <text:p>Natuurkunde</text:p>
          </table:table-cell>
          <table:table-cell ns41:value-type="string" table:style-name="ce70" office:value-type="string">
            <text:p>Scheikunde</text:p>
          </table:table-cell>
          <table:table-cell ns41:value-type="string" table:style-name="ce70" office:value-type="string">
            <text:p>Biologie</text:p>
          </table:table-cell>
          <table:table-cell ns41:value-type="string" table:style-name="ce70" office:value-type="string">
            <text:p>Pharmacie</text:p>
          </table:table-cell>
          <table:covered-table-cell table:style-name="ce70"/>
          <table:table-cell ns41:value-type="string" table:style-name="ce70" office:value-type="string">
            <text:p>Mod. talen</text:p>
          </table:table-cell>
          <table:table-cell ns41:value-type="string" table:style-name="ce70" office:value-type="string">
            <text:p>Oude talen</text:p>
          </table:table-cell>
          <table:table-cell ns41:value-type="string" table:style-name="ce70" office:value-type="string">
            <text:p>Geschiedenis</text:p>
          </table:table-cell>
          <table:covered-table-cell table:style-name="ce70" table:number-columns-repeated="5"/>
          <table:table-cell ns41:value-type="string" table:style-name="ce70" office:value-type="string">
            <text:p>Civiel</text:p>
          </table:table-cell>
          <table:table-cell ns41:value-type="string" table:style-name="ce70" office:value-type="string">
            <text:p>Werktuigk.</text:p>
          </table:table-cell>
          <table:table-cell ns41:value-type="string" table:style-name="ce70" office:value-type="string">
            <text:p>Electro-techn.</text:p>
          </table:table-cell>
          <table:table-cell ns41:value-type="string" table:style-name="ce70" office:value-type="string">
            <text:p>Scheikunde</text:p>
          </table:table-cell>
          <table:covered-table-cell table:style-name="ce70"/>
          <table:covered-table-cell table:style-name="ce73"/>
          <table:table-cell table:number-columns-repeated="997"/>
        </table:table-row>
        <table:table-row table:style-name="ro1">
          <table:table-cell ns41:value-type="float" table:style-name="ce55" office:value="1" office:value-type="float">
            <text:p>1</text:p>
          </table:table-cell>
          <table:table-cell table:style-name="ce57"/>
          <table:table-cell ns41:value-type="float" table:style-name="ce61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74" office:value="26" office:value-type="float">
            <text:p>26</text:p>
          </table:table-cell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62" table:number-columns-repeated="25"/>
          <table:table-cell table:number-columns-repeated="997"/>
        </table:table-row>
        <table:table-row table:style-name="ro2">
          <table:table-cell ns41:value-type="string" table:style-name="ce192" office:value-type="string">
            <text:p>1. Noordgroningse bouwstreek</text:p>
          </table:table-cell>
          <table:table-cell table:style-name="Default"/>
          <table:table-cell ns41:value-type="float" table:style-name="ce63" office:value="128" office:value-type="float">
            <text:p>128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12" office:value-type="float">
            <text:p>12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75" office:value="340" office:value-type="float">
            <text:p>34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. Groninger veenstreken</text:p>
          </table:table-cell>
          <table:table-cell table:style-name="Default"/>
          <table:table-cell ns41:value-type="float" table:style-name="ce64" office:value="52" office:value-type="float">
            <text:p>5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6" office:value="220" office:value-type="float">
            <text:p>22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. Groninger weidegebied</text:p>
          </table:table-cell>
          <table:table-cell table:style-name="Default"/>
          <table:table-cell ns41:value-type="float" table:style-name="ce64" office:value="47" office:value-type="float">
            <text:p>47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office:value="5" table:style-name="ce68" table:number-columns-repeated="2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9" office:value-type="float">
            <text:p>19</text:p>
          </table:table-cell>
          <table:table-cell ns41:value-type="float" office:value="7" table:style-name="ce68" table:number-columns-repeated="2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4" table:style-name="ce68" table:number-columns-repeated="2" office:value-type="float">
            <text:p>4</text:p>
          </table:table-cell>
          <table:table-cell ns41:value-type="float" table:style-name="ce76" office:value="201" office:value-type="float">
            <text:p>201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4. Stad Groningen</text:p>
          </table:table-cell>
          <table:table-cell table:style-name="Default"/>
          <table:table-cell ns41:value-type="float" table:style-name="ce64" office:value="51" office:value-type="float">
            <text:p>51</text:p>
          </table:table-cell>
          <table:table-cell ns41:value-type="float" table:style-name="ce68" office:value="149" office:value-type="float">
            <text:p>149</text:p>
          </table:table-cell>
          <table:table-cell ns41:value-type="float" table:style-name="ce68" office:value="263" office:value-type="float">
            <text:p>26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149" office:value-type="float">
            <text:p>149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103" office:value-type="float">
            <text:p>103</text:p>
          </table:table-cell>
          <table:table-cell ns41:value-type="float" table:style-name="ce68" office:value="56" office:value-type="float">
            <text:p>56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73" office:value-type="float">
            <text:p>7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6" office:value="876" office:value-type="float">
            <text:p>876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5. Drentse veenstreken</text:p>
          </table:table-cell>
          <table:table-cell table:style-name="Default"/>
          <table:table-cell ns41:value-type="float" table:style-name="ce64" office:value="37" office:value-type="float">
            <text:p>3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3" table:style-name="ce68" table:number-columns-repeated="2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9" table:style-name="ce68" table:number-columns-repeated="2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6" office:value="130" office:value-type="float">
            <text:p>13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6. Drentse zandgronden</text:p>
          </table:table-cell>
          <table:table-cell table:style-name="Default"/>
          <table:table-cell ns41:value-type="float" table:style-name="ce64" office:value="53" office:value-type="float">
            <text:p>53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60" office:value-type="float">
            <text:p>6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0" office:value-type="float">
            <text:p>0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6" office:value="256" office:value-type="float">
            <text:p>256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7. Fries zandgebied</text:p>
          </table:table-cell>
          <table:table-cell table:style-name="Default"/>
          <table:table-cell ns41:value-type="float" table:style-name="ce64" office:value="107" office:value-type="float">
            <text:p>107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6" office:value="276" office:value-type="float">
            <text:p>276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8. Fries weidegebied</text:p>
          </table:table-cell>
          <table:table-cell table:style-name="Default"/>
          <table:table-cell ns41:value-type="float" table:style-name="ce64" office:value="135" office:value-type="float">
            <text:p>135</text:p>
          </table:table-cell>
          <table:table-cell ns41:value-type="float" table:style-name="ce68" office:value="126" office:value-type="float">
            <text:p>126</text:p>
          </table:table-cell>
          <table:table-cell ns41:value-type="float" table:style-name="ce68" office:value="146" office:value-type="float">
            <text:p>146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6" office:value="706" office:value-type="float">
            <text:p>706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9. Noordfriese bouwstreek</text:p>
          </table:table-cell>
          <table:table-cell table:style-name="Default"/>
          <table:table-cell ns41:value-type="float" table:style-name="ce64" office:value="90" office:value-type="float">
            <text:p>9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49" office:value-type="float">
            <text:p>49</text:p>
          </table:table-cell>
          <table:table-cell ns41:value-type="float" office:value="8" table:style-name="ce68" table:number-columns-repeated="2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76" office:value="187" office:value-type="float">
            <text:p>187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0. Waddeneilanden</text:p>
          </table:table-cell>
          <table:table-cell table:style-name="Default"/>
          <table:table-cell ns41:value-type="float" table:style-name="ce64" office:value="14" office:value-type="float">
            <text:p>1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1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6" office:value="38" office:value-type="float">
            <text:p>38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0b. Wieringen, Urk, Marken, Wieringerm, N.O.P.</text:p>
          </table:table-cell>
          <table:table-cell table:style-name="Default"/>
          <table:table-cell ns41:value-type="float" table:style-name="ce64" office:value="15" office:value-type="float">
            <text:p>1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13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0" table:style-name="ce68" table:number-columns-repeated="5" office:value-type="float">
            <text:p>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6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1. Westoverijssels weidegebied</text:p>
          </table:table-cell>
          <table:table-cell table:style-name="Default"/>
          <table:table-cell ns41:value-type="float" table:style-name="ce64" office:value="108" office:value-type="float">
            <text:p>108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53" office:value-type="float">
            <text:p>53</text:p>
          </table:table-cell>
          <table:table-cell ns41:value-type="float" office:value="6" table:style-name="ce68" table:number-columns-repeated="2" office:value-type="float">
            <text:p>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60" office:value-type="float">
            <text:p>6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76" office:value="552" office:value-type="float">
            <text:p>552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2. Zandgebied.in Z. Drenthe en N.Overijssel</text:p>
          </table:table-cell>
          <table:table-cell table:style-name="Default"/>
          <table:table-cell ns41:value-type="float" table:style-name="ce64" office:value="56" office:value-type="float">
            <text:p>5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48" office:value-type="float">
            <text:p>4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6" office:value="169" office:value-type="float">
            <text:p>169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3a. Industriegebied van Twente</text:p>
          </table:table-cell>
          <table:table-cell table:style-name="Default"/>
          <table:table-cell ns41:value-type="float" table:style-name="ce64" office:value="70" office:value-type="float">
            <text:p>70</text:p>
          </table:table-cell>
          <table:table-cell ns41:value-type="float" table:style-name="ce68" office:value="106" office:value-type="float">
            <text:p>106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53" office:value-type="float">
            <text:p>53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189" office:value-type="float">
            <text:p>189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76" office:value-type="float">
            <text:p>76</text:p>
          </table:table-cell>
          <table:table-cell ns41:value-type="float" table:style-name="ce68" office:value="53" office:value-type="float">
            <text:p>53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6" office:value="790" office:value-type="float">
            <text:p>79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3b. Ind.geb.v.d.Achterhoek v.Geerderl. </text:p>
          </table:table-cell>
          <table:table-cell table:style-name="Default"/>
          <table:table-cell ns41:value-type="float" table:style-name="ce64" office:value="33" office:value-type="float">
            <text:p>3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6" office:value="144" office:value-type="float">
            <text:p>14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4a. Zandgebied in Z.W.Overijssel </text:p>
          </table:table-cell>
          <table:table-cell table:style-name="Default"/>
          <table:table-cell ns41:value-type="float" table:style-name="ce64" office:value="38" office:value-type="float">
            <text:p>38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6" office:value-type="float">
            <text:p>16</text:p>
          </table:table-cell>
          <table:table-cell ns41:value-type="float" office:value="10" table:style-name="ce68" table:number-columns-repeated="2" office:value-type="float">
            <text:p>10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6" office:value="320" office:value-type="float">
            <text:p>32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4b. Zandgeb.in de W.Achterh.v.Gelderland</text:p>
          </table:table-cell>
          <table:table-cell table:style-name="Default"/>
          <table:table-cell ns41:value-type="float" table:style-name="ce64" office:value="59" office:value-type="float">
            <text:p>59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81" office:value-type="float">
            <text:p>8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6" table:style-name="ce68" table:number-columns-repeated="2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6" office:value="364" office:value-type="float">
            <text:p>36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5. Veluwe</text:p>
          </table:table-cell>
          <table:table-cell table:style-name="Default"/>
          <table:table-cell ns41:value-type="float" table:style-name="ce64" office:value="133" office:value-type="float">
            <text:p>133</text:p>
          </table:table-cell>
          <table:table-cell ns41:value-type="float" table:style-name="ce68" office:value="106" office:value-type="float">
            <text:p>106</text:p>
          </table:table-cell>
          <table:table-cell ns41:value-type="float" table:style-name="ce68" office:value="217" office:value-type="float">
            <text:p>217</text:p>
          </table:table-cell>
          <table:table-cell ns41:value-type="float" table:style-name="ce68" office:value="48" office:value-type="float">
            <text:p>48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50" office:value-type="float">
            <text:p>50</text:p>
          </table:table-cell>
          <table:table-cell ns41:value-type="float" table:style-name="ce76" office:value="860" office:value-type="float">
            <text:p>86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6. N.Noordholland en Westfriesland</text:p>
          </table:table-cell>
          <table:table-cell table:style-name="Default"/>
          <table:table-cell ns41:value-type="float" table:style-name="ce64" office:value="72" office:value-type="float">
            <text:p>72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68" office:value="157" office:value-type="float">
            <text:p>157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49" office:value-type="float">
            <text:p>49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12" office:value-type="float">
            <text:p>12</text:p>
          </table:table-cell>
          <table:table-cell ns41:value-type="float" office:value="3" table:style-name="ce68" table:number-columns-repeated="2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6" office:value="543" office:value-type="float">
            <text:p>543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7a. Duinstreken in Noordholland</text:p>
          </table:table-cell>
          <table:table-cell table:style-name="Default"/>
          <table:table-cell ns41:value-type="float" table:style-name="ce64" office:value="92" office:value-type="float">
            <text:p>92</text:p>
          </table:table-cell>
          <table:table-cell ns41:value-type="float" table:style-name="ce68" office:value="421" office:value-type="float">
            <text:p>421</text:p>
          </table:table-cell>
          <table:table-cell ns41:value-type="float" table:style-name="ce68" office:value="363" office:value-type="float">
            <text:p>363</text:p>
          </table:table-cell>
          <table:table-cell ns41:value-type="float" table:style-name="ce68" office:value="94" office:value-type="float">
            <text:p>94</text:p>
          </table:table-cell>
          <table:table-cell ns41:value-type="float" table:style-name="ce68" office:value="197" office:value-type="float">
            <text:p>197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68" office:value="167" office:value-type="float">
            <text:p>167</text:p>
          </table:table-cell>
          <table:table-cell ns41:value-type="float" table:style-name="ce68" office:value="94" office:value-type="float">
            <text:p>94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133" office:value-type="float">
            <text:p>133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426" office:value-type="float">
            <text:p>426</text:p>
          </table:table-cell>
          <table:table-cell ns41:value-type="float" table:style-name="ce68" office:value="118" office:value-type="float">
            <text:p>118</text:p>
          </table:table-cell>
          <table:table-cell ns41:value-type="float" table:style-name="ce68" office:value="149" office:value-type="float">
            <text:p>14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68" office:value="71" office:value-type="float">
            <text:p>7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6" office:value="1969" office:value-type="float">
            <text:p>1969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7b. Duinstreken in Zuidholland</text:p>
          </table:table-cell>
          <table:table-cell table:style-name="Default"/>
          <table:table-cell ns41:value-type="float" table:style-name="ce64" office:value="58" office:value-type="float">
            <text:p>58</text:p>
          </table:table-cell>
          <table:table-cell ns41:value-type="float" table:style-name="ce68" office:value="286" office:value-type="float">
            <text:p>286</text:p>
          </table:table-cell>
          <table:table-cell ns41:value-type="float" table:style-name="ce68" office:value="194" office:value-type="float">
            <text:p>194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113" office:value-type="float">
            <text:p>1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60" office:value-type="float">
            <text:p>60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01" office:value-type="float">
            <text:p>10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88" office:value-type="float">
            <text:p>188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66" office:value-type="float">
            <text:p>66</text:p>
          </table:table-cell>
          <table:table-cell ns41:value-type="float" office:value="24" table:style-name="ce68" table:number-columns-repeated="2" office:value-type="float">
            <text:p>24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6" office:value="1084" office:value-type="float">
            <text:p>108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7c. Het Westland</text:p>
          </table:table-cell>
          <table:table-cell table:style-name="Default"/>
          <table:table-cell ns41:value-type="float" table:style-name="ce64" office:value="21" office:value-type="float">
            <text:p>2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6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office:value="0" table:style-name="ce68" table:number-columns-repeated="3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6" office:value="61" office:value-type="float">
            <text:p>61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8. Agrarisch gebied v.Holl.Noorderkwartier</text:p>
          </table:table-cell>
          <table:table-cell table:style-name="Default"/>
          <table:table-cell ns41:value-type="float" table:style-name="ce64" office:value="32" office:value-type="float">
            <text:p>3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5" table:style-name="ce68" table:number-columns-repeated="2" office:value-type="float">
            <text:p>5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76" office:value="105" office:value-type="float">
            <text:p>105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19. De Zaanstreek</text:p>
          </table:table-cell>
          <table:table-cell table:style-name="Default"/>
          <table:table-cell ns41:value-type="float" table:style-name="ce64" office:value="31" office:value-type="float">
            <text:p>3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56" office:value-type="float">
            <text:p>5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76" office:value="228" office:value-type="float">
            <text:p>228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0. Amsterdam</text:p>
          </table:table-cell>
          <table:table-cell table:style-name="Default"/>
          <table:table-cell ns41:value-type="float" table:style-name="ce64" office:value="179" office:value-type="float">
            <text:p>179</text:p>
          </table:table-cell>
          <table:table-cell ns41:value-type="float" table:style-name="ce68" office:value="1285" office:value-type="float">
            <text:p>1285</text:p>
          </table:table-cell>
          <table:table-cell ns41:value-type="float" table:style-name="ce68" office:value="1090" office:value-type="float">
            <text:p>1090</text:p>
          </table:table-cell>
          <table:table-cell ns41:value-type="float" table:style-name="ce68" office:value="185" office:value-type="float">
            <text:p>185</text:p>
          </table:table-cell>
          <table:table-cell ns41:value-type="float" table:style-name="ce68" office:value="590" office:value-type="float">
            <text:p>590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68" office:value="96" office:value-type="float">
            <text:p>96</text:p>
          </table:table-cell>
          <table:table-cell ns41:value-type="float" table:style-name="ce68" office:value="167" office:value-type="float">
            <text:p>167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173" office:value-type="float">
            <text:p>173</text:p>
          </table:table-cell>
          <table:table-cell ns41:value-type="float" table:style-name="ce68" office:value="534" office:value-type="float">
            <text:p>534</text:p>
          </table:table-cell>
          <table:table-cell ns41:value-type="float" table:style-name="ce68" office:value="261" office:value-type="float">
            <text:p>261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68" office:value="87" office:value-type="float">
            <text:p>87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388" office:value-type="float">
            <text:p>38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569" office:value-type="float">
            <text:p>569</text:p>
          </table:table-cell>
          <table:table-cell ns41:value-type="float" table:style-name="ce68" office:value="127" office:value-type="float">
            <text:p>127</text:p>
          </table:table-cell>
          <table:table-cell ns41:value-type="float" table:style-name="ce68" office:value="215" office:value-type="float">
            <text:p>215</text:p>
          </table:table-cell>
          <table:table-cell ns41:value-type="float" table:style-name="ce68" office:value="103" office:value-type="float">
            <text:p>103</text:p>
          </table:table-cell>
          <table:table-cell ns41:value-type="float" table:style-name="ce68" office:value="95" office:value-type="float">
            <text:p>95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6" office:value="4947" office:value-type="float">
            <text:p>4947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1. Haarlemmermeer en omstreken</text:p>
          </table:table-cell>
          <table:table-cell table:style-name="Default"/>
          <table:table-cell ns41:value-type="float" table:style-name="ce64" office:value="32" office:value-type="float">
            <text:p>32</text:p>
          </table:table-cell>
          <table:table-cell ns41:value-type="float" table:style-name="ce68" office:value="53" office:value-type="float">
            <text:p>53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68" office:value="4" office:value-type="float">
            <text:p>4</text:p>
          </table:table-cell>
          <table:table-cell ns41:value-type="float" office:value="9" table:style-name="ce68" table:number-columns-repeated="2" office:value-type="float">
            <text:p>9</text:p>
          </table:table-cell>
          <table:table-cell ns41:value-type="float" office:value="6" table:style-name="ce68" table:number-columns-repeated="2" office:value-type="float">
            <text:p>6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6" office:value="308" office:value-type="float">
            <text:p>308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2. Vechtstreek in Noordholland</text:p>
          </table:table-cell>
          <table:table-cell table:style-name="Default"/>
          <table:table-cell ns41:value-type="float" table:style-name="ce64" office:value="20" office:value-type="float">
            <text:p>20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6" office:value="185" office:value-type="float">
            <text:p>185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2b. Vecht- en IJsselstreek in Utrecht</text:p>
          </table:table-cell>
          <table:table-cell table:style-name="Default"/>
          <table:table-cell ns41:value-type="float" table:style-name="ce64" office:value="58" office:value-type="float">
            <text:p>58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68" office:value="81" office:value-type="float">
            <text:p>8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4" table:style-name="ce68" table:number-columns-repeated="2" office:value-type="float">
            <text:p>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40" office:value-type="float">
            <text:p>40</text:p>
          </table:table-cell>
          <table:table-cell ns41:value-type="float" office:value="13" table:style-name="ce68" table:number-columns-repeated="2" office:value-type="float">
            <text:p>13</text:p>
          </table:table-cell>
          <table:table-cell ns41:value-type="float" office:value="7" table:style-name="ce68" table:number-columns-repeated="2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6" office:value="365" office:value-type="float">
            <text:p>365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3a. Het Gooi</text:p>
          </table:table-cell>
          <table:table-cell table:style-name="Default"/>
          <table:table-cell ns41:value-type="float" table:style-name="ce64" office:value="57" office:value-type="float">
            <text:p>57</text:p>
          </table:table-cell>
          <table:table-cell ns41:value-type="float" table:style-name="ce68" office:value="247" office:value-type="float">
            <text:p>247</text:p>
          </table:table-cell>
          <table:table-cell ns41:value-type="float" table:style-name="ce68" office:value="214" office:value-type="float">
            <text:p>214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152" office:value-type="float">
            <text:p>152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106" office:value-type="float">
            <text:p>106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73" office:value-type="float">
            <text:p>7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49" office:value-type="float">
            <text:p>24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72" office:value-type="float">
            <text:p>72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6" office:value="1200" office:value-type="float">
            <text:p>120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3b. Oostelijk Utrecht</text:p>
          </table:table-cell>
          <table:table-cell table:style-name="Default"/>
          <table:table-cell ns41:value-type="float" table:style-name="ce64" office:value="129" office:value-type="float">
            <text:p>129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68" office:value="311" office:value-type="float">
            <text:p>311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68" office:value="201" office:value-type="float">
            <text:p>20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50" office:value-type="float">
            <text:p>50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68" office:value="115" office:value-type="float">
            <text:p>115</text:p>
          </table:table-cell>
          <table:table-cell ns41:value-type="float" table:style-name="ce68" office:value="56" office:value-type="float">
            <text:p>56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77" office:value-type="float">
            <text:p>7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49" office:value-type="float">
            <text:p>49</text:p>
          </table:table-cell>
          <table:table-cell ns41:value-type="float" table:style-name="ce76" office:value="1504" office:value-type="float">
            <text:p>150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4. Stad Utrecht en omstreken</text:p>
          </table:table-cell>
          <table:table-cell table:style-name="Default"/>
          <table:table-cell ns41:value-type="float" table:style-name="ce64" office:value="81" office:value-type="float">
            <text:p>81</text:p>
          </table:table-cell>
          <table:table-cell ns41:value-type="float" table:style-name="ce68" office:value="322" office:value-type="float">
            <text:p>322</text:p>
          </table:table-cell>
          <table:table-cell ns41:value-type="float" table:style-name="ce68" office:value="426" office:value-type="float">
            <text:p>426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68" office:value="236" office:value-type="float">
            <text:p>236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68" office:value-type="float">
            <text:p>68</text:p>
          </table:table-cell>
          <table:table-cell ns41:value-type="float" office:value="46" table:style-name="ce68" table:number-columns-repeated="2" office:value-type="float">
            <text:p>46</text:p>
          </table:table-cell>
          <table:table-cell ns41:value-type="float" table:style-name="ce68" office:value="130" office:value-type="float">
            <text:p>130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41" office:value-type="float">
            <text:p>41</text:p>
          </table:table-cell>
          <table:table-cell ns41:value-type="float" table:style-name="ce68" office:value="213" office:value-type="float">
            <text:p>213</text:p>
          </table:table-cell>
          <table:table-cell ns41:value-type="float" table:style-name="ce68" office:value="85" office:value-type="float">
            <text:p>85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6" office:value="1660" office:value-type="float">
            <text:p>166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5. Leiden en de Rijnstreek</text:p>
          </table:table-cell>
          <table:table-cell table:style-name="Default"/>
          <table:table-cell ns41:value-type="float" table:style-name="ce64" office:value="108" office:value-type="float">
            <text:p>108</text:p>
          </table:table-cell>
          <table:table-cell ns41:value-type="float" table:style-name="ce68" office:value="205" office:value-type="float">
            <text:p>205</text:p>
          </table:table-cell>
          <table:table-cell ns41:value-type="float" table:style-name="ce68" office:value="249" office:value-type="float">
            <text:p>249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183" office:value-type="float">
            <text:p>18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68" office:value="62" office:value-type="float">
            <text:p>6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72" office:value-type="float">
            <text:p>72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6" office:value="1039" office:value-type="float">
            <text:p>1039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6. 's Gravenhage en omstreken</text:p>
          </table:table-cell>
          <table:table-cell table:style-name="Default"/>
          <table:table-cell ns41:value-type="float" table:style-name="ce64" office:value="153" office:value-type="float">
            <text:p>153</text:p>
          </table:table-cell>
          <table:table-cell ns41:value-type="float" table:style-name="ce68" office:value="1989" office:value-type="float">
            <text:p>1989</text:p>
          </table:table-cell>
          <table:table-cell ns41:value-type="float" table:style-name="ce68" office:value="888" office:value-type="float">
            <text:p>888</text:p>
          </table:table-cell>
          <table:table-cell ns41:value-type="float" table:style-name="ce68" office:value="193" office:value-type="float">
            <text:p>193</text:p>
          </table:table-cell>
          <table:table-cell ns41:value-type="float" table:style-name="ce68" office:value="427" office:value-type="float">
            <text:p>427</text:p>
          </table:table-cell>
          <table:table-cell ns41:value-type="float" table:style-name="ce68" office:value="72" office:value-type="float">
            <text:p>72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115" office:value-type="float">
            <text:p>115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112" office:value-type="float">
            <text:p>112</text:p>
          </table:table-cell>
          <table:table-cell ns41:value-type="float" table:style-name="ce68" office:value="432" office:value-type="float">
            <text:p>432</text:p>
          </table:table-cell>
          <table:table-cell ns41:value-type="float" table:style-name="ce68" office:value="188" office:value-type="float">
            <text:p>1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68" office:value="84" office:value-type="float">
            <text:p>84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855" office:value-type="float">
            <text:p>855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68" office:value="1574" office:value-type="float">
            <text:p>1574</text:p>
          </table:table-cell>
          <table:table-cell ns41:value-type="float" table:style-name="ce68" office:value="466" office:value-type="float">
            <text:p>466</text:p>
          </table:table-cell>
          <table:table-cell ns41:value-type="float" table:style-name="ce68" office:value="392" office:value-type="float">
            <text:p>392</text:p>
          </table:table-cell>
          <table:table-cell ns41:value-type="float" table:style-name="ce68" office:value="214" office:value-type="float">
            <text:p>214</text:p>
          </table:table-cell>
          <table:table-cell ns41:value-type="float" table:style-name="ce68" office:value="373" office:value-type="float">
            <text:p>373</text:p>
          </table:table-cell>
          <table:table-cell ns41:value-type="float" table:style-name="ce68" office:value="147" office:value-type="float">
            <text:p>147</text:p>
          </table:table-cell>
          <table:table-cell ns41:value-type="float" table:style-name="ce76" office:value="6829" office:value-type="float">
            <text:p>6829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7a. Midden Zuidholland</text:p>
          </table:table-cell>
          <table:table-cell table:style-name="Default"/>
          <table:table-cell ns41:value-type="float" table:style-name="ce64" office:value="40" office:value-type="float">
            <text:p>40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51" office:value-type="float">
            <text:p>251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6" office:value="566" office:value-type="float">
            <text:p>566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7b. Weidegebied van Zuidholland</text:p>
          </table:table-cell>
          <table:table-cell table:style-name="Default"/>
          <table:table-cell ns41:value-type="float" table:style-name="ce64" office:value="43" office:value-type="float">
            <text:p>4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8. Rotterdam</text:p>
          </table:table-cell>
          <table:table-cell table:style-name="Default"/>
          <table:table-cell ns41:value-type="float" table:style-name="ce64" office:value="160" office:value-type="float">
            <text:p>160</text:p>
          </table:table-cell>
          <table:table-cell ns41:value-type="float" table:style-name="ce68" office:value="451" office:value-type="float">
            <text:p>451</text:p>
          </table:table-cell>
          <table:table-cell ns41:value-type="float" table:style-name="ce68" office:value="478" office:value-type="float">
            <text:p>478</text:p>
          </table:table-cell>
          <table:table-cell ns41:value-type="float" table:style-name="ce68" office:value="81" office:value-type="float">
            <text:p>81</text:p>
          </table:table-cell>
          <table:table-cell ns41:value-type="float" table:style-name="ce68" office:value="154" office:value-type="float">
            <text:p>154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68" office:value="137" office:value-type="float">
            <text:p>13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office:value="11" table:style-name="ce68" table:number-columns-repeated="2" office:value-type="float">
            <text:p>11</text:p>
          </table:table-cell>
          <table:table-cell ns41:value-type="float" table:style-name="ce68" office:value="380" office:value-type="float">
            <text:p>380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350" office:value-type="float">
            <text:p>350</text:p>
          </table:table-cell>
          <table:table-cell ns41:value-type="float" table:style-name="ce68" office:value="113" office:value-type="float">
            <text:p>113</text:p>
          </table:table-cell>
          <table:table-cell ns41:value-type="float" table:style-name="ce68" office:value="137" office:value-type="float">
            <text:p>137</text:p>
          </table:table-cell>
          <table:table-cell ns41:value-type="float" table:style-name="ce68" office:value="45" office:value-type="float">
            <text:p>45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6" office:value="2262" office:value-type="float">
            <text:p>2262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29. De Nieuwe Waterweg</text:p>
          </table:table-cell>
          <table:table-cell table:style-name="Default"/>
          <table:table-cell ns41:value-type="float" table:style-name="ce64" office:value="38" office:value-type="float">
            <text:p>38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81" office:value-type="float">
            <text:p>8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76" office:value="309" office:value-type="float">
            <text:p>309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0. Ind.geb.langs Merwede en Noord</text:p>
          </table:table-cell>
          <table:table-cell table:style-name="Default"/>
          <table:table-cell ns41:value-type="float" table:style-name="ce64" office:value="85" office:value-type="float">
            <text:p>85</text:p>
          </table:table-cell>
          <table:table-cell ns41:value-type="float" table:style-name="ce68" office:value="103" office:value-type="float">
            <text:p>103</text:p>
          </table:table-cell>
          <table:table-cell ns41:value-type="float" table:style-name="ce68" office:value="151" office:value-type="float">
            <text:p>151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62" office:value-type="float">
            <text:p>62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71" office:value-type="float">
            <text:p>171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68" office:value="62" office:value-type="float">
            <text:p>62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6" office:value="752" office:value-type="float">
            <text:p>752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1. Betuwe, Oostel.Rijngeb., Land van Maas en Waal</text:p>
          </table:table-cell>
          <table:table-cell table:style-name="Default"/>
          <table:table-cell ns41:value-type="float" table:style-name="ce64" office:value="116" office:value-type="float">
            <text:p>116</text:p>
          </table:table-cell>
          <table:table-cell ns41:value-type="float" table:style-name="ce68" office:value="62" office:value-type="float">
            <text:p>62</text:p>
          </table:table-cell>
          <table:table-cell ns41:value-type="float" table:style-name="ce68" office:value="119" office:value-type="float">
            <text:p>119</text:p>
          </table:table-cell>
          <table:table-cell ns41:value-type="float" office:value="17" table:style-name="ce68" table:number-columns-repeated="2" office:value-type="float">
            <text:p>1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68" office:value="10" office:value-type="float">
            <text:p>10</text:p>
          </table:table-cell>
          <table:table-cell ns41:value-type="float" office:value="7" table:style-name="ce68" table:number-columns-repeated="2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6" office:value="443" office:value-type="float">
            <text:p>443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2a. Zuidelijke Veluwe</text:p>
          </table:table-cell>
          <table:table-cell table:style-name="Default"/>
          <table:table-cell ns41:value-type="float" table:style-name="ce64" office:value="53" office:value-type="float">
            <text:p>53</text:p>
          </table:table-cell>
          <table:table-cell ns41:value-type="float" table:style-name="ce68" office:value="215" office:value-type="float">
            <text:p>215</text:p>
          </table:table-cell>
          <table:table-cell ns41:value-type="float" table:style-name="ce68" office:value="186" office:value-type="float">
            <text:p>186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155" office:value-type="float">
            <text:p>15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49" office:value-type="float">
            <text:p>49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60" office:value-type="float">
            <text:p>60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4" office:value-type="float">
            <text:p>4</text:p>
          </table:table-cell>
          <table:table-cell ns41:value-type="float" office:value="9" table:style-name="ce68" table:number-columns-repeated="2" office:value-type="float">
            <text:p>9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190" office:value-type="float">
            <text:p>190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68" office:value="48" office:value-type="float">
            <text:p>48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68" office:value="161" office:value-type="float">
            <text:p>161</text:p>
          </table:table-cell>
          <table:table-cell ns41:value-type="float" table:style-name="ce76" office:value="1132" office:value-type="float">
            <text:p>1132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2b. Nijmegen</text:p>
          </table:table-cell>
          <table:table-cell table:style-name="Default"/>
          <table:table-cell ns41:value-type="float" table:style-name="ce64" office:value="54" office:value-type="float">
            <text:p>54</text:p>
          </table:table-cell>
          <table:table-cell ns41:value-type="float" table:style-name="ce68" office:value="116" office:value-type="float">
            <text:p>116</text:p>
          </table:table-cell>
          <table:table-cell ns41:value-type="float" table:style-name="ce68" office:value="102" office:value-type="float">
            <text:p>10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17" office:value-type="float">
            <text:p>117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6" office:value="556" office:value-type="float">
            <text:p>556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3. Zuidhollandse eilanden</text:p>
          </table:table-cell>
          <table:table-cell table:style-name="Default"/>
          <table:table-cell ns41:value-type="float" table:style-name="ce64" office:value="58" office:value-type="float">
            <text:p>5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3" office:value-type="float">
            <text:p>13</text:p>
          </table:table-cell>
          <table:table-cell ns41:value-type="float" office:value="3" table:style-name="ce68" table:number-columns-repeated="2" office:value-type="float">
            <text:p>3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6" office:value="235" office:value-type="float">
            <text:p>235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4a. Zeeuwse eilanden</text:p>
          </table:table-cell>
          <table:table-cell table:style-name="Default"/>
          <table:table-cell ns41:value-type="float" table:style-name="ce64" office:value="106" office:value-type="float">
            <text:p>106</text:p>
          </table:table-cell>
          <table:table-cell ns41:value-type="float" table:style-name="ce68" office:value="84" office:value-type="float">
            <text:p>84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5" table:style-name="ce68" table:number-columns-repeated="2" office:value-type="float">
            <text:p>5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15" office:value-type="float">
            <text:p>15</text:p>
          </table:table-cell>
          <table:table-cell ns41:value-type="float" office:value="6" table:style-name="ce68" table:number-columns-repeated="2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6" office:value="503" office:value-type="float">
            <text:p>503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4b. Zeeuwsch-Vlaanderen</text:p>
          </table:table-cell>
          <table:table-cell table:style-name="Default"/>
          <table:table-cell ns41:value-type="float" table:style-name="ce64" office:value="34" office:value-type="float">
            <text:p>3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office:value="1" table:style-name="ce68" table:number-columns-repeated="3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68" office:value="17" office:value-type="float">
            <text:p>17</text:p>
          </table:table-cell>
          <table:table-cell ns41:value-type="float" office:value="3" table:style-name="ce68" table:number-columns-repeated="2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6" office:value="174" office:value-type="float">
            <text:p>17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5. Westelijk Noordbrabant</text:p>
          </table:table-cell>
          <table:table-cell table:style-name="Default"/>
          <table:table-cell ns41:value-type="float" table:style-name="ce64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4" office:value-type="float">
            <text:p>4</text:p>
          </table:table-cell>
          <table:table-cell ns41:value-type="float" office:value="0" table:style-name="ce68" table:number-columns-repeated="1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6" office:value="60" office:value-type="float">
            <text:p>6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6a. Baranie van Breda en omstreken</text:p>
          </table:table-cell>
          <table:table-cell table:style-name="Default"/>
          <table:table-cell ns41:value-type="float" table:style-name="ce64" office:value="44" office:value-type="float">
            <text:p>44</text:p>
          </table:table-cell>
          <table:table-cell ns41:value-type="float" table:style-name="ce68" office:value="117" office:value-type="float">
            <text:p>117</text:p>
          </table:table-cell>
          <table:table-cell ns41:value-type="float" table:style-name="ce68" office:value="144" office:value-type="float">
            <text:p>14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71" office:value-type="float">
            <text:p>71</text:p>
          </table:table-cell>
          <table:table-cell ns41:value-type="float" office:value="26" table:style-name="ce68" table:number-columns-repeated="2" office:value-type="float">
            <text:p>2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05" office:value-type="float">
            <text:p>105</text:p>
          </table:table-cell>
          <table:table-cell ns41:value-type="float" table:style-name="ce68" office:value="41" office:value-type="float">
            <text:p>41</text:p>
          </table:table-cell>
          <table:table-cell ns41:value-type="float" table:style-name="ce68" office:value="29" office:value-type="float">
            <text:p>29</text:p>
          </table:table-cell>
          <table:table-cell ns41:value-type="float" office:value="16" table:style-name="ce68" table:number-columns-repeated="2" office:value-type="float">
            <text:p>16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6" office:value="664" office:value-type="float">
            <text:p>664</text:p>
          </table:table-cell>
          <table:table-cell table:number-columns-repeated="997"/>
        </table:table-row>
        <table:table-row table:style-name="ro2">
          <table:table-cell ns41:value-type="string" table:style-name="ce56" office:value-type="string">
            <text:p>36b. Kempenland en omstreken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2" office:value-type="float">
            <text:p>12</text:p>
          </table:table-cell>
          <table:table-cell ns41:value-type="float" office:value="0" table:style-name="ce68" table:number-columns-repeated="7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4" office:value-type="float">
            <text:p>0</text:p>
          </table:table-cell>
          <table:table-cell ns41:value-type="float" table:style-name="ce76" office:value="30" office:value-type="float">
            <text:p>30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6c. De Brabantse Peel en omstreken</text:p>
          </table:table-cell>
          <table:table-cell table:style-name="Default"/>
          <table:table-cell ns41:value-type="float" table:style-name="ce64" office:value="11" office:value-type="float">
            <text:p>1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0" table:style-name="ce68" table:number-columns-repeated="6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6" office:value="55" office:value-type="float">
            <text:p>55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7. West-Industriegeb.v.Noordbrabant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72" office:value-type="float">
            <text:p>7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6" office:value="448" office:value-type="float">
            <text:p>448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8. Mijerij van 's Hertogenbosch</text:p>
          </table:table-cell>
          <table:table-cell table:style-name="Default"/>
          <table:table-cell ns41:value-type="float" table:style-name="ce64" office:value="28" office:value-type="float">
            <text:p>28</text:p>
          </table:table-cell>
          <table:table-cell ns41:value-type="float" table:style-name="ce68" office:value="140" office:value-type="float">
            <text:p>140</text:p>
          </table:table-cell>
          <table:table-cell ns41:value-type="float" table:style-name="ce68" office:value="113" office:value-type="float">
            <text:p>113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56" office:value-type="float">
            <text:p>56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6" office:value="562" office:value-type="float">
            <text:p>562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39. Oost-Ind.geb.v. Noordbrabant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68" office:value="125" office:value-type="float">
            <text:p>125</text:p>
          </table:table-cell>
          <table:table-cell ns41:value-type="float" table:style-name="ce68" office:value="140" office:value-type="float">
            <text:p>1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172" office:value-type="float">
            <text:p>17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81" office:value-type="float">
            <text:p>81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59" office:value-type="float">
            <text:p>59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93" office:value-type="float">
            <text:p>9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324" office:value-type="float">
            <text:p>324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88" office:value-type="float">
            <text:p>88</text:p>
          </table:table-cell>
          <table:table-cell ns41:value-type="float" table:style-name="ce68" office:value="137" office:value-type="float">
            <text:p>137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6" office:value="984" office:value-type="float">
            <text:p>984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40.N.Limburg met N.O.Noordbrabant</text:p>
          </table:table-cell>
          <table:table-cell table:style-name="Default"/>
          <table:table-cell ns41:value-type="float" table:style-name="ce64" office:value="51" office:value-type="float">
            <text:p>51</text:p>
          </table:table-cell>
          <table:table-cell ns41:value-type="float" table:style-name="ce68" office:value="84" office:value-type="float">
            <text:p>84</text:p>
          </table:table-cell>
          <table:table-cell ns41:value-type="float" table:style-name="ce68" office:value="136" office:value-type="float">
            <text:p>13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45" office:value-type="float">
            <text:p>4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6" office:value="505" office:value-type="float">
            <text:p>505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41. Zuid Limburg zonder mijnstreek</text:p>
          </table:table-cell>
          <table:table-cell table:style-name="Default"/>
          <table:table-cell ns41:value-type="float" table:style-name="ce64" office:value="44" office:value-type="float">
            <text:p>44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68" office:value="103" office:value-type="float">
            <text:p>10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6" office:value="567" office:value-type="float">
            <text:p>567</text:p>
          </table:table-cell>
          <table:table-cell table:number-columns-repeated="997"/>
        </table:table-row>
        <table:table-row table:style-name="ro2">
          <table:table-cell ns41:value-type="string" table:style-name="ce193" office:value-type="string">
            <text:p>42. Mijnstreek in Limburg</text:p>
          </table:table-cell>
          <table:table-cell table:style-name="Default"/>
          <table:table-cell ns41:value-type="float" table:style-name="ce64" office:value="31" office:value-type="float">
            <text:p>31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122" office:value-type="float">
            <text:p>122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00" office:value-type="float">
            <text:p>200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60" office:value-type="float">
            <text:p>60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6" office:value="598" office:value-type="float">
            <text:p>598</text:p>
          </table:table-cell>
          <table:table-cell table:number-columns-repeated="997"/>
        </table:table-row>
        <table:table-row table:style-name="ro1">
          <table:table-cell ns41:value-type="string" table:style-name="ce194" office:value-type="string">
            <text:p>Totaal</text:p>
          </table:table-cell>
          <table:table-cell table:style-name="Default"/>
          <table:table-cell ns41:value-type="float" table:style-name="ce25" office:value="3414" office:value-type="float">
            <text:p>3414</text:p>
          </table:table-cell>
          <table:table-cell ns41:value-type="float" table:style-name="ce31" office:value="8004" office:value-type="float">
            <text:p>8004</text:p>
          </table:table-cell>
          <table:table-cell ns41:value-type="float" table:style-name="ce31" office:value="8104" office:value-type="float">
            <text:p>8104</text:p>
          </table:table-cell>
          <table:table-cell ns41:value-type="float" table:style-name="ce31" office:value="1591" office:value-type="float">
            <text:p>1591</text:p>
          </table:table-cell>
          <table:table-cell ns41:value-type="float" table:style-name="ce31" office:value="4020" office:value-type="float">
            <text:p>4020</text:p>
          </table:table-cell>
          <table:table-cell ns41:value-type="float" table:style-name="ce31" office:value="521" office:value-type="float">
            <text:p>521</text:p>
          </table:table-cell>
          <table:table-cell ns41:value-type="float" table:style-name="ce31" office:value="597" office:value-type="float">
            <text:p>597</text:p>
          </table:table-cell>
          <table:table-cell ns41:value-type="float" table:style-name="ce31" office:value="1109" office:value-type="float">
            <text:p>1109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1" office:value="1023" office:value-type="float">
            <text:p>1023</text:p>
          </table:table-cell>
          <table:table-cell ns41:value-type="float" table:style-name="ce31" office:value="3080" office:value-type="float">
            <text:p>3080</text:p>
          </table:table-cell>
          <table:table-cell ns41:value-type="float" table:style-name="ce31" office:value="1474" office:value-type="float">
            <text:p>1474</text:p>
          </table:table-cell>
          <table:table-cell ns41:value-type="float" table:style-name="ce31" office:value="770" office:value-type="float">
            <text:p>770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2952" office:value-type="float">
            <text:p>2952</text:p>
          </table:table-cell>
          <table:table-cell ns41:value-type="float" table:style-name="ce31" office:value="776" office:value-type="float">
            <text:p>776</text:p>
          </table:table-cell>
          <table:table-cell ns41:value-type="float" table:style-name="ce31" office:value="6571" office:value-type="float">
            <text:p>6571</text:p>
          </table:table-cell>
          <table:table-cell ns41:value-type="float" table:style-name="ce31" office:value="1742" office:value-type="float">
            <text:p>1742</text:p>
          </table:table-cell>
          <table:table-cell ns41:value-type="float" table:style-name="ce31" office:value="2001" office:value-type="float">
            <text:p>2001</text:p>
          </table:table-cell>
          <table:table-cell ns41:value-type="float" table:style-name="ce31" office:value="1141" office:value-type="float">
            <text:p>1141</text:p>
          </table:table-cell>
          <table:table-cell ns41:value-type="float" table:style-name="ce31" office:value="1214" office:value-type="float">
            <text:p>1214</text:p>
          </table:table-cell>
          <table:table-cell ns41:value-type="float" table:style-name="ce31" office:value="979" office:value-type="float">
            <text:p>979</text:p>
          </table:table-cell>
          <table:table-cell ns41:value-type="float" table:style-name="ce40" office:value="40025" office:value-type="float">
            <text:p>40025</text:p>
          </table:table-cell>
          <table:table-cell table:number-columns-repeated="99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Tabel 6">
        <table:table-column table:style-name="co10" table:default-cell-style-name="ce12"/>
        <table:table-column table:style-name="co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77" office:value-type="string">
            <text:p>Tabel 6. Academisch gevormden naar geboorteplaats en woonprovincie</text:p>
          </table:table-cell>
          <table:table-cell table:style-name="ce77" table:number-columns-repeated="24"/>
          <table:table-cell table:style-name="ce8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number-rows-spanned="2" office:value-type="string" table:style-name="ce78" table:number-columns-spanned="1" office:string-value="Geboorteplaats" ns41:value-type="string">
            <text:p><text:s/>Geboorteplaats </text:p>
          </table:table-cell>
          <table:table-cell table:style-name="ce2"/>
          <table:table-cell ns41:value-type="string" table:number-rows-spanned="1" table:style-name="ce42" table:number-columns-spanned="2" office:value-type="string">
            <text:p>Groningen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Fries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Drenthe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Overijssel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Gelder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Utrecht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Noord-Hol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Zuid-Hol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Zeeland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Noord Brabant</text:p>
          </table:table-cell>
          <table:covered-table-cell table:style-name="ce44"/>
          <table:table-cell ns41:value-type="string" table:number-rows-spanned="1" table:style-name="ce44" table:number-columns-spanned="2" office:value-type="string">
            <text:p>Limburg</text:p>
          </table:table-cell>
          <table:covered-table-cell table:style-name="ce44"/>
          <table:table-cell ns41:value-type="string" table:number-rows-spanned="1" table:style-name="ce46" table:number-columns-spanned="2" office:value-type="string">
            <office:annotation draw:style-name="gr1" svg:height="1.138cm" draw:caption-point-y="0.274cm" svg:width="3.551cm" svg:x="46.618cm" draw:caption-point-x="3.455cm" svg:y="0.688cm" draw:text-style-name="P1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79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ce80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92" office:value-type="string">
            <text:p>Woongemeente</text:p>
          </table:table-cell>
          <table:table-cell table:style-name="Default"/>
          <table:table-cell ns41:value-type="float" table:style-name="ce23" office:value="225" office:value-type="float">
            <text:p>225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30" office:value-type="float">
            <text:p>330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525" office:value-type="float">
            <text:p>1525</text:p>
          </table:table-cell>
          <table:table-cell ns41:value-type="float" table:style-name="ce30" office:value="418" office:value-type="float">
            <text:p>418</text:p>
          </table:table-cell>
          <table:table-cell ns41:value-type="float" table:style-name="ce30" office:value="2105" office:value-type="float">
            <text:p>2105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527" office:value-type="float">
            <text:p>5527</text:p>
          </table:table-cell>
          <table:table-cell ns41:value-type="float" table:style-name="ce38" office:value="956" office:value-type="float">
            <text:p>956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Groningen</text:p>
          </table:table-cell>
          <table:table-cell table:style-name="Default"/>
          <table:table-cell ns41:value-type="float" table:style-name="ce24" office:value="410" office:value-type="float">
            <text:p>410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147" office:value-type="float">
            <text:p>147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13" office:value-type="float">
            <text:p>113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26" office:value-type="float">
            <text:p>226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38" office:value-type="float">
            <text:p>138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418" office:value-type="float">
            <text:p>418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488" office:value-type="float">
            <text:p>488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88" office:value-type="float">
            <text:p>8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193" office:value-type="float">
            <text:p>2193</text:p>
          </table:table-cell>
          <table:table-cell ns41:value-type="float" table:style-name="ce39" office:value="305" office:value-type="float">
            <text:p>305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Friesland</text:p>
          </table:table-cell>
          <table:table-cell table:style-name="Default"/>
          <table:table-cell ns41:value-type="float" table:style-name="ce24" office:value="211" office:value-type="float">
            <text:p>21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357" office:value-type="float">
            <text:p>357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230" office:value-type="float">
            <text:p>23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450" office:value-type="float">
            <text:p>450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529" office:value-type="float">
            <text:p>529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266" office:value-type="float">
            <text:p>2266</text:p>
          </table:table-cell>
          <table:table-cell ns41:value-type="float" table:style-name="ce39" office:value="248" office:value-type="float">
            <text:p>248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Drenthe</text:p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94" office:value-type="float">
            <text:p>694</text:p>
          </table:table-cell>
          <table:table-cell ns41:value-type="float" table:style-name="ce39" office:value="71" office:value-type="float">
            <text:p>71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Overijssel</text:p>
          </table:table-cell>
          <table:table-cell table:style-name="Default"/>
          <table:table-cell ns41:value-type="float" table:style-name="ce24" office:value="70" office:value-type="float">
            <text:p>7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0" office:value-type="float">
            <text:p>17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25" office:value-type="float">
            <text:p>225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65" office:value-type="float">
            <text:p>165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315" office:value-type="float">
            <text:p>315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414" office:value-type="float">
            <text:p>414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5" office:value-type="float">
            <text:p>95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607" office:value-type="float">
            <text:p>1607</text:p>
          </table:table-cell>
          <table:table-cell ns41:value-type="float" table:style-name="ce39" office:value="195" office:value-type="float">
            <text:p>195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Gelderland</text:p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33" office:value-type="float">
            <text:p>133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81" office:value-type="float">
            <text:p>481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302" office:value-type="float">
            <text:p>302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563" office:value-type="float">
            <text:p>563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769" office:value-type="float">
            <text:p>769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89" office:value-type="float">
            <text:p>189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729" office:value-type="float">
            <text:p>2729</text:p>
          </table:table-cell>
          <table:table-cell ns41:value-type="float" table:style-name="ce39" office:value="379" office:value-type="float">
            <text:p>379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Utrecht</text:p>
          </table:table-cell>
          <table:table-cell table:style-name="Default"/>
          <table:table-cell ns41:value-type="float" table:style-name="ce24" office:value="53" office:value-type="float">
            <text:p>5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19" office:value-type="float">
            <text:p>219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308" office:value-type="float">
            <text:p>308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416" office:value-type="float">
            <text:p>416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621" office:value-type="float">
            <text:p>621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017" office:value-type="float">
            <text:p>2017</text:p>
          </table:table-cell>
          <table:table-cell ns41:value-type="float" table:style-name="ce39" office:value="303" office:value-type="float">
            <text:p>303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Noordholland</text:p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27" office:value-type="float">
            <text:p>127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81" office:value-type="float">
            <text:p>18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545" office:value-type="float">
            <text:p>545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530" office:value-type="float">
            <text:p>530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1596" office:value-type="float">
            <text:p>1596</text:p>
          </table:table-cell>
          <table:table-cell ns41:value-type="float" table:style-name="ce191" office:value="297" office:value-type="float">
            <text:p>297</text:p>
          </table:table-cell>
          <table:table-cell ns41:value-type="float" table:style-name="ce191" office:value="1513" office:value-type="float">
            <text:p>1513</text:p>
          </table:table-cell>
          <table:table-cell ns41:value-type="float" table:style-name="ce191" office:value="230" office:value-type="float">
            <text:p>230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28" office:value-type="float">
            <text:p>328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5225" office:value-type="float">
            <text:p>5225</text:p>
          </table:table-cell>
          <table:table-cell ns41:value-type="float" table:style-name="ce39" office:value="866" office:value-type="float">
            <text:p>866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Zuidholland</text:p>
          </table:table-cell>
          <table:table-cell table:style-name="Default"/>
          <table:table-cell ns41:value-type="float" table:style-name="ce24" office:value="201" office:value-type="float">
            <text:p>201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39" office:value-type="float">
            <text:p>139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21" office:value-type="float">
            <text:p>32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748" office:value-type="float">
            <text:p>748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665" office:value-type="float">
            <text:p>665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1598" office:value-type="float">
            <text:p>1598</text:p>
          </table:table-cell>
          <table:table-cell ns41:value-type="float" table:style-name="ce191" office:value="294" office:value-type="float">
            <text:p>294</text:p>
          </table:table-cell>
          <table:table-cell ns41:value-type="float" table:style-name="ce191" office:value="2809" office:value-type="float">
            <text:p>2809</text:p>
          </table:table-cell>
          <table:table-cell ns41:value-type="float" table:style-name="ce191" office:value="397" office:value-type="float">
            <text:p>397</text:p>
          </table:table-cell>
          <table:table-cell ns41:value-type="float" table:style-name="ce191" office:value="147" office:value-type="float">
            <text:p>14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91" office:value-type="float">
            <text:p>491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197" office:value-type="float">
            <text:p>197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7413" office:value-type="float">
            <text:p>7413</text:p>
          </table:table-cell>
          <table:table-cell ns41:value-type="float" table:style-name="ce39" office:value="1087" office:value-type="float">
            <text:p>1087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Zeeland</text:p>
          </table:table-cell>
          <table:table-cell table:style-name="Default"/>
          <table:table-cell ns41:value-type="float" table:style-name="ce24" office:value="34" office:value-type="float">
            <text:p>3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17" office:value-type="float">
            <text:p>117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21" office:value-type="float">
            <text:p>22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360" office:value-type="float">
            <text:p>36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99" office:value-type="float">
            <text:p>1099</text:p>
          </table:table-cell>
          <table:table-cell ns41:value-type="float" table:style-name="ce39" office:value="122" office:value-type="float">
            <text:p>122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Noordbrabant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333" office:value-type="float">
            <text:p>333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482" office:value-type="float">
            <text:p>482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74" office:value-type="float">
            <text:p>174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070" office:value-type="float">
            <text:p>2070</text:p>
          </table:table-cell>
          <table:table-cell ns41:value-type="float" table:style-name="ce39" office:value="253" office:value-type="float">
            <text:p>253</text:p>
          </table:table-cell>
          <table:table-cell table:number-columns-repeated="998"/>
        </table:table-row>
        <table:table-row table:style-name="ro2">
          <table:table-cell ns41:value-type="string" table:style-name="ce195" office:value-type="string">
            <text:p>Een andere gem. in Limburg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36" office:value-type="float">
            <text:p>136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95" office:value-type="float">
            <text:p>195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57" office:value-type="float">
            <text:p>15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36" office:value-type="float">
            <text:p>436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137" office:value-type="float">
            <text:p>1137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998"/>
        </table:table-row>
        <table:table-row table:style-name="ro2">
          <table:table-cell ns41:value-type="string" table:style-name="ce56" office:value-type="string">
            <text:p>Nederland</text:p>
          </table:table-cell>
          <table:table-cell table:style-name="ce62"/>
          <table:table-cell ns41:value-type="float" table:style-name="ce64" office:value="1530" office:value-type="float">
            <text:p>1530</text:p>
          </table:table-cell>
          <table:table-cell ns41:value-type="float" table:style-name="ce68" office:value="228" office:value-type="float">
            <text:p>228</text:p>
          </table:table-cell>
          <table:table-cell ns41:value-type="float" table:style-name="ce68" office:value="1118" office:value-type="float">
            <text:p>1118</text:p>
          </table:table-cell>
          <table:table-cell ns41:value-type="float" table:style-name="ce68" office:value="113" office:value-type="float">
            <text:p>113</text:p>
          </table:table-cell>
          <table:table-cell ns41:value-type="float" table:style-name="ce68" office:value="522" office:value-type="float">
            <text:p>522</text:p>
          </table:table-cell>
          <table:table-cell ns41:value-type="float" table:style-name="ce68" office:value="53" office:value-type="float">
            <text:p>53</text:p>
          </table:table-cell>
          <table:table-cell ns41:value-type="float" table:style-name="ce68" office:value="1511" office:value-type="float">
            <text:p>1511</text:p>
          </table:table-cell>
          <table:table-cell ns41:value-type="float" table:style-name="ce68" office:value="148" office:value-type="float">
            <text:p>148</text:p>
          </table:table-cell>
          <table:table-cell ns41:value-type="float" table:style-name="ce68" office:value="3526" office:value-type="float">
            <text:p>3526</text:p>
          </table:table-cell>
          <table:table-cell ns41:value-type="float" table:style-name="ce68" office:value="443" office:value-type="float">
            <text:p>443</text:p>
          </table:table-cell>
          <table:table-cell ns41:value-type="float" table:style-name="ce68" office:value="2902" office:value-type="float">
            <text:p>2902</text:p>
          </table:table-cell>
          <table:table-cell ns41:value-type="float" table:style-name="ce68" office:value="563" office:value-type="float">
            <text:p>563</text:p>
          </table:table-cell>
          <table:table-cell ns41:value-type="float" table:style-name="ce68" office:value="7706" office:value-type="float">
            <text:p>7706</text:p>
          </table:table-cell>
          <table:table-cell ns41:value-type="float" table:style-name="ce68" office:value="1522" office:value-type="float">
            <text:p>1522</text:p>
          </table:table-cell>
          <table:table-cell ns41:value-type="float" table:style-name="ce68" office:value="10433" office:value-type="float">
            <text:p>10433</text:p>
          </table:table-cell>
          <table:table-cell ns41:value-type="float" table:style-name="ce68" office:value="1400" office:value-type="float">
            <text:p>1400</text:p>
          </table:table-cell>
          <table:table-cell ns41:value-type="float" table:style-name="ce68" office:value="628" office:value-type="float">
            <text:p>628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2622" office:value-type="float">
            <text:p>2622</text:p>
          </table:table-cell>
          <table:table-cell ns41:value-type="float" table:style-name="ce68" office:value="246" office:value-type="float">
            <text:p>246</text:p>
          </table:table-cell>
          <table:table-cell ns41:value-type="float" table:style-name="ce68" office:value="1469" office:value-type="float">
            <text:p>1469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68" office:value="33977" office:value-type="float">
            <text:p>33977</text:p>
          </table:table-cell>
          <table:table-cell ns41:value-type="float" table:style-name="ce76" office:value="4875" office:value-type="float">
            <text:p>4875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Indon.Suriname of Ned. Antillen</text:p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91" office:value-type="float">
            <text:p>291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251" office:value-type="float">
            <text:p>251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812" office:value-type="float">
            <text:p>812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1597" office:value-type="float">
            <text:p>1597</text:p>
          </table:table-cell>
          <table:table-cell ns41:value-type="float" table:style-name="ce191" office:value="257" office:value-type="float">
            <text:p>257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3330" office:value-type="float">
            <text:p>3330</text:p>
          </table:table-cell>
          <table:table-cell ns41:value-type="float" table:style-name="ce39" office:value="615" office:value-type="float">
            <text:p>615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Duitsland</text:p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62" office:value-type="float">
            <text:p>262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56" office:value-type="float">
            <text:p>656</text:p>
          </table:table-cell>
          <table:table-cell ns41:value-type="float" table:style-name="ce39" office:value="102" office:value-type="float">
            <text:p>102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België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18" office:value-type="float">
            <text:p>218</text:p>
          </table:table-cell>
          <table:table-cell ns41:value-type="float" table:style-name="ce39" office:value="33" office:value-type="float">
            <text:p>33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Gr.Brittanië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3" table:style-name="ce191" table:number-columns-repeated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Frankrijk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2" office:value-type="float">
            <text:p>22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Italië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6" table:style-name="ce191" table:number-columns-repeated="2" office:value-type="float">
            <text:p>6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Pol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Oostenrijk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Ander land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162" office:value-type="float">
            <text:p>162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62" office:value-type="float">
            <text:p>462</text:p>
          </table:table-cell>
          <table:table-cell ns41:value-type="float" table:style-name="ce39" office:value="149" office:value-type="float">
            <text:p>149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Het buitenland</text:p>
          </table:table-cell>
          <table:table-cell table:style-name="Default"/>
          <table:table-cell ns41:value-type="float" table:style-name="ce24" office:value="70" office:value-type="float">
            <text:p>7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411" office:value-type="float">
            <text:p>411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363" office:value-type="float">
            <text:p>363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1364" office:value-type="float">
            <text:p>1364</text:p>
          </table:table-cell>
          <table:table-cell ns41:value-type="float" table:style-name="ce191" office:value="316" office:value-type="float">
            <text:p>316</text:p>
          </table:table-cell>
          <table:table-cell ns41:value-type="float" table:style-name="ce191" office:value="2077" office:value-type="float">
            <text:p>2077</text:p>
          </table:table-cell>
          <table:table-cell ns41:value-type="float" table:style-name="ce191" office:value="360" office:value-type="float">
            <text:p>360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46" office:value-type="float">
            <text:p>246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59" office:value-type="float">
            <text:p>159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4955" office:value-type="float">
            <text:p>4955</text:p>
          </table:table-cell>
          <table:table-cell ns41:value-type="float" table:style-name="ce39" office:value="986" office:value-type="float">
            <text:p>986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Onbekend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8"/>
        </table:table-row>
        <table:table-row table:style-name="ro1">
          <table:table-cell ns41:value-type="string" table:style-name="ce81" office:value-type="string">
            <text:p>Totaal</text:p>
          </table:table-cell>
          <table:table-cell table:style-name="ce62"/>
          <table:table-cell ns41:value-type="float" table:style-name="ce82" office:value="1600" office:value-type="float">
            <text:p>1600</text:p>
          </table:table-cell>
          <table:table-cell ns41:value-type="float" table:style-name="ce83" office:value="256" office:value-type="float">
            <text:p>256</text:p>
          </table:table-cell>
          <table:table-cell ns41:value-type="float" table:style-name="ce83" office:value="1161" office:value-type="float">
            <text:p>116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671" office:value-type="float">
            <text:p>1671</text:p>
          </table:table-cell>
          <table:table-cell ns41:value-type="float" table:style-name="ce83" office:value="174" office:value-type="float">
            <text:p>174</text:p>
          </table:table-cell>
          <table:table-cell ns41:value-type="float" table:style-name="ce83" office:value="3940" office:value-type="float">
            <text:p>3940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3266" office:value-type="float">
            <text:p>3266</text:p>
          </table:table-cell>
          <table:table-cell ns41:value-type="float" table:style-name="ce83" office:value="661" office:value-type="float">
            <text:p>661</text:p>
          </table:table-cell>
          <table:table-cell ns41:value-type="float" table:style-name="ce83" office:value="9075" office:value-type="float">
            <text:p>9075</text:p>
          </table:table-cell>
          <table:table-cell ns41:value-type="float" table:style-name="ce83" office:value="1838" office:value-type="float">
            <text:p>1838</text:p>
          </table:table-cell>
          <table:table-cell ns41:value-type="float" table:style-name="ce83" office:value="12518" office:value-type="float">
            <text:p>12518</text:p>
          </table:table-cell>
          <table:table-cell ns41:value-type="float" table:style-name="ce83" office:value="1761" office:value-type="float">
            <text:p>1761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2872" office:value-type="float">
            <text:p>2872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1631" office:value-type="float">
            <text:p>1631</text:p>
          </table:table-cell>
          <table:table-cell ns41:value-type="float" table:style-name="ce83" office:value="135" office:value-type="float">
            <text:p>135</text:p>
          </table:table-cell>
          <table:table-cell ns41:value-type="float" table:style-name="ce83" office:value="38958" office:value-type="float">
            <text:p>38958</text:p>
          </table:table-cell>
          <table:table-cell ns41:value-type="float" table:style-name="ce85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Tabel 7">
        <table:table-column table:style-name="co11" table:default-cell-style-name="ce12"/>
        <table:table-column table:style-name="co1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7. Academisch gevormden met en zonder beroep naar studierichting en leeftijdsklasse</text:p>
          </table:table-cell>
          <table:table-cell table:style-name="ce196" table:number-columns-repeated="30"/>
          <table:table-cell table:style-name="ce197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ns41:value-type="string" table:number-rows-spanned="4" table:style-name="ce49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ce42" table:number-columns-spanned="10" office:value-type="string">
            <text:p>Met beroep</text:p>
          </table:table-cell>
          <table:covered-table-cell table:style-name="ce44" table:number-columns-repeated="9"/>
          <table:table-cell ns41:value-type="string" table:number-rows-spanned="1" table:style-name="ce44" table:number-columns-spanned="10" office:value-type="string">
            <text:p>Zonder beroep</text:p>
          </table:table-cell>
          <table:covered-table-cell table:style-name="ce44" table:number-columns-repeated="9"/>
          <table:table-cell ns41:value-type="string" table:number-rows-spanned="1" table:style-name="ce46" table:number-columns-spanned="10" office:value-type="string">
            <text:p>Totaal</text:p>
          </table:table-cell>
          <table:covered-table-cell table:style-name="ce44" table:number-columns-repeated="8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ns41:value-type="string" table:number-rows-spanned="2" table:style-name="ce20" table:number-columns-spanned="2" office:value-type="string">
            <text:p>jonger dan 40 jaa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40 t/m 49 j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50 t/m 64 j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65 jaar en oude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Totaal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jonger dan 40 jaa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40 t/m 49 j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50 t/m 64 j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65 jaar en oude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Totaal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jonger dan 40 jaa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40 t/m 49 j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50 t/m 64 jr</text:p>
          </table:table-cell>
          <table:covered-table-cell table:style-name="ce87"/>
          <table:table-cell ns41:value-type="string" table:number-rows-spanned="2" table:style-name="ce27" table:number-columns-spanned="2" office:value-type="string">
            <text:p>65 jaar en ouder</text:p>
          </table:table-cell>
          <table:covered-table-cell table:style-name="ce87"/>
          <table:table-cell ns41:value-type="string" table:number-rows-spanned="2" table:style-name="ce35" table:number-columns-spanned="2" office:value-type="string">
            <text:p>Totaal</text:p>
          </table:table-cell>
          <table:covered-table-cell table:style-name="ce90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91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2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7" office:value="31" office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1576" office:value-type="float">
            <text:p>1576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891" office:value-type="float">
            <text:p>89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669" office:value-type="float">
            <text:p>66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98" office:value-type="float">
            <text:p>19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334" office:value-type="float">
            <text:p>3334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00" office:value-type="float">
            <text:p>40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65" office:value-type="float">
            <text:p>465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587" office:value-type="float">
            <text:p>1587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900" office:value-type="float">
            <text:p>900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714" office:value-type="float">
            <text:p>71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598" office:value-type="float">
            <text:p>59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799" office:value-type="float">
            <text:p>3799</text:p>
          </table:table-cell>
          <table:table-cell ns41:value-type="float" table:style-name="ce38" office:value="123" office:value-type="float">
            <text:p>123</text:p>
          </table:table-cell>
          <table:table-cell table:number-columns-repeated="992"/>
        </table:table-row>
        <table:table-row table:style-name="ro2">
          <table:table-cell ns41:value-type="string" table:style-name="ce7" office:value-type="string">
            <text:p>Rechtsgeleerdheid</text:p>
          </table:table-cell>
          <table:table-cell table:style-name="Default"/>
          <table:table-cell ns41:value-type="float" table:style-name="ce24" office:value="3320" office:value-type="float">
            <text:p>3320</text:p>
          </table:table-cell>
          <table:table-cell ns41:value-type="float" table:style-name="ce191" office:value="459" office:value-type="float">
            <text:p>459</text:p>
          </table:table-cell>
          <table:table-cell ns41:value-type="float" table:style-name="ce191" office:value="1923" office:value-type="float">
            <text:p>1923</text:p>
          </table:table-cell>
          <table:table-cell ns41:value-type="float" table:style-name="ce191" office:value="183" office:value-type="float">
            <text:p>183</text:p>
          </table:table-cell>
          <table:table-cell ns41:value-type="float" table:style-name="ce191" office:value="1682" office:value-type="float">
            <text:p>1682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337" office:value-type="float">
            <text:p>33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262" office:value-type="float">
            <text:p>7262</text:p>
          </table:table-cell>
          <table:table-cell ns41:value-type="float" table:style-name="ce191" office:value="742" office:value-type="float">
            <text:p>742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417" office:value-type="float">
            <text:p>417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176" office:value-type="float">
            <text:p>176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322" office:value-type="float">
            <text:p>32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679" office:value-type="float">
            <text:p>679</text:p>
          </table:table-cell>
          <table:table-cell ns41:value-type="float" table:style-name="ce191" office:value="3346" office:value-type="float">
            <text:p>3346</text:p>
          </table:table-cell>
          <table:table-cell ns41:value-type="float" table:style-name="ce191" office:value="876" office:value-type="float">
            <text:p>876</text:p>
          </table:table-cell>
          <table:table-cell ns41:value-type="float" table:style-name="ce191" office:value="1959" office:value-type="float">
            <text:p>1959</text:p>
          </table:table-cell>
          <table:table-cell ns41:value-type="float" table:style-name="ce191" office:value="359" office:value-type="float">
            <text:p>359</text:p>
          </table:table-cell>
          <table:table-cell ns41:value-type="float" table:style-name="ce191" office:value="1811" office:value-type="float">
            <text:p>1811</text:p>
          </table:table-cell>
          <table:table-cell ns41:value-type="float" table:style-name="ce191" office:value="180" office:value-type="float">
            <text:p>180</text:p>
          </table:table-cell>
          <table:table-cell ns41:value-type="float" table:style-name="ce191" office:value="659" office:value-type="float">
            <text:p>65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7775" office:value-type="float">
            <text:p>7775</text:p>
          </table:table-cell>
          <table:table-cell ns41:value-type="float" table:style-name="ce39" office:value="1421" office:value-type="float">
            <text:p>142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3260" office:value-type="float">
            <text:p>3260</text:p>
          </table:table-cell>
          <table:table-cell ns41:value-type="float" table:style-name="ce191" office:value="456" office:value-type="float">
            <text:p>456</text:p>
          </table:table-cell>
          <table:table-cell ns41:value-type="float" table:style-name="ce191" office:value="1966" office:value-type="float">
            <text:p>1966</text:p>
          </table:table-cell>
          <table:table-cell ns41:value-type="float" table:style-name="ce191" office:value="171" office:value-type="float">
            <text:p>171</text:p>
          </table:table-cell>
          <table:table-cell ns41:value-type="float" table:style-name="ce191" office:value="1629" office:value-type="float">
            <text:p>1629</text:p>
          </table:table-cell>
          <table:table-cell ns41:value-type="float" table:style-name="ce191" office:value="111" office:value-type="float">
            <text:p>111</text:p>
          </table:table-cell>
          <table:table-cell ns41:value-type="float" table:style-name="ce191" office:value="504" office:value-type="float">
            <text:p>50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7359" office:value-type="float">
            <text:p>7359</text:p>
          </table:table-cell>
          <table:table-cell ns41:value-type="float" table:style-name="ce191" office:value="745" office:value-type="float">
            <text:p>745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83" office:value-type="float">
            <text:p>18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319" office:value-type="float">
            <text:p>319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405" office:value-type="float">
            <text:p>405</text:p>
          </table:table-cell>
          <table:table-cell ns41:value-type="float" table:style-name="ce191" office:value="311" office:value-type="float">
            <text:p>311</text:p>
          </table:table-cell>
          <table:table-cell ns41:value-type="float" table:style-name="ce191" office:value="3285" office:value-type="float">
            <text:p>3285</text:p>
          </table:table-cell>
          <table:table-cell ns41:value-type="float" table:style-name="ce191" office:value="639" office:value-type="float">
            <text:p>639</text:p>
          </table:table-cell>
          <table:table-cell ns41:value-type="float" table:style-name="ce191" office:value="1970" office:value-type="float">
            <text:p>1970</text:p>
          </table:table-cell>
          <table:table-cell ns41:value-type="float" table:style-name="ce191" office:value="232" office:value-type="float">
            <text:p>232</text:p>
          </table:table-cell>
          <table:table-cell ns41:value-type="float" table:style-name="ce191" office:value="1686" office:value-type="float">
            <text:p>1686</text:p>
          </table:table-cell>
          <table:table-cell ns41:value-type="float" table:style-name="ce191" office:value="165" office:value-type="float">
            <text:p>165</text:p>
          </table:table-cell>
          <table:table-cell ns41:value-type="float" table:style-name="ce191" office:value="823" office:value-type="float">
            <text:p>823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7764" office:value-type="float">
            <text:p>7764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702" office:value-type="float">
            <text:p>702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388" office:value-type="float">
            <text:p>388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262" office:value-type="float">
            <text:p>262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84" office:value-type="float">
            <text:p>1384</text:p>
          </table:table-cell>
          <table:table-cell ns41:value-type="float" table:style-name="ce191" office:value="207" office:value-type="float">
            <text:p>20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704" office:value-type="float">
            <text:p>704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390" office:value-type="float">
            <text:p>390</text:p>
          </table:table-cell>
          <table:table-cell ns41:value-type="float" table:style-name="ce191" office:value="91" office:value-type="float">
            <text:p>91</text:p>
          </table:table-cell>
          <table:table-cell ns41:value-type="float" table:style-name="ce191" office:value="272" office:value-type="float">
            <text:p>272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09" office:value-type="float">
            <text:p>1409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1770" office:value-type="float">
            <text:p>1770</text:p>
          </table:table-cell>
          <table:table-cell ns41:value-type="float" table:style-name="ce191" office:value="294" office:value-type="float">
            <text:p>294</text:p>
          </table:table-cell>
          <table:table-cell ns41:value-type="float" table:style-name="ce191" office:value="895" office:value-type="float">
            <text:p>895</text:p>
          </table:table-cell>
          <table:table-cell ns41:value-type="float" table:style-name="ce191" office:value="194" office:value-type="float">
            <text:p>194</text:p>
          </table:table-cell>
          <table:table-cell ns41:value-type="float" table:style-name="ce191" office:value="553" office:value-type="float">
            <text:p>553</text:p>
          </table:table-cell>
          <table:table-cell ns41:value-type="float" table:style-name="ce191" office:value="138" office:value-type="float">
            <text:p>138</text:p>
          </table:table-cell>
          <table:table-cell ns41:value-type="float" table:style-name="ce191" office:value="165" office:value-type="float">
            <text:p>16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383" office:value-type="float">
            <text:p>3383</text:p>
          </table:table-cell>
          <table:table-cell ns41:value-type="float" table:style-name="ce191" office:value="637" office:value-type="float">
            <text:p>637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61" office:value-type="float">
            <text:p>161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175" office:value-type="float">
            <text:p>175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29" office:value-type="float">
            <text:p>229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1780" office:value-type="float">
            <text:p>1780</text:p>
          </table:table-cell>
          <table:table-cell ns41:value-type="float" table:style-name="ce191" office:value="538" office:value-type="float">
            <text:p>538</text:p>
          </table:table-cell>
          <table:table-cell ns41:value-type="float" table:style-name="ce191" office:value="902" office:value-type="float">
            <text:p>902</text:p>
          </table:table-cell>
          <table:table-cell ns41:value-type="float" table:style-name="ce191" office:value="355" office:value-type="float">
            <text:p>355</text:p>
          </table:table-cell>
          <table:table-cell ns41:value-type="float" table:style-name="ce191" office:value="590" office:value-type="float">
            <text:p>590</text:p>
          </table:table-cell>
          <table:table-cell ns41:value-type="float" table:style-name="ce191" office:value="221" office:value-type="float">
            <text:p>221</text:p>
          </table:table-cell>
          <table:table-cell ns41:value-type="float" table:style-name="ce191" office:value="340" office:value-type="float">
            <text:p>340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3612" office:value-type="float">
            <text:p>3612</text:p>
          </table:table-cell>
          <table:table-cell ns41:value-type="float" table:style-name="ce39" office:value="1150" office:value-type="float">
            <text:p>1150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02" office:value-type="float">
            <text:p>102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83" office:value-type="float">
            <text:p>483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6" office:value-type="float">
            <text:p>16</text:p>
          </table:table-cell>
          <table:table-cell ns41:value-type="float" office:value="7" table:style-name="ce191" table:number-columns-repeated="2" office:value-type="float">
            <text:p>7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233" office:value-type="float">
            <text:p>233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33" office:value-type="float">
            <text:p>133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19" office:value-type="float">
            <text:p>519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320" office:value-type="float">
            <text:p>32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65" office:value-type="float">
            <text:p>56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22" office:value-type="float">
            <text:p>322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128" office:value-type="float">
            <text:p>128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15" office:value-type="float">
            <text:p>115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566" office:value-type="float">
            <text:p>566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301" office:value-type="float">
            <text:p>30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25" office:value-type="float">
            <text:p>1025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568" office:value-type="float">
            <text:p>568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302" office:value-type="float">
            <text:p>302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32" office:value-type="float">
            <text:p>13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79" office:value-type="float">
            <text:p>1079</text:p>
          </table:table-cell>
          <table:table-cell ns41:value-type="float" table:style-name="ce39" office:value="169" office:value-type="float">
            <text:p>169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210" office:value-type="float">
            <text:p>210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191" office:value="122" office:value-type="float">
            <text:p>1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91" office:value-type="float">
            <text:p>91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256" office:value-type="float">
            <text:p>256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320" office:value-type="float">
            <text:p>320</text:p>
          </table:table-cell>
          <table:table-cell ns41:value-type="float" table:style-name="ce191" office:value="167" office:value-type="float">
            <text:p>167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672" office:value-type="float">
            <text:p>672</text:p>
          </table:table-cell>
          <table:table-cell ns41:value-type="float" table:style-name="ce191" office:value="351" office:value-type="float">
            <text:p>3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2" office:value-type="float">
            <text:p>11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320" office:value-type="float">
            <text:p>320</text:p>
          </table:table-cell>
          <table:table-cell ns41:value-type="float" table:style-name="ce191" office:value="279" office:value-type="float">
            <text:p>279</text:p>
          </table:table-cell>
          <table:table-cell ns41:value-type="float" table:style-name="ce191" office:value="155" office:value-type="float">
            <text:p>155</text:p>
          </table:table-cell>
          <table:table-cell ns41:value-type="float" table:style-name="ce191" office:value="141" office:value-type="float">
            <text:p>141</text:p>
          </table:table-cell>
          <table:table-cell ns41:value-type="float" office:value="116" table:style-name="ce191" table:number-columns-repeated="2" office:value-type="float">
            <text:p>116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735" office:value-type="float">
            <text:p>735</text:p>
          </table:table-cell>
          <table:table-cell ns41:value-type="float" table:style-name="ce39" office:value="562" office:value-type="float">
            <text:p>562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1037" office:value-type="float">
            <text:p>1037</text:p>
          </table:table-cell>
          <table:table-cell ns41:value-type="float" table:style-name="ce191" office:value="403" office:value-type="float">
            <text:p>403</text:p>
          </table:table-cell>
          <table:table-cell ns41:value-type="float" table:style-name="ce191" office:value="582" office:value-type="float">
            <text:p>582</text:p>
          </table:table-cell>
          <table:table-cell ns41:value-type="float" table:style-name="ce191" office:value="214" office:value-type="float">
            <text:p>214</text:p>
          </table:table-cell>
          <table:table-cell ns41:value-type="float" table:style-name="ce191" office:value="550" office:value-type="float">
            <text:p>550</text:p>
          </table:table-cell>
          <table:table-cell ns41:value-type="float" table:style-name="ce191" office:value="191" office:value-type="float">
            <text:p>191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262" office:value-type="float">
            <text:p>2262</text:p>
          </table:table-cell>
          <table:table-cell ns41:value-type="float" table:style-name="ce191" office:value="818" office:value-type="float">
            <text:p>818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04" office:value-type="float">
            <text:p>30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13" office:value-type="float">
            <text:p>213</text:p>
          </table:table-cell>
          <table:table-cell ns41:value-type="float" table:style-name="ce191" office:value="557" office:value-type="float">
            <text:p>557</text:p>
          </table:table-cell>
          <table:table-cell ns41:value-type="float" table:style-name="ce191" office:value="1053" office:value-type="float">
            <text:p>1053</text:p>
          </table:table-cell>
          <table:table-cell ns41:value-type="float" table:style-name="ce191" office:value="707" office:value-type="float">
            <text:p>707</text:p>
          </table:table-cell>
          <table:table-cell ns41:value-type="float" table:style-name="ce191" office:value="592" office:value-type="float">
            <text:p>592</text:p>
          </table:table-cell>
          <table:table-cell ns41:value-type="float" table:style-name="ce191" office:value="338" office:value-type="float">
            <text:p>338</text:p>
          </table:table-cell>
          <table:table-cell ns41:value-type="float" table:style-name="ce191" office:value="591" office:value-type="float">
            <text:p>591</text:p>
          </table:table-cell>
          <table:table-cell ns41:value-type="float" table:style-name="ce191" office:value="291" office:value-type="float">
            <text:p>291</text:p>
          </table:table-cell>
          <table:table-cell ns41:value-type="float" table:style-name="ce191" office:value="239" office:value-type="float">
            <text:p>239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475" office:value-type="float">
            <text:p>2475</text:p>
          </table:table-cell>
          <table:table-cell ns41:value-type="float" table:style-name="ce39" office:value="1375" office:value-type="float">
            <text:p>1375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374" office:value-type="float">
            <text:p>374</text:p>
          </table:table-cell>
          <table:table-cell ns41:value-type="float" table:style-name="ce191" office:value="208" office:value-type="float">
            <text:p>208</text:p>
          </table:table-cell>
          <table:table-cell ns41:value-type="float" table:style-name="ce191" office:value="255" office:value-type="float">
            <text:p>255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291" office:value-type="float">
            <text:p>291</text:p>
          </table:table-cell>
          <table:table-cell ns41:value-type="float" table:style-name="ce191" office:value="147" office:value-type="float">
            <text:p>147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969" office:value-type="float">
            <text:p>969</text:p>
          </table:table-cell>
          <table:table-cell ns41:value-type="float" table:style-name="ce191" office:value="505" office:value-type="float">
            <text:p>50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62" office:value-type="float">
            <text:p>16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1" office:value-type="float">
            <text:p>9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352" office:value-type="float">
            <text:p>352</text:p>
          </table:table-cell>
          <table:table-cell ns41:value-type="float" table:style-name="ce191" office:value="379" office:value-type="float">
            <text:p>379</text:p>
          </table:table-cell>
          <table:table-cell ns41:value-type="float" table:style-name="ce191" office:value="370" office:value-type="float">
            <text:p>370</text:p>
          </table:table-cell>
          <table:table-cell ns41:value-type="float" table:style-name="ce191" office:value="256" office:value-type="float">
            <text:p>256</text:p>
          </table:table-cell>
          <table:table-cell ns41:value-type="float" table:style-name="ce191" office:value="233" office:value-type="float">
            <text:p>233</text:p>
          </table:table-cell>
          <table:table-cell ns41:value-type="float" table:style-name="ce191" office:value="309" office:value-type="float">
            <text:p>309</text:p>
          </table:table-cell>
          <table:table-cell ns41:value-type="float" table:style-name="ce191" office:value="221" office:value-type="float">
            <text:p>221</text:p>
          </table:table-cell>
          <table:table-cell ns41:value-type="float" table:style-name="ce191" office:value="117" office:value-type="float">
            <text:p>117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1061" office:value-type="float">
            <text:p>1061</text:p>
          </table:table-cell>
          <table:table-cell ns41:value-type="float" table:style-name="ce39" office:value="857" office:value-type="float">
            <text:p>857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326" office:value-type="float">
            <text:p>326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155" office:value-type="float">
            <text:p>155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13" office:value-type="float">
            <text:p>113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12" office:value-type="float">
            <text:p>612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331" office:value-type="float">
            <text:p>331</text:p>
          </table:table-cell>
          <table:table-cell ns41:value-type="float" table:style-name="ce191" office:value="173" office:value-type="float">
            <text:p>173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75" office:value-type="float">
            <text:p>675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160" office:value-type="float">
            <text:p>160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73" office:value-type="float">
            <text:p>73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160" office:value-type="float">
            <text:p>160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84" office:value-type="float">
            <text:p>84</text:p>
          </table:table-cell>
          <table:table-cell ns41:value-type="float" office:value="34" table:style-name="ce191" table:number-columns-repeated="2" office:value-type="float">
            <text:p>3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45" office:value-type="float">
            <text:p>14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Soc. Geografie</text:p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1867" office:value-type="float">
            <text:p>1867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749" office:value-type="float">
            <text:p>749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43" office:value-type="float">
            <text:p>24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70" office:value-type="float">
            <text:p>2870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1873" office:value-type="float">
            <text:p>1873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760" office:value-type="float">
            <text:p>760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254" office:value-type="float">
            <text:p>25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03" office:value-type="float">
            <text:p>2903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215" office:value-type="float">
            <text:p>21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05" office:value-type="float">
            <text:p>20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4" office:value-type="float">
            <text:p>30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70" office:value-type="float">
            <text:p>77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15" office:value-type="float">
            <text:p>21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05" office:value-type="float">
            <text:p>20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3" office:value-type="float">
            <text:p>3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7" office:value-type="float">
            <text:p>8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20" office:value-type="float">
            <text:p>82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Technische wetenschapp., w.o.</text:p>
          </table:table-cell>
          <table:table-cell table:style-name="Default"/>
          <table:table-cell ns41:value-type="float" table:style-name="ce24" office:value="2482" office:value-type="float">
            <text:p>2482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947" office:value-type="float">
            <text:p>1947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804" office:value-type="float">
            <text:p>1804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38" office:value-type="float">
            <text:p>23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471" office:value-type="float">
            <text:p>6471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77" office:value-type="float">
            <text:p>27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9" office:value-type="float">
            <text:p>409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2489" office:value-type="float">
            <text:p>2489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1958" office:value-type="float">
            <text:p>1958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1918" office:value-type="float">
            <text:p>1918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515" office:value-type="float">
            <text:p>51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880" office:value-type="float">
            <text:p>688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571" office:value-type="float">
            <text:p>57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26" office:value-type="float">
            <text:p>52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560" office:value-type="float">
            <text:p>56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25" office:value-type="float">
            <text:p>1725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0" office:value-type="float">
            <text:p>15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73" office:value-type="float">
            <text:p>57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28" office:value-type="float">
            <text:p>52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76" office:value-type="float">
            <text:p>17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75" office:value-type="float">
            <text:p>187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Werktuigk.</text:p>
          </table:table-cell>
          <table:table-cell table:style-name="Default"/>
          <table:table-cell ns41:value-type="float" table:style-name="ce24" office:value="784" office:value-type="float">
            <text:p>78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62" office:value-type="float">
            <text:p>56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59" office:value-type="float">
            <text:p>55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6" office:value-type="float">
            <text:p>9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01" office:value-type="float">
            <text:p>200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85" office:value-type="float">
            <text:p>78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63" office:value-type="float">
            <text:p>56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81" office:value-type="float">
            <text:p>58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0" office:value-type="float">
            <text:p>19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428" office:value-type="float">
            <text:p>42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96" office:value-type="float">
            <text:p>29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36" office:value-type="float">
            <text:p>1136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29" office:value-type="float">
            <text:p>42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89" office:value-type="float">
            <text:p>38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15" office:value-type="float">
            <text:p>31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470" office:value-type="float">
            <text:p>47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60" office:value-type="float">
            <text:p>360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83" office:value-type="float">
            <text:p>283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40" office:value-type="float">
            <text:p>1140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470" office:value-type="float">
            <text:p>470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362" office:value-type="float">
            <text:p>362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305" office:value-type="float">
            <text:p>305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992"/>
        </table:table-row>
        <table:table-row table:style-name="ro2">
          <table:table-cell ns41:value-type="string" table:style-name="ce8" office:value-type="string">
            <text:p>Landbouwwetenschappen</text:p>
          </table:table-cell>
          <table:table-cell table:style-name="Default"/>
          <table:table-cell ns41:value-type="float" table:style-name="ce24" office:value="546" office:value-type="float">
            <text:p>546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68" office:value-type="float">
            <text:p>968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48" office:value-type="float">
            <text:p>548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51" office:value-type="float">
            <text:p>25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73" office:value-type="float">
            <text:p>17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2"/>
        </table:table-row>
        <table:table-row table:style-name="ro1">
          <table:table-cell ns41:value-type="string" table:style-name="ce198" office:value-type="string">
            <text:p>Totaal</text:p>
          </table:table-cell>
          <table:table-cell table:style-name="ce62"/>
          <table:table-cell ns41:value-type="float" table:style-name="ce82" office:value="17072" office:value-type="float">
            <text:p>17072</text:p>
          </table:table-cell>
          <table:table-cell ns41:value-type="float" table:style-name="ce83" office:value="1902" office:value-type="float">
            <text:p>1902</text:p>
          </table:table-cell>
          <table:table-cell ns41:value-type="float" table:style-name="ce83" office:value="9925" office:value-type="float">
            <text:p>9925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7911" office:value-type="float">
            <text:p>7911</text:p>
          </table:table-cell>
          <table:table-cell ns41:value-type="float" table:style-name="ce83" office:value="625" office:value-type="float">
            <text:p>625</text:p>
          </table:table-cell>
          <table:table-cell ns41:value-type="float" table:style-name="ce83" office:value="1646" office:value-type="float">
            <text:p>1646</text:p>
          </table:table-cell>
          <table:table-cell ns41:value-type="float" table:style-name="ce83" office:value="34" office:value-type="float">
            <text:p>34</text:p>
          </table:table-cell>
          <table:table-cell ns41:value-type="float" table:style-name="ce83" office:value="36554" office:value-type="float">
            <text:p>36554</text:p>
          </table:table-cell>
          <table:table-cell ns41:value-type="float" table:style-name="ce83" office:value="3471" office:value-type="float">
            <text:p>3471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1319" office:value-type="float">
            <text:p>1319</text:p>
          </table:table-cell>
          <table:table-cell ns41:value-type="float" table:style-name="ce83" office:value="97" office:value-type="float">
            <text:p>97</text:p>
          </table:table-cell>
          <table:table-cell ns41:value-type="float" table:style-name="ce83" office:value="631" office:value-type="float">
            <text:p>631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369" office:value-type="float">
            <text:p>369</text:p>
          </table:table-cell>
          <table:table-cell ns41:value-type="float" table:style-name="ce83" office:value="1715" office:value-type="float">
            <text:p>1715</text:p>
          </table:table-cell>
          <table:table-cell ns41:value-type="float" table:style-name="ce83" office:value="73" office:value-type="float">
            <text:p>73</text:p>
          </table:table-cell>
          <table:table-cell ns41:value-type="float" table:style-name="ce83" office:value="2404" office:value-type="float">
            <text:p>2404</text:p>
          </table:table-cell>
          <table:table-cell ns41:value-type="float" table:style-name="ce83" office:value="2392" office:value-type="float">
            <text:p>2392</text:p>
          </table:table-cell>
          <table:table-cell ns41:value-type="float" table:style-name="ce83" office:value="17181" office:value-type="float">
            <text:p>17181</text:p>
          </table:table-cell>
          <table:table-cell ns41:value-type="float" table:style-name="ce83" office:value="3221" office:value-type="float">
            <text:p>3221</text:p>
          </table:table-cell>
          <table:table-cell ns41:value-type="float" table:style-name="ce83" office:value="10022" office:value-type="float">
            <text:p>10022</text:p>
          </table:table-cell>
          <table:table-cell ns41:value-type="float" table:style-name="ce83" office:value="1541" office:value-type="float">
            <text:p>1541</text:p>
          </table:table-cell>
          <table:table-cell ns41:value-type="float" table:style-name="ce83" office:value="8394" office:value-type="float">
            <text:p>8394</text:p>
          </table:table-cell>
          <table:table-cell ns41:value-type="float" table:style-name="ce83" office:value="994" office:value-type="float">
            <text:p>994</text:p>
          </table:table-cell>
          <table:table-cell ns41:value-type="float" table:style-name="ce83" office:value="3361" office:value-type="float">
            <text:p>3361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38958" office:value-type="float">
            <text:p>38958</text:p>
          </table:table-cell>
          <table:table-cell ns41:value-type="float" table:style-name="ce85" office:value="5863" office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Tabel 8">
        <table:table-column table:style-name="co13" table:default-cell-style-name="ce12"/>
        <table:table-column table:style-name="co14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8. Academisch gevormden met en zonder beroep naar studierichting en burgerlijke staat</text:p>
          </table:table-cell>
          <table:table-cell table:style-name="ce51" table:number-columns-repeated="30"/>
          <table:table-cell table:style-name="ce52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ns41:value-type="string" table:number-rows-spanned="5" table:style-name="ce49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ce42" table:number-columns-spanned="10" office:value-type="string">
            <text:p>Met beroep</text:p>
          </table:table-cell>
          <table:covered-table-cell table:style-name="ce44" table:number-columns-repeated="9"/>
          <table:table-cell table:number-rows-spanned="1" table:style-name="ce44" table:number-columns-spanned="10"/>
          <table:covered-table-cell table:style-name="ce44" table:number-columns-repeated="9"/>
          <table:table-cell table:number-rows-spanned="1" table:style-name="ce46" table:number-columns-spanned="10"/>
          <table:covered-table-cell table:style-name="ce44" table:number-columns-repeated="8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ns41:value-type="string" table:number-rows-spanned="3" table:style-name="ce43" table:number-columns-spanned="2" office:value-type="string">
            <text:p>Ongehuw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Gehuw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Gesch.v.echt of v. tafel en be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Weduwst.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Totaal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Ongehuw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Gehuw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Gesch.v.echt of v. tafel en be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Weduwst.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Totaal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Ongehuw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Gehuw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Gesch.v.echt of v. tafel en bed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Weduwst.</text:p>
          </table:table-cell>
          <table:covered-table-cell table:style-name="ce45"/>
          <table:table-cell ns41:value-type="string" table:number-rows-spanned="3" table:style-name="ce47" table:number-columns-spanned="2" office:value-type="string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style-name="ce45" table:number-columns-repeated="28"/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style-name="ce45" table:number-columns-repeated="28"/>
          <table:covered-table-cell table:style-name="ce47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2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7" office:value="31" office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92" office:value-type="string">
            <text:p>Godgeleerdheid</text:p>
          </table:table-cell>
          <table:table-cell table:style-name="Default"/>
          <table:table-cell ns41:value-type="float" table:style-name="ce23" office:value="526" office:value-type="float">
            <text:p>526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2735" office:value-type="float">
            <text:p>273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334" office:value-type="float">
            <text:p>3334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0" office:value-type="float">
            <text:p>300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65" office:value-type="float">
            <text:p>465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573" office:value-type="float">
            <text:p>573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3035" office:value-type="float">
            <text:p>3035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799" office:value-type="float">
            <text:p>3799</text:p>
          </table:table-cell>
          <table:table-cell ns41:value-type="float" table:style-name="ce38" office:value="123" office:value-type="float">
            <text:p>123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Rechtsgeleerdheid</text:p>
          </table:table-cell>
          <table:table-cell table:style-name="Default"/>
          <table:table-cell ns41:value-type="float" table:style-name="ce24" office:value="1476" office:value-type="float">
            <text:p>1476</text:p>
          </table:table-cell>
          <table:table-cell ns41:value-type="float" table:style-name="ce191" office:value="528" office:value-type="float">
            <text:p>528</text:p>
          </table:table-cell>
          <table:table-cell ns41:value-type="float" table:style-name="ce191" office:value="5554" office:value-type="float">
            <text:p>5554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7262" office:value-type="float">
            <text:p>7262</text:p>
          </table:table-cell>
          <table:table-cell ns41:value-type="float" table:style-name="ce191" office:value="742" office:value-type="float">
            <text:p>742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333" office:value-type="float">
            <text:p>333</text:p>
          </table:table-cell>
          <table:table-cell ns41:value-type="float" table:style-name="ce191" office:value="578" office:value-type="float">
            <text:p>578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679" office:value-type="float">
            <text:p>679</text:p>
          </table:table-cell>
          <table:table-cell ns41:value-type="float" table:style-name="ce191" office:value="1566" office:value-type="float">
            <text:p>1566</text:p>
          </table:table-cell>
          <table:table-cell ns41:value-type="float" table:style-name="ce191" office:value="580" office:value-type="float">
            <text:p>580</text:p>
          </table:table-cell>
          <table:table-cell ns41:value-type="float" table:style-name="ce191" office:value="5887" office:value-type="float">
            <text:p>5887</text:p>
          </table:table-cell>
          <table:table-cell ns41:value-type="float" table:style-name="ce191" office:value="713" office:value-type="float">
            <text:p>713</text:p>
          </table:table-cell>
          <table:table-cell ns41:value-type="float" table:style-name="ce191" office:value="153" office:value-type="float">
            <text:p>153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169" office:value-type="float">
            <text:p>169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7775" office:value-type="float">
            <text:p>7775</text:p>
          </table:table-cell>
          <table:table-cell ns41:value-type="float" table:style-name="ce39" office:value="1421" office:value-type="float">
            <text:p>1421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Geneeskunde</text:p>
          </table:table-cell>
          <table:table-cell table:style-name="Default"/>
          <table:table-cell ns41:value-type="float" table:style-name="ce24" office:value="692" office:value-type="float">
            <text:p>692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6412" office:value-type="float">
            <text:p>6412</text:p>
          </table:table-cell>
          <table:table-cell ns41:value-type="float" table:style-name="ce191" office:value="346" office:value-type="float">
            <text:p>346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62" office:value-type="float">
            <text:p>16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7359" office:value-type="float">
            <text:p>7359</text:p>
          </table:table-cell>
          <table:table-cell ns41:value-type="float" table:style-name="ce191" office:value="745" office:value-type="float">
            <text:p>745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253" office:value-type="float">
            <text:p>253</text:p>
          </table:table-cell>
          <table:table-cell ns41:value-type="float" table:style-name="ce191" office:value="271" office:value-type="float">
            <text:p>27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05" office:value-type="float">
            <text:p>405</text:p>
          </table:table-cell>
          <table:table-cell ns41:value-type="float" table:style-name="ce191" office:value="311" office:value-type="float">
            <text:p>311</text:p>
          </table:table-cell>
          <table:table-cell ns41:value-type="float" table:style-name="ce191" office:value="751" office:value-type="float">
            <text:p>751</text:p>
          </table:table-cell>
          <table:table-cell ns41:value-type="float" table:style-name="ce191" office:value="372" office:value-type="float">
            <text:p>372</text:p>
          </table:table-cell>
          <table:table-cell ns41:value-type="float" table:style-name="ce191" office:value="6665" office:value-type="float">
            <text:p>6665</text:p>
          </table:table-cell>
          <table:table-cell ns41:value-type="float" table:style-name="ce191" office:value="617" office:value-type="float">
            <text:p>617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45" office:value-type="float">
            <text:p>245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7764" office:value-type="float">
            <text:p>7764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Tandheelkunde</text:p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1192" office:value-type="float">
            <text:p>1192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40" office:value-type="float">
            <text:p>40</text:p>
          </table:table-cell>
          <table:table-cell ns41:value-type="float" office:value="21" table:style-name="ce191" table:number-columns-repeated="2" office:value-type="float">
            <text:p>2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384" office:value-type="float">
            <text:p>1384</text:p>
          </table:table-cell>
          <table:table-cell ns41:value-type="float" table:style-name="ce191" office:value="207" office:value-type="float">
            <text:p>20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210" office:value-type="float">
            <text:p>1210</text:p>
          </table:table-cell>
          <table:table-cell ns41:value-type="float" table:style-name="ce191" office:value="178" office:value-type="float">
            <text:p>178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09" office:value-type="float">
            <text:p>1409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Wis- en natuurkunde</text:p>
          </table:table-cell>
          <table:table-cell table:style-name="Default"/>
          <table:table-cell ns41:value-type="float" table:style-name="ce24" office:value="596" office:value-type="float">
            <text:p>596</text:p>
          </table:table-cell>
          <table:table-cell ns41:value-type="float" table:style-name="ce191" office:value="398" office:value-type="float">
            <text:p>398</text:p>
          </table:table-cell>
          <table:table-cell ns41:value-type="float" table:style-name="ce191" office:value="2689" office:value-type="float">
            <text:p>2689</text:p>
          </table:table-cell>
          <table:table-cell ns41:value-type="float" table:style-name="ce191" office:value="176" office:value-type="float">
            <text:p>176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3383" office:value-type="float">
            <text:p>3383</text:p>
          </table:table-cell>
          <table:table-cell ns41:value-type="float" table:style-name="ce191" office:value="637" office:value-type="float">
            <text:p>637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61" office:value-type="float">
            <text:p>161</text:p>
          </table:table-cell>
          <table:table-cell ns41:value-type="float" table:style-name="ce191" office:value="431" office:value-type="float">
            <text:p>43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229" office:value-type="float">
            <text:p>229</text:p>
          </table:table-cell>
          <table:table-cell ns41:value-type="float" table:style-name="ce191" office:value="513" office:value-type="float">
            <text:p>513</text:p>
          </table:table-cell>
          <table:table-cell ns41:value-type="float" table:style-name="ce191" office:value="624" office:value-type="float">
            <text:p>624</text:p>
          </table:table-cell>
          <table:table-cell ns41:value-type="float" table:style-name="ce191" office:value="437" office:value-type="float">
            <text:p>437</text:p>
          </table:table-cell>
          <table:table-cell ns41:value-type="float" table:style-name="ce191" office:value="2850" office:value-type="float">
            <text:p>2850</text:p>
          </table:table-cell>
          <table:table-cell ns41:value-type="float" table:style-name="ce191" office:value="607" office:value-type="float">
            <text:p>607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3612" office:value-type="float">
            <text:p>3612</text:p>
          </table:table-cell>
          <table:table-cell ns41:value-type="float" table:style-name="ce39" office:value="1150" office:value-type="float">
            <text:p>1150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w.o. Wiskunde</text:p>
          </table:table-cell>
          <table:table-cell table:style-name="Default"/>
          <table:table-cell ns41:value-type="float" table:style-name="ce24" office:value="111" office:value-type="float">
            <text:p>111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357" office:value-type="float">
            <text:p>35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83" office:value-type="float">
            <text:p>483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117" office:value-type="float">
            <text:p>117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381" office:value-type="float">
            <text:p>381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519" office:value-type="float">
            <text:p>519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Natuurkunde</text:p>
          </table:table-cell>
          <table:table-cell table:style-name="Default"/>
          <table:table-cell ns41:value-type="float" table:style-name="ce24" office:value="129" office:value-type="float">
            <text:p>129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426" office:value-type="float">
            <text:p>42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65" office:value-type="float">
            <text:p>56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451" office:value-type="float">
            <text:p>451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Scheikunde</text:p>
          </table:table-cell>
          <table:table-cell table:style-name="Default"/>
          <table:table-cell ns41:value-type="float" table:style-name="ce24" office:value="167" office:value-type="float">
            <text:p>167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828" office:value-type="float">
            <text:p>828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025" office:value-type="float">
            <text:p>1025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173" office:value-type="float">
            <text:p>173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866" office:value-type="float">
            <text:p>866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079" office:value-type="float">
            <text:p>1079</text:p>
          </table:table-cell>
          <table:table-cell ns41:value-type="float" table:style-name="ce39" office:value="169" office:value-type="float">
            <text:p>169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Biologie</text:p>
          </table:table-cell>
          <table:table-cell table:style-name="Default"/>
          <table:table-cell ns41:value-type="float" table:style-name="ce24" office:value="79" office:value-type="float">
            <text:p>79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350" office:value-type="float">
            <text:p>35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191" office:value="122" office:value-type="float">
            <text:p>12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34" office:value-type="float">
            <text:p>134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372" office:value-type="float">
            <text:p>372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256" office:value-type="float">
            <text:p>256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Pharmacie</text:p>
          </table:table-cell>
          <table:table-cell table:style-name="Default"/>
          <table:table-cell ns41:value-type="float" table:style-name="ce24" office:value="79" office:value-type="float">
            <text:p>79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567" office:value-type="float">
            <text:p>567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672" office:value-type="float">
            <text:p>672</text:p>
          </table:table-cell>
          <table:table-cell ns41:value-type="float" table:style-name="ce191" office:value="351" office:value-type="float">
            <text:p>35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72" office:value-type="float">
            <text:p>17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204" office:value-type="float">
            <text:p>204</text:p>
          </table:table-cell>
          <table:table-cell ns41:value-type="float" table:style-name="ce191" office:value="610" office:value-type="float">
            <text:p>610</text:p>
          </table:table-cell>
          <table:table-cell ns41:value-type="float" table:style-name="ce191" office:value="302" office:value-type="float">
            <text:p>30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735" office:value-type="float">
            <text:p>735</text:p>
          </table:table-cell>
          <table:table-cell ns41:value-type="float" table:style-name="ce39" office:value="562" office:value-type="float">
            <text:p>562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Letteren en Wijsbegeerte</text:p>
          </table:table-cell>
          <table:table-cell table:style-name="Default"/>
          <table:table-cell ns41:value-type="float" table:style-name="ce24" office:value="646" office:value-type="float">
            <text:p>646</text:p>
          </table:table-cell>
          <table:table-cell ns41:value-type="float" table:style-name="ce191" office:value="640" office:value-type="float">
            <text:p>640</text:p>
          </table:table-cell>
          <table:table-cell ns41:value-type="float" table:style-name="ce191" office:value="1551" office:value-type="float">
            <text:p>1551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24" office:value-type="float">
            <text:p>24</text:p>
          </table:table-cell>
          <table:table-cell ns41:value-type="float" office:value="30" table:style-name="ce191" table:number-columns-repeated="2" office:value-type="float">
            <text:p>30</text:p>
          </table:table-cell>
          <table:table-cell ns41:value-type="float" table:style-name="ce191" office:value="2262" office:value-type="float">
            <text:p>2262</text:p>
          </table:table-cell>
          <table:table-cell ns41:value-type="float" table:style-name="ce191" office:value="818" office:value-type="float">
            <text:p>818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444" office:value-type="float">
            <text:p>44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13" office:value-type="float">
            <text:p>213</text:p>
          </table:table-cell>
          <table:table-cell ns41:value-type="float" table:style-name="ce191" office:value="557" office:value-type="float">
            <text:p>557</text:p>
          </table:table-cell>
          <table:table-cell ns41:value-type="float" table:style-name="ce191" office:value="696" office:value-type="float">
            <text:p>696</text:p>
          </table:table-cell>
          <table:table-cell ns41:value-type="float" table:style-name="ce191" office:value="715" office:value-type="float">
            <text:p>715</text:p>
          </table:table-cell>
          <table:table-cell ns41:value-type="float" table:style-name="ce191" office:value="1686" office:value-type="float">
            <text:p>1686</text:p>
          </table:table-cell>
          <table:table-cell ns41:value-type="float" table:style-name="ce191" office:value="568" office:value-type="float">
            <text:p>568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2475" office:value-type="float">
            <text:p>2475</text:p>
          </table:table-cell>
          <table:table-cell ns41:value-type="float" table:style-name="ce39" office:value="1375" office:value-type="float">
            <text:p>1375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w.o. Mod.talen</text:p>
          </table:table-cell>
          <table:table-cell table:style-name="Default"/>
          <table:table-cell ns41:value-type="float" table:style-name="ce24" office:value="209" office:value-type="float">
            <text:p>209</text:p>
          </table:table-cell>
          <table:table-cell ns41:value-type="float" table:style-name="ce191" office:value="389" office:value-type="float">
            <text:p>389</text:p>
          </table:table-cell>
          <table:table-cell ns41:value-type="float" table:style-name="ce191" office:value="729" office:value-type="float">
            <text:p>729</text:p>
          </table:table-cell>
          <table:table-cell ns41:value-type="float" table:style-name="ce191" office:value="78" office:value-type="float">
            <text:p>78</text:p>
          </table:table-cell>
          <table:table-cell ns41:value-type="float" office:value="17" table:style-name="ce191" table:number-columns-repeated="2" office:value-type="float">
            <text:p>17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969" office:value-type="float">
            <text:p>969</text:p>
          </table:table-cell>
          <table:table-cell ns41:value-type="float" table:style-name="ce191" office:value="505" office:value-type="float">
            <text:p>505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273" office:value-type="float">
            <text:p>27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352" office:value-type="float">
            <text:p>352</text:p>
          </table:table-cell>
          <table:table-cell ns41:value-type="float" table:style-name="ce191" office:value="228" office:value-type="float">
            <text:p>228</text:p>
          </table:table-cell>
          <table:table-cell ns41:value-type="float" table:style-name="ce191" office:value="444" office:value-type="float">
            <text:p>444</text:p>
          </table:table-cell>
          <table:table-cell ns41:value-type="float" table:style-name="ce191" office:value="796" office:value-type="float">
            <text:p>796</text:p>
          </table:table-cell>
          <table:table-cell ns41:value-type="float" table:style-name="ce191" office:value="351" office:value-type="float">
            <text:p>35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061" office:value-type="float">
            <text:p>1061</text:p>
          </table:table-cell>
          <table:table-cell ns41:value-type="float" table:style-name="ce39" office:value="857" office:value-type="float">
            <text:p>857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Oude talen</text:p>
          </table:table-cell>
          <table:table-cell table:style-name="Default"/>
          <table:table-cell ns41:value-type="float" table:style-name="ce24" office:value="196" office:value-type="float">
            <text:p>196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401" office:value-type="float">
            <text:p>401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12" office:value-type="float">
            <text:p>612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210" office:value-type="float">
            <text:p>210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675" office:value-type="float">
            <text:p>675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Geschiedenis</text:p>
          </table:table-cell>
          <table:table-cell table:style-name="Default"/>
          <table:table-cell ns41:value-type="float" table:style-name="ce24" office:value="100" office:value-type="float">
            <text:p>100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241" office:value-type="float">
            <text:p>24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6" table:style-name="ce191" table:number-columns-repeated="2" office:value-type="float">
            <text:p>6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191" office:value="73" office:value-type="float">
            <text:p>73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Indologie</text:p>
          </table:table-cell>
          <table:table-cell table:style-name="Default"/>
          <table:table-cell ns41:value-type="float" table:style-name="ce24" office:value="29" office:value-type="float">
            <text:p>2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1" office:value-type="float">
            <text:p>20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3" office:value-type="float">
            <text:p>2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Sociale Geografie</text:p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88" office:value-type="float">
            <text:p>18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43" office:value-type="float">
            <text:p>43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3" office:value-type="float">
            <text:p>33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189" office:value-type="float">
            <text:p>189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Economie</text:p>
          </table:table-cell>
          <table:table-cell table:style-name="Default"/>
          <table:table-cell ns41:value-type="float" table:style-name="ce24" office:value="696" office:value-type="float">
            <text:p>696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2106" office:value-type="float">
            <text:p>2106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870" office:value-type="float">
            <text:p>2870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705" office:value-type="float">
            <text:p>705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2129" office:value-type="float">
            <text:p>2129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903" office:value-type="float">
            <text:p>2903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Veeartsenijkunde</text:p>
          </table:table-cell>
          <table:table-cell table:style-name="Default"/>
          <table:table-cell ns41:value-type="float" table:style-name="ce24" office:value="59" office:value-type="float">
            <text:p>5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85" office:value-type="float">
            <text:p>68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70" office:value-type="float">
            <text:p>77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22" office:value-type="float">
            <text:p>72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20" office:value-type="float">
            <text:p>82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Technische wetenschap</text:p>
          </table:table-cell>
          <table:table-cell table:style-name="Default"/>
          <table:table-cell ns41:value-type="float" table:style-name="ce24" office:value="820" office:value-type="float">
            <text:p>820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5416" office:value-type="float">
            <text:p>5416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16" office:value-type="float">
            <text:p>11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19" office:value-type="float">
            <text:p>119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6471" office:value-type="float">
            <text:p>6471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10" office:value-type="float">
            <text:p>310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09" office:value-type="float">
            <text:p>409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858" office:value-type="float">
            <text:p>858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5726" office:value-type="float">
            <text:p>5726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72" office:value-type="float">
            <text:p>17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880" office:value-type="float">
            <text:p>688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w.o. Civiel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43" office:value-type="float">
            <text:p>144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25" office:value-type="float">
            <text:p>1725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0" office:value-type="float">
            <text:p>15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46" office:value-type="float">
            <text:p>246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549" office:value-type="float">
            <text:p>1549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75" office:value-type="float">
            <text:p>187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Werktuigk.</text:p>
          </table:table-cell>
          <table:table-cell table:style-name="Default"/>
          <table:table-cell ns41:value-type="float" table:style-name="ce24" office:value="264" office:value-type="float">
            <text:p>26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55" office:value-type="float">
            <text:p>165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01" office:value-type="float">
            <text:p>200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2" office:value-type="float">
            <text:p>9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70" office:value-type="float">
            <text:p>27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47" office:value-type="float">
            <text:p>174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Electrotechn.</text:p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956" office:value-type="float">
            <text:p>95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36" office:value-type="float">
            <text:p>1136</text:p>
          </table:table-cell>
          <table:table-cell ns41:value-type="float" office:value="5" table:style-name="ce191" table:number-columns-repeated="2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38" office:value-type="float">
            <text:p>13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992" office:value-type="float">
            <text:p>99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ce199" office:value-type="string">
            <text:p>Scheikunde</text:p>
          </table:table-cell>
          <table:table-cell table:style-name="Default"/>
          <table:table-cell ns41:value-type="float" table:style-name="ce24" office:value="130" office:value-type="float">
            <text:p>130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969" office:value-type="float">
            <text:p>96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140" office:value-type="float">
            <text:p>1140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6" table:style-name="ce191" table:number-columns-repeated="2" office:value-type="float">
            <text:p>6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1013" office:value-type="float">
            <text:p>1013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992"/>
        </table:table-row>
        <table:table-row table:style-name="ro2">
          <table:table-cell ns41:value-type="string" table:style-name="ce193" office:value-type="string">
            <text:p>Landbouwwetenschappen</text:p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777" office:value-type="float">
            <text:p>77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68" office:value-type="float">
            <text:p>968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69" office:value-type="float">
            <text:p>169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815" office:value-type="float">
            <text:p>815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2"/>
        </table:table-row>
        <table:table-row table:style-name="ro1">
          <table:table-cell ns41:value-type="string" table:style-name="ce92" office:value-type="string">
            <text:p>Totaal</text:p>
          </table:table-cell>
          <table:table-cell table:style-name="ce62"/>
          <table:table-cell ns41:value-type="float" table:style-name="ce82" office:value="5896" office:value-type="float">
            <text:p>5896</text:p>
          </table:table-cell>
          <table:table-cell ns41:value-type="float" table:style-name="ce83" office:value="2216" office:value-type="float">
            <text:p>2216</text:p>
          </table:table-cell>
          <table:table-cell ns41:value-type="float" table:style-name="ce83" office:value="29506" office:value-type="float">
            <text:p>29506</text:p>
          </table:table-cell>
          <table:table-cell ns41:value-type="float" table:style-name="ce83" office:value="952" office:value-type="float">
            <text:p>952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605" office:value-type="float">
            <text:p>605</text:p>
          </table:table-cell>
          <table:table-cell ns41:value-type="float" table:style-name="ce83" office:value="162" office:value-type="float">
            <text:p>162</text:p>
          </table:table-cell>
          <table:table-cell ns41:value-type="float" table:style-name="ce83" office:value="36554" office:value-type="float">
            <text:p>36554</text:p>
          </table:table-cell>
          <table:table-cell ns41:value-type="float" table:style-name="ce83" office:value="3471" office:value-type="float">
            <text:p>3471</text:p>
          </table:table-cell>
          <table:table-cell ns41:value-type="float" table:style-name="ce83" office:value="333" office:value-type="float">
            <text:p>333</text:p>
          </table:table-cell>
          <table:table-cell ns41:value-type="float" table:style-name="ce83" office:value="210" office:value-type="float">
            <text:p>2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2003" office:value-type="float">
            <text:p>200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57" office:value-type="float">
            <text:p>57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404" office:value-type="float">
            <text:p>2404</text:p>
          </table:table-cell>
          <table:table-cell ns41:value-type="float" table:style-name="ce83" office:value="2392" office:value-type="float">
            <text:p>2392</text:p>
          </table:table-cell>
          <table:table-cell ns41:value-type="float" table:style-name="ce83" office:value="6229" office:value-type="float">
            <text:p>6229</text:p>
          </table:table-cell>
          <table:table-cell ns41:value-type="float" table:style-name="ce83" office:value="2426" office:value-type="float">
            <text:p>2426</text:p>
          </table:table-cell>
          <table:table-cell ns41:value-type="float" table:style-name="ce83" office:value="31127" office:value-type="float">
            <text:p>31127</text:p>
          </table:table-cell>
          <table:table-cell ns41:value-type="float" table:style-name="ce83" office:value="2955" office:value-type="float">
            <text:p>2955</text:p>
          </table:table-cell>
          <table:table-cell ns41:value-type="float" table:style-name="ce83" office:value="598" office:value-type="float">
            <text:p>598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004" office:value-type="float">
            <text:p>1004</text:p>
          </table:table-cell>
          <table:table-cell ns41:value-type="float" table:style-name="ce83" office:value="284" office:value-type="float">
            <text:p>284</text:p>
          </table:table-cell>
          <table:table-cell ns41:value-type="float" table:style-name="ce83" office:value="38958" office:value-type="float">
            <text:p>38958</text:p>
          </table:table-cell>
          <table:table-cell ns41:value-type="float" table:style-name="ce85" office:value="5863" office:value-type="float">
            <text:p>5863</text:p>
          </table:table-cell>
          <table:table-cell table:number-columns-repeated="99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Tabel 9">
        <table:table-column table:style-name="co15" table:default-cell-style-name="ce12"/>
        <table:table-column table:style-name="co1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9. Academisch gevormden naar studierichting en nationaliteit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3" table:style-name="ce49" table:number-columns-spanned="1" office:value-type="string">
            <text:p>Studierichting</text:p>
          </table:table-cell>
          <table:table-cell table:style-name="ce2"/>
          <table:table-cell ns41:value-type="string" table:number-rows-spanned="2" table:style-name="ce19" table:number-columns-spanned="2" office:value-type="string">
            <text:p>Nederlands</text:p>
          </table:table-cell>
          <table:covered-table-cell table:style-name="ce93"/>
          <table:table-cell ns41:value-type="string" table:number-rows-spanned="2" table:style-name="ce94" table:number-columns-spanned="2" office:value-type="string">
            <text:p>Nederlandse onderdanen</text:p>
          </table:table-cell>
          <table:covered-table-cell table:style-name="ce96"/>
          <table:table-cell ns41:value-type="string" table:number-rows-spanned="2" table:style-name="ce26" table:number-columns-spanned="2" office:value-type="string">
            <text:p>Duitsers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Belg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Britt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Frans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Italian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Polen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Oostenrijkers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Overige nationalit.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Zonder nationalit.</text:p>
          </table:table-cell>
          <table:covered-table-cell table:style-name="ce26"/>
          <table:table-cell ns41:value-type="string" table:number-rows-spanned="2" table:style-name="ce33" table:number-columns-spanned="2" office:value-type="string">
            <text:p>Totaal</text:p>
          </table:table-cell>
          <table:covered-table-cell table:style-name="ce33"/>
          <table:table-cell table:number-columns-repeated="998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95"/>
          <table:covered-table-cell table:style-name="ce97"/>
          <table:covered-table-cell table:style-name="ce27" table:number-columns-repeated="19"/>
          <table:covered-table-cell table:style-name="ce35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92" office:value-type="string">
            <text:p>Godgeleerdheid</text:p>
          </table:table-cell>
          <table:table-cell table:style-name="Default"/>
          <table:table-cell ns41:value-type="float" table:style-name="ce63" office:value="3756" office:value-type="float">
            <text:p>375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" office:value-type="float">
            <text:p>1</text:p>
          </table:table-cell>
          <table:table-cell ns41:value-type="float" office:value="0" table:style-name="ce32" table:number-columns-repeated="4" office:value-type="float">
            <text:p>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0" office:value-type="float">
            <text:p>0</text:p>
          </table:table-cell>
          <table:table-cell ns41:value-type="float" table:style-name="ce32" office:value="3799" office:value-type="float">
            <text:p>3799</text:p>
          </table:table-cell>
          <table:table-cell ns41:value-type="float" table:style-name="ce75" office:value="123" office:value-type="float">
            <text:p>123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Rechtsgeleerdheid</text:p>
          </table:table-cell>
          <table:table-cell table:style-name="Default"/>
          <table:table-cell ns41:value-type="float" table:style-name="ce64" office:value="7589" office:value-type="float">
            <text:p>7589</text:p>
          </table:table-cell>
          <table:table-cell ns41:value-type="float" table:style-name="ce68" office:value="1400" office:value-type="float">
            <text:p>1400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03" office:value-type="float">
            <text:p>10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7775" office:value-type="float">
            <text:p>7775</text:p>
          </table:table-cell>
          <table:table-cell ns41:value-type="float" table:style-name="ce76" office:value="1421" office:value-type="float">
            <text:p>1421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Geneeskunde</text:p>
          </table:table-cell>
          <table:table-cell table:style-name="Default"/>
          <table:table-cell ns41:value-type="float" table:style-name="ce64" office:value="7594" office:value-type="float">
            <text:p>7594</text:p>
          </table:table-cell>
          <table:table-cell ns41:value-type="float" table:style-name="ce68" office:value="1022" office:value-type="float">
            <text:p>102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4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56" office:value-type="float">
            <text:p>56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7764" office:value-type="float">
            <text:p>7764</text:p>
          </table:table-cell>
          <table:table-cell ns41:value-type="float" table:style-name="ce76" office:value="1056" office:value-type="float">
            <text:p>1056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Tandheelkunde</text:p>
          </table:table-cell>
          <table:table-cell table:style-name="Default"/>
          <table:table-cell ns41:value-type="float" table:style-name="ce64" office:value="1383" office:value-type="float">
            <text:p>1383</text:p>
          </table:table-cell>
          <table:table-cell ns41:value-type="float" table:style-name="ce68" office:value="271" office:value-type="float">
            <text:p>271</text:p>
          </table:table-cell>
          <table:table-cell ns41:value-type="float" table:style-name="ce68" office:value="9" office:value-type="float">
            <text:p>9</text:p>
          </table:table-cell>
          <table:table-cell ns41:value-type="float" office:value="3" table:style-name="ce68" table:number-columns-repeated="2" office:value-type="float">
            <text:p>3</text:p>
          </table:table-cell>
          <table:table-cell ns41:value-type="float" office:value="1" table:style-name="ce68" table:number-columns-repeated="4" office:value-type="float">
            <text:p>1</text:p>
          </table:table-cell>
          <table:table-cell ns41:value-type="float" office:value="0" table:style-name="ce68" table:number-columns-repeated="5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3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409" office:value-type="float">
            <text:p>1409</text:p>
          </table:table-cell>
          <table:table-cell ns41:value-type="float" table:style-name="ce76" office:value="279" office:value-type="float">
            <text:p>279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Wis- en natuurkunde, w.o.</text:p>
          </table:table-cell>
          <table:table-cell table:style-name="Default"/>
          <table:table-cell ns41:value-type="float" table:style-name="ce64" office:value="3505" office:value-type="float">
            <text:p>3505</text:p>
          </table:table-cell>
          <table:table-cell ns41:value-type="float" table:style-name="ce68" office:value="1125" office:value-type="float">
            <text:p>1125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0" table:style-name="ce68" table:number-columns-repeated="4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612" office:value-type="float">
            <text:p>3612</text:p>
          </table:table-cell>
          <table:table-cell ns41:value-type="float" table:style-name="ce76" office:value="1150" office:value-type="float">
            <text:p>1150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Wiskunde</text:p>
          </table:table-cell>
          <table:table-cell table:style-name="Default"/>
          <table:table-cell ns41:value-type="float" table:style-name="ce64" office:value="514" office:value-type="float">
            <text:p>514</text:p>
          </table:table-cell>
          <table:table-cell ns41:value-type="float" table:style-name="ce68" office:value="80" office:value-type="float">
            <text:p>80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13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519" office:value-type="float">
            <text:p>519</text:p>
          </table:table-cell>
          <table:table-cell ns41:value-type="float" table:style-name="ce76" office:value="80" office:value-type="float">
            <text:p>80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Natuurkunde</text:p>
          </table:table-cell>
          <table:table-cell table:style-name="Default"/>
          <table:table-cell ns41:value-type="float" table:style-name="ce64" office:value="589" office:value-type="float">
            <text:p>589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3" office:value-type="float">
            <text:p>0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office:value="0" table:style-name="ce68" table:number-columns-repeated="6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3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598" office:value-type="float">
            <text:p>598</text:p>
          </table:table-cell>
          <table:table-cell ns41:value-type="float" table:style-name="ce76" office:value="67" office:value-type="float">
            <text:p>67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Scheikunde</text:p>
          </table:table-cell>
          <table:table-cell table:style-name="Default"/>
          <table:table-cell ns41:value-type="float" table:style-name="ce64" office:value="1028" office:value-type="float">
            <text:p>1028</text:p>
          </table:table-cell>
          <table:table-cell ns41:value-type="float" table:style-name="ce68" office:value="162" office:value-type="float">
            <text:p>162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0" office:value-type="float">
            <text:p>0</text:p>
          </table:table-cell>
          <table:table-cell ns41:value-type="float" office:value="2" table:style-name="ce68" table:number-columns-repeated="2" office:value-type="float">
            <text:p>2</text:p>
          </table:table-cell>
          <table:table-cell ns41:value-type="float" office:value="0" table:style-name="ce68" table:number-columns-repeated="4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079" office:value-type="float">
            <text:p>1079</text:p>
          </table:table-cell>
          <table:table-cell ns41:value-type="float" table:style-name="ce76" office:value="169" office:value-type="float">
            <text:p>169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Biologie</text:p>
          </table:table-cell>
          <table:table-cell table:style-name="Default"/>
          <table:table-cell ns41:value-type="float" table:style-name="ce64" office:value="462" office:value-type="float">
            <text:p>46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50" office:value-type="float">
            <text:p>50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6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2" table:style-name="ce68" table:number-columns-repeated="3" office:value-type="float">
            <text:p>2</text:p>
          </table:table-cell>
          <table:table-cell ns41:value-type="float" table:style-name="ce68" office:value="472" office:value-type="float">
            <text:p>472</text:p>
          </table:table-cell>
          <table:table-cell ns41:value-type="float" table:style-name="ce76" office:value="256" office:value-type="float">
            <text:p>256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Pharmacie</text:p>
          </table:table-cell>
          <table:table-cell table:style-name="Default"/>
          <table:table-cell ns41:value-type="float" table:style-name="ce64" office:value="710" office:value-type="float">
            <text:p>710</text:p>
          </table:table-cell>
          <table:table-cell ns41:value-type="float" table:style-name="ce68" office:value="554" office:value-type="float">
            <text:p>55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0" table:style-name="ce68" table:number-columns-repeated="6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735" office:value-type="float">
            <text:p>735</text:p>
          </table:table-cell>
          <table:table-cell ns41:value-type="float" table:style-name="ce76" office:value="562" office:value-type="float">
            <text:p>562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Letteren en Wijsbegeerte, w.o.</text:p>
          </table:table-cell>
          <table:table-cell table:style-name="Default"/>
          <table:table-cell ns41:value-type="float" table:style-name="ce64" office:value="2362" office:value-type="float">
            <text:p>2362</text:p>
          </table:table-cell>
          <table:table-cell ns41:value-type="float" table:style-name="ce68" office:value="1315" office:value-type="float">
            <text:p>131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22" table:style-name="ce68" table:number-columns-repeated="2" office:value-type="float">
            <text:p>2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2475" office:value-type="float">
            <text:p>2475</text:p>
          </table:table-cell>
          <table:table-cell ns41:value-type="float" table:style-name="ce76" office:value="1375" office:value-type="float">
            <text:p>1375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Mod.talen</text:p>
          </table:table-cell>
          <table:table-cell table:style-name="Default"/>
          <table:table-cell ns41:value-type="float" table:style-name="ce64" office:value="1009" office:value-type="float">
            <text:p>1009</text:p>
          </table:table-cell>
          <table:table-cell ns41:value-type="float" table:style-name="ce68" office:value="821" office:value-type="float">
            <text:p>82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12" table:style-name="ce68" table:number-columns-repeated="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061" office:value-type="float">
            <text:p>1061</text:p>
          </table:table-cell>
          <table:table-cell ns41:value-type="float" table:style-name="ce76" office:value="857" office:value-type="float">
            <text:p>857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Oude talen</text:p>
          </table:table-cell>
          <table:table-cell table:style-name="Default"/>
          <table:table-cell ns41:value-type="float" table:style-name="ce64" office:value="662" office:value-type="float">
            <text:p>662</text:p>
          </table:table-cell>
          <table:table-cell ns41:value-type="float" table:style-name="ce68" office:value="258" office:value-type="float">
            <text:p>258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office:value="0" table:style-name="ce68" table:number-columns-repeated="4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2" table:style-name="ce68" table:number-columns-repeated="3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675" office:value-type="float">
            <text:p>675</text:p>
          </table:table-cell>
          <table:table-cell ns41:value-type="float" table:style-name="ce76" office:value="262" office:value-type="float">
            <text:p>262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Geschiedenis</text:p>
          </table:table-cell>
          <table:table-cell table:style-name="Default"/>
          <table:table-cell ns41:value-type="float" table:style-name="ce64" office:value="366" office:value-type="float">
            <text:p>366</text:p>
          </table:table-cell>
          <table:table-cell ns41:value-type="float" table:style-name="ce68" office:value="163" office:value-type="float">
            <text:p>163</text:p>
          </table:table-cell>
          <table:table-cell ns41:value-type="float" office:value="0" table:style-name="ce68" table:number-columns-repeated="2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3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385" office:value-type="float">
            <text:p>385</text:p>
          </table:table-cell>
          <table:table-cell ns41:value-type="float" table:style-name="ce76" office:value="171" office:value-type="float">
            <text:p>171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Indologie</text:p>
          </table:table-cell>
          <table:table-cell table:style-name="Default"/>
          <table:table-cell ns41:value-type="float" table:style-name="ce64" office:value="255" office:value-type="float">
            <text:p>25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office:value="0" table:style-name="ce68" table:number-columns-repeated="17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60" office:value-type="float">
            <text:p>260</text:p>
          </table:table-cell>
          <table:table-cell ns41:value-type="float" table:style-name="ce76" office:value="1" office:value-type="float">
            <text:p>1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Sociale Geografie</text:p>
          </table:table-cell>
          <table:table-cell table:style-name="Default"/>
          <table:table-cell ns41:value-type="float" table:style-name="ce64" office:value="245" office:value-type="float">
            <text:p>245</text:p>
          </table:table-cell>
          <table:table-cell ns41:value-type="float" table:style-name="ce68" office:value="78" office:value-type="float">
            <text:p>78</text:p>
          </table:table-cell>
          <table:table-cell ns41:value-type="float" office:value="0" table:style-name="ce68" table:number-columns-repeated="6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11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50" office:value-type="float">
            <text:p>250</text:p>
          </table:table-cell>
          <table:table-cell ns41:value-type="float" table:style-name="ce76" office:value="78" office:value-type="float">
            <text:p>78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Economie</text:p>
          </table:table-cell>
          <table:table-cell table:style-name="Default"/>
          <table:table-cell ns41:value-type="float" table:style-name="ce64" office:value="2786" office:value-type="float">
            <text:p>2786</text:p>
          </table:table-cell>
          <table:table-cell ns41:value-type="float" table:style-name="ce68" office:value="154" office:value-type="float">
            <text:p>154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2903" office:value-type="float">
            <text:p>2903</text:p>
          </table:table-cell>
          <table:table-cell ns41:value-type="float" table:style-name="ce76" office:value="163" office:value-type="float">
            <text:p>163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Veeartsenijkunde</text:p>
          </table:table-cell>
          <table:table-cell table:style-name="Default"/>
          <table:table-cell ns41:value-type="float" table:style-name="ce64" office:value="814" office:value-type="float">
            <text:p>814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0" table:style-name="ce68" table:number-columns-repeated="15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820" office:value-type="float">
            <text:p>820</text:p>
          </table:table-cell>
          <table:table-cell ns41:value-type="float" table:style-name="ce76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Technische wetenschap, w.o.</text:p>
          </table:table-cell>
          <table:table-cell table:style-name="Default"/>
          <table:table-cell ns41:value-type="float" table:style-name="ce64" office:value="6599" office:value-type="float">
            <text:p>6599</text:p>
          </table:table-cell>
          <table:table-cell ns41:value-type="float" table:style-name="ce68" office:value="169" office:value-type="float">
            <text:p>16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6880" office:value-type="float">
            <text:p>6880</text:p>
          </table:table-cell>
          <table:table-cell ns41:value-type="float" table:style-name="ce76" office:value="176" office:value-type="float">
            <text:p>176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Civiel</text:p>
          </table:table-cell>
          <table:table-cell table:style-name="Default"/>
          <table:table-cell ns41:value-type="float" table:style-name="ce64" office:value="1831" office:value-type="float">
            <text:p>183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0" table:style-name="ce68" table:number-columns-repeated="3" office:value-type="float">
            <text:p>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0" office:value-type="float">
            <text:p>0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875" office:value-type="float">
            <text:p>1875</text:p>
          </table:table-cell>
          <table:table-cell ns41:value-type="float" table:style-name="ce76" office:value="25" office:value-type="float">
            <text:p>25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Werktuigkunde</text:p>
          </table:table-cell>
          <table:table-cell table:style-name="Default"/>
          <table:table-cell ns41:value-type="float" table:style-name="ce24" office:value="2027" office:value-type="float">
            <text:p>2027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Electrotechn.</text:p>
          </table:table-cell>
          <table:table-cell table:style-name="Default"/>
          <table:table-cell ns41:value-type="float" table:style-name="ce24" office:value="1127" office:value-type="float">
            <text:p>1127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ce199" office:value-type="string">
            <text:p>Scheikunde</text:p>
          </table:table-cell>
          <table:table-cell table:style-name="Default"/>
          <table:table-cell ns41:value-type="float" table:style-name="ce24" office:value="1145" office:value-type="float">
            <text:p>1145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998"/>
        </table:table-row>
        <table:table-row table:style-name="ro2">
          <table:table-cell ns41:value-type="string" table:style-name="ce193" office:value-type="string">
            <text:p>Landbouwwetenschappen</text:p>
          </table:table-cell>
          <table:table-cell table:style-name="Default"/>
          <table:table-cell ns41:value-type="float" table:style-name="ce24" office:value="998" office:value-type="float">
            <text:p>998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8"/>
        </table:table-row>
        <table:table-row table:style-name="ro1">
          <table:table-cell ns41:value-type="string" table:style-name="ce81" office:value-type="string">
            <text:p>Totaal</text:p>
          </table:table-cell>
          <table:table-cell table:style-name="ce62"/>
          <table:table-cell ns41:value-type="float" table:style-name="ce82" office:value="37886" office:value-type="float">
            <text:p>37886</text:p>
          </table:table-cell>
          <table:table-cell ns41:value-type="float" table:style-name="ce83" office:value="5697" office:value-type="float">
            <text:p>5697</text:p>
          </table:table-cell>
          <table:table-cell ns41:value-type="float" table:style-name="ce83" office:value="104" office:value-type="float">
            <text:p>104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17" office:value-type="float">
            <text:p>117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93" office:value-type="float">
            <text:p>93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47" office:value-type="float">
            <text:p>47</text:p>
          </table:table-cell>
          <table:table-cell ns41:value-type="float" table:style-name="ce83" office:value="364" office:value-type="float">
            <text:p>364</text:p>
          </table:table-cell>
          <table:table-cell ns41:value-type="float" table:style-name="ce83" office:value="53" office:value-type="float">
            <text:p>53</text:p>
          </table:table-cell>
          <table:table-cell ns41:value-type="float" table:style-name="ce83" office:value="38958" office:value-type="float">
            <text:p>38958</text:p>
          </table:table-cell>
          <table:table-cell ns41:value-type="float" table:style-name="ce85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0" table:name="Tabel 10">
        <table:table-column table:style-name="co17" table:default-cell-style-name="ce12"/>
        <table:table-column table:style-name="co1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10. Academisch gevormden naar studierichting en kerkelijke gezindte</text:p>
          </table:table-cell>
          <table:table-cell table:style-name="ce51" table:number-columns-repeated="20"/>
          <table:table-cell table:style-name="ce52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ns41:value-type="string" table:number-rows-spanned="3" table:style-name="ce49" table:number-columns-spanned="1" office:value-type="string">
            <text:p>Studierichting</text:p>
          </table:table-cell>
          <table:table-cell table:style-name="ce2"/>
          <table:table-cell ns41:value-type="string" table:number-rows-spanned="2" table:style-name="ce19" table:number-columns-spanned="2" office:value-type="string">
            <text:p>Rooms-Katholiek</text:p>
          </table:table-cell>
          <table:covered-table-cell table:style-name="ce93"/>
          <table:table-cell ns41:value-type="string" table:number-rows-spanned="2" table:style-name="ce26" table:number-columns-spanned="2" office:value-type="string">
            <text:p>Nederl. Hervormd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office:annotation draw:style-name="gr1" svg:height="2.408cm" draw:caption-point-y="0.222cm" svg:width="4.354cm" svg:x="14.673cm" draw:caption-point-x="2.984cm" svg:y="0.74cm" draw:text-style-name="P1">
              <dc:creator>CDM</dc:creator>
              <dc:date>2014-12-13T00:00:00</dc:date>
              <text:p text:style-name="P1"><text:span text:style-name="T1">Noot 1) Gereformeerde Kerken, Gereformeerde Kerken (art. 31),</text:span><text:span text:style-name="T3"/><text:span text:style-name="T1">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ns41:value-type="string" table:number-rows-spanned="2" table:style-name="ce94" table:number-columns-spanned="2" office:value-type="string">
            <text:p>Evangelisch Luthers</text:p>
          </table:table-cell>
          <table:covered-table-cell table:style-name="ce96"/>
          <table:table-cell ns41:value-type="string" table:number-rows-spanned="2" table:style-name="ce26" table:number-columns-spanned="2" office:value-type="string">
            <text:p>Doopsgezind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Remonstrant</text:p>
          </table:table-cell>
          <table:covered-table-cell table:style-name="ce26"/>
          <table:table-cell ns41:value-type="string" table:number-rows-spanned="2" table:style-name="ce94" table:number-columns-spanned="2" office:value-type="string">
            <text:p>Israëliet (Ned. en <text:s/>Port.)</text:p>
          </table:table-cell>
          <table:covered-table-cell table:style-name="ce96"/>
          <table:table-cell ns41:value-type="string" table:number-rows-spanned="2" table:style-name="ce26" table:number-columns-spanned="2" office:value-type="string">
            <text:p>Overige kerk.gez.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Geen kerk.gez.</text:p>
          </table:table-cell>
          <table:covered-table-cell table:style-name="ce26"/>
          <table:table-cell ns41:value-type="string" table:number-rows-spanned="2" table:style-name="ce33" table:number-columns-spanned="2" office:value-type="string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27" table:number-columns-repeated="4"/>
          <table:covered-table-cell table:style-name="ce95"/>
          <table:covered-table-cell table:style-name="ce97"/>
          <table:covered-table-cell table:style-name="ce27" table:number-columns-repeated="4"/>
          <table:covered-table-cell table:style-name="ce95"/>
          <table:covered-table-cell table:style-name="ce97"/>
          <table:covered-table-cell table:style-name="ce27" table:number-columns-repeated="5"/>
          <table:covered-table-cell table:style-name="ce35"/>
          <table:table-cell table:number-columns-repeated="1002"/>
        </table:table-row>
        <table:table-row table:style-name="ro2">
          <table:covered-table-cell table:style-name="ce50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1002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37" office:value="21" office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066" office:value-type="float">
            <text:p>2066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1107" office:value-type="float">
            <text:p>1107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18" office:value-type="float">
            <text:p>18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799" office:value-type="float">
            <text:p>3799</text:p>
          </table:table-cell>
          <table:table-cell ns41:value-type="float" table:style-name="ce38" office:value="123" office:value-type="float">
            <text:p>123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1658" office:value-type="float">
            <text:p>1658</text:p>
          </table:table-cell>
          <table:table-cell ns41:value-type="float" table:style-name="ce191" office:value="179" office:value-type="float">
            <text:p>179</text:p>
          </table:table-cell>
          <table:table-cell ns41:value-type="float" table:style-name="ce191" office:value="2263" office:value-type="float">
            <text:p>2263</text:p>
          </table:table-cell>
          <table:table-cell ns41:value-type="float" table:style-name="ce191" office:value="400" office:value-type="float">
            <text:p>400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325" office:value-type="float">
            <text:p>325</text:p>
          </table:table-cell>
          <table:table-cell ns41:value-type="float" table:style-name="ce191" office:value="87" office:value-type="float">
            <text:p>87</text:p>
          </table:table-cell>
          <table:table-cell ns41:value-type="float" table:style-name="ce191" office:value="511" office:value-type="float">
            <text:p>511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87" office:value-type="float">
            <text:p>87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35" office:value-type="float">
            <text:p>235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2118" office:value-type="float">
            <text:p>2118</text:p>
          </table:table-cell>
          <table:table-cell ns41:value-type="float" table:style-name="ce191" office:value="463" office:value-type="float">
            <text:p>463</text:p>
          </table:table-cell>
          <table:table-cell ns41:value-type="float" table:style-name="ce191" office:value="7775" office:value-type="float">
            <text:p>7775</text:p>
          </table:table-cell>
          <table:table-cell ns41:value-type="float" table:style-name="ce39" office:value="1421" office:value-type="float">
            <text:p>1421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1512" office:value-type="float">
            <text:p>1512</text:p>
          </table:table-cell>
          <table:table-cell ns41:value-type="float" table:style-name="ce191" office:value="135" office:value-type="float">
            <text:p>135</text:p>
          </table:table-cell>
          <table:table-cell ns41:value-type="float" table:style-name="ce191" office:value="2297" office:value-type="float">
            <text:p>2297</text:p>
          </table:table-cell>
          <table:table-cell ns41:value-type="float" table:style-name="ce191" office:value="304" office:value-type="float">
            <text:p>304</text:p>
          </table:table-cell>
          <table:table-cell ns41:value-type="float" table:style-name="ce191" office:value="510" office:value-type="float">
            <text:p>51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312" office:value-type="float">
            <text:p>312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399" office:value-type="float">
            <text:p>399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62" office:value-type="float">
            <text:p>162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372" office:value-type="float">
            <text:p>2372</text:p>
          </table:table-cell>
          <table:table-cell ns41:value-type="float" table:style-name="ce191" office:value="359" office:value-type="float">
            <text:p>359</text:p>
          </table:table-cell>
          <table:table-cell ns41:value-type="float" table:style-name="ce191" office:value="7764" office:value-type="float">
            <text:p>7764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274" office:value-type="float">
            <text:p>274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27" office:value-type="float">
            <text:p>427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92" office:value-type="float">
            <text:p>492</text:p>
          </table:table-cell>
          <table:table-cell ns41:value-type="float" table:style-name="ce191" office:value="119" office:value-type="float">
            <text:p>119</text:p>
          </table:table-cell>
          <table:table-cell ns41:value-type="float" table:style-name="ce191" office:value="1409" office:value-type="float">
            <text:p>1409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566" office:value-type="float">
            <text:p>566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945" office:value-type="float">
            <text:p>945</text:p>
          </table:table-cell>
          <table:table-cell ns41:value-type="float" table:style-name="ce191" office:value="314" office:value-type="float">
            <text:p>314</text:p>
          </table:table-cell>
          <table:table-cell ns41:value-type="float" table:style-name="ce191" office:value="213" office:value-type="float">
            <text:p>213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39" office:value-type="float">
            <text:p>139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194" office:value-type="float">
            <text:p>194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365" office:value-type="float">
            <text:p>1365</text:p>
          </table:table-cell>
          <table:table-cell ns41:value-type="float" table:style-name="ce191" office:value="398" office:value-type="float">
            <text:p>398</text:p>
          </table:table-cell>
          <table:table-cell ns41:value-type="float" table:style-name="ce191" office:value="3612" office:value-type="float">
            <text:p>3612</text:p>
          </table:table-cell>
          <table:table-cell ns41:value-type="float" table:style-name="ce39" office:value="1150" office:value-type="float">
            <text:p>1150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4" office:value-type="float">
            <text:p>164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519" office:value-type="float">
            <text:p>519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90" office:value-type="float">
            <text:p>9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51" office:value-type="float">
            <text:p>151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23" office:value-type="float">
            <text:p>223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98" office:value-type="float">
            <text:p>59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142" office:value-type="float">
            <text:p>142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273" office:value-type="float">
            <text:p>273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62" office:value-type="float">
            <text:p>62</text:p>
          </table:table-cell>
          <table:table-cell ns41:value-type="float" office:value="14" table:style-name="ce191" table:number-columns-repeated="2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39" office:value-type="float">
            <text:p>439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079" office:value-type="float">
            <text:p>1079</text:p>
          </table:table-cell>
          <table:table-cell ns41:value-type="float" table:style-name="ce39" office:value="169" office:value-type="float">
            <text:p>169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56" office:value-type="float">
            <text:p>56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23" table:style-name="ce191" table:number-columns-repeated="2" office:value-type="float">
            <text:p>23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1" table:style-name="ce191" table:number-columns-repeated="2" office:value-type="float">
            <text:p>11</text:p>
          </table:table-cell>
          <table:table-cell ns41:value-type="float" table:style-name="ce191" office:value="204" office:value-type="float">
            <text:p>204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256" office:value-type="float">
            <text:p>256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193" office:value-type="float">
            <text:p>193</text:p>
          </table:table-cell>
          <table:table-cell ns41:value-type="float" table:style-name="ce191" office:value="168" office:value-type="float">
            <text:p>168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36" table:style-name="ce191" table:number-columns-repeated="2" office:value-type="float">
            <text:p>36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18" table:style-name="ce191" table:number-columns-repeated="2" office:value-type="float">
            <text:p>18</text:p>
          </table:table-cell>
          <table:table-cell ns41:value-type="float" table:style-name="ce191" office:value="242" office:value-type="float">
            <text:p>242</text:p>
          </table:table-cell>
          <table:table-cell ns41:value-type="float" table:style-name="ce191" office:value="187" office:value-type="float">
            <text:p>187</text:p>
          </table:table-cell>
          <table:table-cell ns41:value-type="float" table:style-name="ce191" office:value="735" office:value-type="float">
            <text:p>735</text:p>
          </table:table-cell>
          <table:table-cell ns41:value-type="float" table:style-name="ce39" office:value="562" office:value-type="float">
            <text:p>562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888" office:value-type="float">
            <text:p>888</text:p>
          </table:table-cell>
          <table:table-cell ns41:value-type="float" table:style-name="ce191" office:value="234" office:value-type="float">
            <text:p>234</text:p>
          </table:table-cell>
          <table:table-cell ns41:value-type="float" table:style-name="ce191" office:value="510" office:value-type="float">
            <text:p>510</text:p>
          </table:table-cell>
          <table:table-cell ns41:value-type="float" table:style-name="ce191" office:value="328" office:value-type="float">
            <text:p>328</text:p>
          </table:table-cell>
          <table:table-cell ns41:value-type="float" table:style-name="ce191" office:value="198" office:value-type="float">
            <text:p>198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145" office:value-type="float">
            <text:p>145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639" office:value-type="float">
            <text:p>639</text:p>
          </table:table-cell>
          <table:table-cell ns41:value-type="float" table:style-name="ce191" office:value="418" office:value-type="float">
            <text:p>418</text:p>
          </table:table-cell>
          <table:table-cell ns41:value-type="float" table:style-name="ce191" office:value="2475" office:value-type="float">
            <text:p>2475</text:p>
          </table:table-cell>
          <table:table-cell ns41:value-type="float" table:style-name="ce39" office:value="1375" office:value-type="float">
            <text:p>1375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353" office:value-type="float">
            <text:p>353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233" office:value-type="float">
            <text:p>233</text:p>
          </table:table-cell>
          <table:table-cell ns41:value-type="float" table:style-name="ce191" office:value="215" office:value-type="float">
            <text:p>215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7" table:style-name="ce191" table:number-columns-repeated="2" office:value-type="float">
            <text:p>17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294" office:value-type="float">
            <text:p>294</text:p>
          </table:table-cell>
          <table:table-cell ns41:value-type="float" table:style-name="ce191" office:value="253" office:value-type="float">
            <text:p>253</text:p>
          </table:table-cell>
          <table:table-cell ns41:value-type="float" table:style-name="ce191" office:value="1061" office:value-type="float">
            <text:p>1061</text:p>
          </table:table-cell>
          <table:table-cell ns41:value-type="float" table:style-name="ce39" office:value="857" office:value-type="float">
            <text:p>857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254" office:value-type="float">
            <text:p>254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73" office:value-type="float">
            <text:p>7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675" office:value-type="float">
            <text:p>675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99" office:value-type="float">
            <text:p>99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80" office:value-type="float">
            <text:p>80</text:p>
          </table:table-cell>
          <table:table-cell ns41:value-type="float" office:value="33" table:style-name="ce191" table:number-columns-repeated="2" office:value-type="float">
            <text:p>3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385" office:value-type="float">
            <text:p>385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54" office:value-type="float">
            <text:p>54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250" office:value-type="float">
            <text:p>25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685" office:value-type="float">
            <text:p>685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796" office:value-type="float">
            <text:p>796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75" office:value-type="float">
            <text:p>17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88" office:value-type="float">
            <text:p>8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68" office:value-type="float">
            <text:p>168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847" office:value-type="float">
            <text:p>847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2903" office:value-type="float">
            <text:p>2903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132" office:value-type="float">
            <text:p>1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53" office:value-type="float">
            <text:p>35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0" office:value-type="float">
            <text:p>3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5" office:value-type="float">
            <text:p>21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820" office:value-type="float">
            <text:p>82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Technische wetenschap, w.o.</text:p>
          </table:table-cell>
          <table:table-cell table:style-name="Default"/>
          <table:table-cell ns41:value-type="float" table:style-name="ce24" office:value="1081" office:value-type="float">
            <text:p>108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739" office:value-type="float">
            <text:p>1739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85" office:value-type="float">
            <text:p>18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23" office:value-type="float">
            <text:p>12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67" office:value-type="float">
            <text:p>26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37" office:value-type="float">
            <text:p>43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57" office:value-type="float">
            <text:p>25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752" office:value-type="float">
            <text:p>2752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6880" office:value-type="float">
            <text:p>688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275" office:value-type="float">
            <text:p>27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57" office:value-type="float">
            <text:p>55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3" office:value-type="float">
            <text:p>7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8" office:value-type="float">
            <text:p>13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78" office:value-type="float">
            <text:p>67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875" office:value-type="float">
            <text:p>187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Werktuigkunde</text:p>
          </table:table-cell>
          <table:table-cell table:style-name="Default"/>
          <table:table-cell ns41:value-type="float" table:style-name="ce24" office:value="310" office:value-type="float">
            <text:p>3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40" office:value-type="float">
            <text:p>54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8" office:value-type="float">
            <text:p>1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42" office:value-type="float">
            <text:p>84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19" office:value-type="float">
            <text:p>211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199" office:value-type="float">
            <text:p>19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64" office:value-type="float">
            <text:p>26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15" office:value-type="float">
            <text:p>51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181" office:value-type="float">
            <text:p>1181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1002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89" office:value-type="float">
            <text:p>289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24" office:value-type="float">
            <text:p>524</text:p>
          </table:table-cell>
          <table:table-cell ns41:value-type="float" table:style-name="ce191" office:value="63" office:value-type="float">
            <text:p>63</text:p>
          </table:table-cell>
          <table:table-cell ns41:value-type="float" table:style-name="ce191" office:value="1195" office:value-type="float">
            <text:p>119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1002"/>
        </table:table-row>
        <table:table-row table:style-name="ro2">
          <table:table-cell ns41:value-type="string" table:style-name="ce8" office:value-type="string">
            <text:p>Landbouwwetensch.</text:p>
          </table:table-cell>
          <table:table-cell table:style-name="Default"/>
          <table:table-cell ns41:value-type="float" table:style-name="ce24" office:value="156" office:value-type="float">
            <text:p>15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58" office:value-type="float">
            <text:p>35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29" office:value-type="float">
            <text:p>329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011" office:value-type="float">
            <text:p>1011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2"/>
        </table:table-row>
        <table:table-row table:style-name="ro1">
          <table:table-cell ns41:value-type="string" table:style-name="ce198" office:value-type="string">
            <text:p>Totaal</text:p>
          </table:table-cell>
          <table:table-cell table:style-name="ce62"/>
          <table:table-cell ns41:value-type="float" table:style-name="ce82" office:value="7362" office:value-type="float">
            <text:p>7362</text:p>
          </table:table-cell>
          <table:table-cell ns41:value-type="float" table:style-name="ce83" office:value="787" office:value-type="float">
            <text:p>787</text:p>
          </table:table-cell>
          <table:table-cell ns41:value-type="float" table:style-name="ce83" office:value="11907" office:value-type="float">
            <text:p>11907</text:p>
          </table:table-cell>
          <table:table-cell ns41:value-type="float" table:style-name="ce83" office:value="1587" office:value-type="float">
            <text:p>1587</text:p>
          </table:table-cell>
          <table:table-cell ns41:value-type="float" table:style-name="ce83" office:value="3039" office:value-type="float">
            <text:p>303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561" office:value-type="float">
            <text:p>561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431" office:value-type="float">
            <text:p>1431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979" office:value-type="float">
            <text:p>1979</text:p>
          </table:table-cell>
          <table:table-cell ns41:value-type="float" table:style-name="ce83" office:value="560" office:value-type="float">
            <text:p>560</text:p>
          </table:table-cell>
          <table:table-cell ns41:value-type="float" table:style-name="ce83" office:value="348" office:value-type="float">
            <text:p>348</text:p>
          </table:table-cell>
          <table:table-cell ns41:value-type="float" table:style-name="ce83" office:value="66" office:value-type="float">
            <text:p>66</text:p>
          </table:table-cell>
          <table:table-cell ns41:value-type="float" table:style-name="ce83" office:value="1007" office:value-type="float">
            <text:p>1007</text:p>
          </table:table-cell>
          <table:table-cell ns41:value-type="float" table:style-name="ce83" office:value="280" office:value-type="float">
            <text:p>280</text:p>
          </table:table-cell>
          <table:table-cell ns41:value-type="float" table:style-name="ce83" office:value="11324" office:value-type="float">
            <text:p>11324</text:p>
          </table:table-cell>
          <table:table-cell ns41:value-type="float" table:style-name="ce83" office:value="1944" office:value-type="float">
            <text:p>1944</text:p>
          </table:table-cell>
          <table:table-cell ns41:value-type="float" table:style-name="ce83" office:value="38958" office:value-type="float">
            <text:p>38958</text:p>
          </table:table-cell>
          <table:table-cell ns41:value-type="float" table:style-name="ce85" office:value="5863" office:value-type="float">
            <text:p>5863</text:p>
          </table:table-cell>
          <table:table-cell table:number-columns-repeated="100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1" table:name="Tabel 11">
        <table:table-column table:style-name="co18" table:default-cell-style-name="ce12"/>
        <table:table-column table:style-name="co14" table:default-cell-style-name="ce12"/>
        <table:table-column table:style-name="co3" table:default-cell-style-name="Default" table:number-columns-repeated="7"/>
        <table:table-column table:style-name="co19" table:default-cell-style-name="ce12"/>
        <table:table-column table:style-name="co3" table:default-cell-style-name="Default" table:number-columns-repeated="1014"/>
        <table:table-row table:style-name="ro1">
          <table:table-cell ns41:value-type="string" table:style-name="ce48" office:value-type="string">
            <text:p>Tabel 11. Academisch gevormden naar opleidingsplaats en kerkelijke gezindte</text:p>
          </table:table-cell>
          <table:table-cell table:style-name="ce51" table:number-columns-repeated="20"/>
          <table:table-cell table:style-name="ce52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ns41:value-type="string" table:number-rows-spanned="3" table:style-name="ce98" table:number-columns-spanned="1" office:value-type="string">
            <text:p>Opleidingsplaats</text:p>
          </table:table-cell>
          <table:table-cell table:style-name="ce2"/>
          <table:table-cell ns41:value-type="string" table:number-rows-spanned="2" table:style-name="ce19" table:number-columns-spanned="2" office:value-type="string">
            <text:p>Rooms-Katholiek</text:p>
          </table:table-cell>
          <table:covered-table-cell table:style-name="ce93"/>
          <table:table-cell ns41:value-type="string" table:number-rows-spanned="2" table:style-name="ce26" table:number-columns-spanned="2" office:value-type="string">
            <text:p>Nederl. Hervormd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office:annotation draw:style-name="gr1" svg:height="2.118cm" draw:caption-point-y="0.222cm" svg:width="4.761cm" svg:x="14.655cm" draw:caption-point-x="0.904cm" svg:y="0.74cm" draw:text-style-name="P1">
              <dc:creator>CDM</dc:creator>
              <dc:date>2014-12-13T00:00:00</dc:date>
              <text:p text:style-name="P1"><text:span text:style-name="T1">Noot 1) Gereformeerde Kerken, Gereformeerde Kerken (art. 31), 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Evangelisch Luthers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Doopsgezind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Remonstrant</text:p>
          </table:table-cell>
          <table:covered-table-cell table:style-name="ce26"/>
          <table:table-cell ns41:value-type="string" table:number-rows-spanned="2" table:style-name="ce94" table:number-columns-spanned="2" office:value-type="string">
            <text:p>Israëliet (Ned. en Port.)</text:p>
          </table:table-cell>
          <table:covered-table-cell table:style-name="ce96"/>
          <table:table-cell ns41:value-type="string" table:number-rows-spanned="2" table:style-name="ce26" table:number-columns-spanned="2" office:value-type="string">
            <text:p>Overige kerk.gez.</text:p>
          </table:table-cell>
          <table:covered-table-cell table:style-name="ce26"/>
          <table:table-cell ns41:value-type="string" table:number-rows-spanned="2" table:style-name="ce26" table:number-columns-spanned="2" office:value-type="string">
            <text:p>Geen kerk.gez.</text:p>
          </table:table-cell>
          <table:covered-table-cell table:style-name="ce26"/>
          <table:table-cell ns41:value-type="string" table:number-rows-spanned="2" table:style-name="ce33" table:number-columns-spanned="2" office:value-type="string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99"/>
          <table:table-cell table:style-name="ce2"/>
          <table:covered-table-cell table:style-name="ce86"/>
          <table:covered-table-cell table:style-name="ce88"/>
          <table:covered-table-cell table:style-name="ce27" table:number-columns-repeated="10"/>
          <table:covered-table-cell table:style-name="ce95"/>
          <table:covered-table-cell table:style-name="ce97"/>
          <table:covered-table-cell table:style-name="ce27" table:number-columns-repeated="5"/>
          <table:covered-table-cell table:style-name="ce35"/>
          <table:table-cell table:number-columns-repeated="1002"/>
        </table:table-row>
        <table:table-row table:style-name="ro2">
          <table:covered-table-cell table:style-name="ce100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1002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37" office:value="21" office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92" office:value-type="string">
            <text:p>Leiden</text:p>
          </table:table-cell>
          <table:table-cell table:style-name="Default"/>
          <table:table-cell ns41:value-type="float" table:style-name="ce23" office:value="928" office:value-type="float">
            <text:p>928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2362" office:value-type="float">
            <text:p>2362</text:p>
          </table:table-cell>
          <table:table-cell ns41:value-type="float" table:style-name="ce30" office:value="426" office:value-type="float">
            <text:p>426</text:p>
          </table:table-cell>
          <table:table-cell ns41:value-type="float" table:style-name="ce30" office:value="224" office:value-type="float">
            <text:p>224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80" office:value-type="float">
            <text:p>280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551" office:value-type="float">
            <text:p>551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168" office:value-type="float">
            <text:p>2168</text:p>
          </table:table-cell>
          <table:table-cell ns41:value-type="float" table:style-name="ce30" office:value="539" office:value-type="float">
            <text:p>539</text:p>
          </table:table-cell>
          <table:table-cell ns41:value-type="float" table:style-name="ce30" office:value="6790" office:value-type="float">
            <text:p>6790</text:p>
          </table:table-cell>
          <table:table-cell ns41:value-type="float" table:style-name="ce38" office:value="1518" office:value-type="float">
            <text:p>1518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Utrecht</text:p>
          </table:table-cell>
          <table:table-cell table:style-name="Default"/>
          <table:table-cell ns41:value-type="float" table:style-name="ce24" office:value="1631" office:value-type="float">
            <text:p>1631</text:p>
          </table:table-cell>
          <table:table-cell ns41:value-type="float" table:style-name="ce191" office:value="198" office:value-type="float">
            <text:p>198</text:p>
          </table:table-cell>
          <table:table-cell ns41:value-type="float" table:style-name="ce191" office:value="3975" office:value-type="float">
            <text:p>3975</text:p>
          </table:table-cell>
          <table:table-cell ns41:value-type="float" table:style-name="ce191" office:value="497" office:value-type="float">
            <text:p>497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222" office:value-type="float">
            <text:p>222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424" office:value-type="float">
            <text:p>424</text:p>
          </table:table-cell>
          <table:table-cell ns41:value-type="float" table:style-name="ce191" office:value="149" office:value-type="float">
            <text:p>149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68" office:value-type="float">
            <text:p>168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2188" office:value-type="float">
            <text:p>2188</text:p>
          </table:table-cell>
          <table:table-cell ns41:value-type="float" table:style-name="ce191" office:value="503" office:value-type="float">
            <text:p>503</text:p>
          </table:table-cell>
          <table:table-cell ns41:value-type="float" table:style-name="ce191" office:value="9096" office:value-type="float">
            <text:p>9096</text:p>
          </table:table-cell>
          <table:table-cell ns41:value-type="float" table:style-name="ce39" office:value="1546" office:value-type="float">
            <text:p>1546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Groningen</text:p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169" office:value-type="float">
            <text:p>1169</text:p>
          </table:table-cell>
          <table:table-cell ns41:value-type="float" table:style-name="ce191" office:value="210" office:value-type="float">
            <text:p>210</text:p>
          </table:table-cell>
          <table:table-cell ns41:value-type="float" table:style-name="ce191" office:value="232" office:value-type="float">
            <text:p>232</text:p>
          </table:table-cell>
          <table:table-cell ns41:value-type="float" office:value="25" table:style-name="ce191" table:number-columns-repeated="2" office:value-type="float">
            <text:p>2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60" office:value-type="float">
            <text:p>160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877" office:value-type="float">
            <text:p>877</text:p>
          </table:table-cell>
          <table:table-cell ns41:value-type="float" table:style-name="ce191" office:value="161" office:value-type="float">
            <text:p>161</text:p>
          </table:table-cell>
          <table:table-cell ns41:value-type="float" table:style-name="ce191" office:value="2828" office:value-type="float">
            <text:p>2828</text:p>
          </table:table-cell>
          <table:table-cell ns41:value-type="float" table:style-name="ce39" office:value="513" office:value-type="float">
            <text:p>513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Amsterdam G.U.</text:p>
          </table:table-cell>
          <table:table-cell table:style-name="Default"/>
          <table:table-cell ns41:value-type="float" table:style-name="ce24" office:value="1246" office:value-type="float">
            <text:p>1246</text:p>
          </table:table-cell>
          <table:table-cell ns41:value-type="float" table:style-name="ce191" office:value="191" office:value-type="float">
            <text:p>191</text:p>
          </table:table-cell>
          <table:table-cell ns41:value-type="float" table:style-name="ce191" office:value="1244" office:value-type="float">
            <text:p>1244</text:p>
          </table:table-cell>
          <table:table-cell ns41:value-type="float" table:style-name="ce191" office:value="325" office:value-type="float">
            <text:p>325</text:p>
          </table:table-cell>
          <table:table-cell ns41:value-type="float" table:style-name="ce191" office:value="266" office:value-type="float">
            <text:p>266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139" office:value-type="float">
            <text:p>139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343" office:value-type="float">
            <text:p>343</text:p>
          </table:table-cell>
          <table:table-cell ns41:value-type="float" table:style-name="ce191" office:value="123" office:value-type="float">
            <text:p>123</text:p>
          </table:table-cell>
          <table:table-cell ns41:value-type="float" table:style-name="ce191" office:value="225" office:value-type="float">
            <text:p>225</text:p>
          </table:table-cell>
          <table:table-cell ns41:value-type="float" table:style-name="ce191" office:value="122" office:value-type="float">
            <text:p>122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1898" office:value-type="float">
            <text:p>1898</text:p>
          </table:table-cell>
          <table:table-cell ns41:value-type="float" table:style-name="ce191" office:value="500" office:value-type="float">
            <text:p>500</text:p>
          </table:table-cell>
          <table:table-cell ns41:value-type="float" table:style-name="ce191" office:value="5626" office:value-type="float">
            <text:p>5626</text:p>
          </table:table-cell>
          <table:table-cell ns41:value-type="float" table:style-name="ce39" office:value="1444" office:value-type="float">
            <text:p>1444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Amsterdam V.U.</text:p>
          </table:table-cell>
          <table:table-cell table:style-name="Default"/>
          <table:table-cell ns41:value-type="float" table:style-name="ce24" office:value="80" office:value-type="float">
            <text:p>8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106" office:value-type="float">
            <text:p>1106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95" office:value-type="float">
            <text:p>195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717" office:value-type="float">
            <text:p>1717</text:p>
          </table:table-cell>
          <table:table-cell ns41:value-type="float" table:style-name="ce39" office:value="83" office:value-type="float">
            <text:p>83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Nijmegen</text:p>
          </table:table-cell>
          <table:table-cell table:style-name="Default"/>
          <table:table-cell ns41:value-type="float" table:style-name="ce24" office:value="878" office:value-type="float">
            <text:p>878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923" office:value-type="float">
            <text:p>923</text:p>
          </table:table-cell>
          <table:table-cell ns41:value-type="float" table:style-name="ce39" office:value="139" office:value-type="float">
            <text:p>139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Delft</text:p>
          </table:table-cell>
          <table:table-cell table:style-name="Default"/>
          <table:table-cell ns41:value-type="float" table:style-name="ce24" office:value="739" office:value-type="float">
            <text:p>739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536" office:value-type="float">
            <text:p>1536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171" office:value-type="float">
            <text:p>17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43" office:value-type="float">
            <text:p>24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09" office:value-type="float">
            <text:p>409</text:p>
          </table:table-cell>
          <table:table-cell ns41:value-type="float" office:value="16" table:style-name="ce191" table:number-columns-repeated="2" office:value-type="float">
            <text:p>1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66" office:value-type="float">
            <text:p>16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368" office:value-type="float">
            <text:p>2368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5724" office:value-type="float">
            <text:p>5724</text:p>
          </table:table-cell>
          <table:table-cell ns41:value-type="float" table:style-name="ce39" office:value="159" office:value-type="float">
            <text:p>159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Wageningen</text:p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64" office:value-type="float">
            <text:p>36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27" office:value-type="float">
            <text:p>32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996" office:value-type="float">
            <text:p>996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Rotterdam</text:p>
          </table:table-cell>
          <table:table-cell table:style-name="Default"/>
          <table:table-cell ns41:value-type="float" table:style-name="ce24" office:value="266" office:value-type="float">
            <text:p>266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628" office:value-type="float">
            <text:p>628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43" office:value-type="float">
            <text:p>143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08" office:value-type="float">
            <text:p>608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929" office:value-type="float">
            <text:p>1929</text:p>
          </table:table-cell>
          <table:table-cell ns41:value-type="float" table:style-name="ce39" office:value="111" office:value-type="float">
            <text:p>111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Tilburg</text:p>
          </table:table-cell>
          <table:table-cell table:style-name="Default"/>
          <table:table-cell ns41:value-type="float" table:style-name="ce24" office:value="295" office:value-type="float">
            <text:p>29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05" office:value-type="float">
            <text:p>305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Kamp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51" office:value-type="float">
            <text:p>45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454" office:value-type="float">
            <text:p>454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2"/>
        </table:table-row>
        <table:table-row table:style-name="ro2">
          <table:table-cell ns41:value-type="string" table:style-name="ce193" office:value-type="string">
            <text:p>Buitenland</text:p>
          </table:table-cell>
          <table:table-cell table:style-name="Default"/>
          <table:table-cell ns41:value-type="float" table:style-name="ce24" office:value="986" office:value-type="float">
            <text:p>986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353" office:value-type="float">
            <text:p>353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23" office:value-type="float">
            <text:p>123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12" office:value-type="float">
            <text:p>212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680" office:value-type="float">
            <text:p>680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2570" office:value-type="float">
            <text:p>2570</text:p>
          </table:table-cell>
          <table:table-cell ns41:value-type="float" table:style-name="ce39" office:value="318" office:value-type="float">
            <text:p>318</text:p>
          </table:table-cell>
          <table:table-cell table:number-columns-repeated="1002"/>
        </table:table-row>
        <table:table-row table:style-name="ro1">
          <table:table-cell ns41:value-type="string" table:style-name="ce81" office:value-type="string">
            <text:p>Totaal</text:p>
          </table:table-cell>
          <table:table-cell table:style-name="ce62"/>
          <table:table-cell ns41:value-type="float" table:style-name="ce82" office:value="7362" office:value-type="float">
            <text:p>7362</text:p>
          </table:table-cell>
          <table:table-cell ns41:value-type="float" table:style-name="ce83" office:value="787" office:value-type="float">
            <text:p>787</text:p>
          </table:table-cell>
          <table:table-cell ns41:value-type="float" table:style-name="ce83" office:value="11907" office:value-type="float">
            <text:p>11907</text:p>
          </table:table-cell>
          <table:table-cell ns41:value-type="float" table:style-name="ce83" office:value="1587" office:value-type="float">
            <text:p>1587</text:p>
          </table:table-cell>
          <table:table-cell ns41:value-type="float" table:style-name="ce83" office:value="3039" office:value-type="float">
            <text:p>303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561" office:value-type="float">
            <text:p>561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431" office:value-type="float">
            <text:p>1431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979" office:value-type="float">
            <text:p>1979</text:p>
          </table:table-cell>
          <table:table-cell ns41:value-type="float" table:style-name="ce83" office:value="560" office:value-type="float">
            <text:p>560</text:p>
          </table:table-cell>
          <table:table-cell ns41:value-type="float" table:style-name="ce83" office:value="348" office:value-type="float">
            <text:p>348</text:p>
          </table:table-cell>
          <table:table-cell ns41:value-type="float" table:style-name="ce83" office:value="66" office:value-type="float">
            <text:p>66</text:p>
          </table:table-cell>
          <table:table-cell ns41:value-type="float" table:style-name="ce83" office:value="1007" office:value-type="float">
            <text:p>1007</text:p>
          </table:table-cell>
          <table:table-cell ns41:value-type="float" table:style-name="ce83" office:value="280" office:value-type="float">
            <text:p>280</text:p>
          </table:table-cell>
          <table:table-cell ns41:value-type="float" table:style-name="ce83" office:value="11324" office:value-type="float">
            <text:p>11324</text:p>
          </table:table-cell>
          <table:table-cell ns41:value-type="float" table:style-name="ce83" office:value="1944" office:value-type="float">
            <text:p>1944</text:p>
          </table:table-cell>
          <table:table-cell ns41:value-type="float" table:style-name="ce83" office:value="38958" office:value-type="float">
            <text:p>38958</text:p>
          </table:table-cell>
          <table:table-cell ns41:value-type="float" table:style-name="ce85" office:value="5863" office:value-type="float">
            <text:p>5863</text:p>
          </table:table-cell>
          <table:table-cell table:number-columns-repeated="100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2" table:name="Tabel 12">
        <table:table-column table:style-name="co20" table:default-cell-style-name="ce12"/>
        <table:table-column table:style-name="co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12. Academisch gevormden naar studierichting en sociale positie</text:p>
          </table:table-cell>
          <table:table-cell table:style-name="ce51" table:number-columns-repeated="17"/>
          <table:table-cell table:style-name="ce52"/>
          <table:table-cell table:number-columns-repeated="1005"/>
        </table:table-row>
        <table:table-row table:style-name="ro1">
          <table:table-cell table:style-name="ce2" table:number-columns-repeated="19"/>
          <table:table-cell table:number-columns-repeated="1005"/>
        </table:table-row>
        <table:table-row table:style-name="ro2">
          <table:table-cell ns41:value-type="string" table:number-rows-spanned="4" table:style-name="ce101" table:number-columns-spanned="1" office:value-type="string">
            <text:p>Studierichting</text:p>
          </table:table-cell>
          <table:table-cell table:style-name="ce2"/>
          <table:table-cell ns41:value-type="string" table:number-rows-spanned="3" table:style-name="ce104" table:number-columns-spanned="2" office:value-type="string">
            <text:p>Zelfst. Bedrijfshoofden</text:p>
          </table:table-cell>
          <table:covered-table-cell table:style-name="ce107"/>
          <table:table-cell ns41:value-type="string" table:number-rows-spanned="3" table:style-name="ce110" table:number-columns-spanned="1" office:value-type="string">
            <text:p>Medew. echtge-noten</text:p>
          </table:table-cell>
          <table:table-cell ns41:value-type="string" table:number-rows-spanned="3" table:style-name="ce110" table:number-columns-spanned="2" office:value-type="string">
            <text:p>Directeuren van N.V.'s, Coöp. enz. <text:s/></text:p>
          </table:table-cell>
          <table:covered-table-cell table:style-name="ce107"/>
          <table:table-cell ns41:value-type="string" table:number-rows-spanned="3" table:style-name="ce110" table:number-columns-spanned="2" office:value-type="string">
            <text:p>Bedrijfsleiders</text:p>
          </table:table-cell>
          <table:covered-table-cell table:style-name="ce107"/>
          <table:table-cell ns41:value-type="string" table:number-rows-spanned="3" table:style-name="ce110" table:number-columns-spanned="2" office:value-type="string">
            <text:p>Overige in dienstverband</text:p>
          </table:table-cell>
          <table:covered-table-cell table:style-name="ce117"/>
          <table:table-cell ns41:value-type="string" table:number-rows-spanned="3" table:style-name="ce110" table:number-columns-spanned="2" office:value-type="string">
            <text:p>Totaal aantal werkenden</text:p>
          </table:table-cell>
          <table:covered-table-cell table:style-name="ce107"/>
          <table:table-cell ns41:value-type="string" table:number-rows-spanned="1" table:style-name="ce120" table:number-columns-spanned="6" office:value-type="string">
            <text:p>Tijdelijk niet-werkenden</text:p>
          </table:table-cell>
          <table:covered-table-cell table:style-name="ce110" table:number-columns-repeated="4"/>
          <table:covered-table-cell table:style-name="ce120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5"/>
          <table:covered-table-cell table:style-name="ce108"/>
          <table:covered-table-cell table:style-name="ce111"/>
          <table:covered-table-cell table:style-name="ce113"/>
          <table:covered-table-cell table:style-name="ce108"/>
          <table:covered-table-cell table:style-name="ce113"/>
          <table:covered-table-cell table:style-name="ce108"/>
          <table:covered-table-cell table:style-name="ce115"/>
          <table:covered-table-cell table:style-name="ce118"/>
          <table:covered-table-cell table:style-name="ce113"/>
          <table:covered-table-cell table:style-name="ce108"/>
          <table:table-cell ns41:value-type="string" table:number-rows-spanned="2" table:style-name="ce45" table:number-columns-spanned="2" office:value-type="string">
            <text:p>Wachtgelders, werkzoekend</text:p>
          </table:table-cell>
          <table:covered-table-cell table:style-name="ce121"/>
          <table:table-cell ns41:value-type="string" table:number-rows-spanned="2" table:style-name="ce45" table:number-columns-spanned="2" office:value-type="string">
            <text:p>Tijdelijk in milit.dienst</text:p>
          </table:table-cell>
          <table:covered-table-cell table:style-name="ce121"/>
          <table:table-cell ns41:value-type="string" table:number-rows-spanned="2" table:style-name="ce47" table:number-columns-spanned="2" office:value-type="string">
            <text:p>Geïnterneerd</text:p>
          </table:table-cell>
          <table:covered-table-cell table:style-name="ce122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6"/>
          <table:covered-table-cell table:style-name="ce109"/>
          <table:covered-table-cell table:style-name="ce112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6"/>
          <table:covered-table-cell table:style-name="ce11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23"/>
          <table:table-cell table:number-columns-repeated="1005"/>
        </table:table-row>
        <table:table-row table:style-name="ro1">
          <table:covered-table-cell table:style-name="ce102"/>
          <table:table-cell table:style-name="ce2"/>
          <table:table-cell ns41:value-type="string" table:style-name="ce21" office:value-type="string">
            <text:p>M</text:p>
          </table:table-cell>
          <table:table-cell ns41:value-type="string" table:style-name="ce28" table:number-columns-repeated="2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6" office:value-type="string">
            <text:p>V</text:p>
          </table:table-cell>
          <table:table-cell table:number-columns-repeated="1005"/>
        </table:table-row>
        <table:table-row table:style-name="ro1">
          <table:table-cell ns41:value-type="float" table:style-name="ce103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7" office:value="18" office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24" office:value-type="float">
            <text:p>2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3203" office:value-type="float">
            <text:p>3203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3234" office:value-type="float">
            <text:p>3234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8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1790" office:value-type="float">
            <text:p>1790</text:p>
          </table:table-cell>
          <table:table-cell ns41:value-type="float" table:style-name="ce191" office:value="137" office:value-type="float">
            <text:p>137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401" office:value-type="float">
            <text:p>40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53" office:value-type="float">
            <text:p>15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139" office:value-type="float">
            <text:p>4139</text:p>
          </table:table-cell>
          <table:table-cell ns41:value-type="float" table:style-name="ce191" office:value="518" office:value-type="float">
            <text:p>518</text:p>
          </table:table-cell>
          <table:table-cell ns41:value-type="float" table:style-name="ce191" office:value="6483" office:value-type="float">
            <text:p>6483</text:p>
          </table:table-cell>
          <table:table-cell ns41:value-type="float" table:style-name="ce191" office:value="683" office:value-type="float">
            <text:p>683</text:p>
          </table:table-cell>
          <table:table-cell ns41:value-type="float" table:style-name="ce191" office:value="351" office:value-type="float">
            <text:p>351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325" office:value-type="float">
            <text:p>32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4335" office:value-type="float">
            <text:p>4335</text:p>
          </table:table-cell>
          <table:table-cell ns41:value-type="float" table:style-name="ce191" office:value="376" office:value-type="float">
            <text:p>376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69" office:value-type="float">
            <text:p>2169</text:p>
          </table:table-cell>
          <table:table-cell ns41:value-type="float" table:style-name="ce191" office:value="334" office:value-type="float">
            <text:p>334</text:p>
          </table:table-cell>
          <table:table-cell ns41:value-type="float" table:style-name="ce191" office:value="6520" office:value-type="float">
            <text:p>6520</text:p>
          </table:table-cell>
          <table:table-cell ns41:value-type="float" table:style-name="ce191" office:value="733" office:value-type="float">
            <text:p>733</text:p>
          </table:table-cell>
          <table:table-cell ns41:value-type="float" table:style-name="ce191" office:value="128" office:value-type="float">
            <text:p>12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51" office:value-type="float">
            <text:p>6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1129" office:value-type="float">
            <text:p>1129</text:p>
          </table:table-cell>
          <table:table-cell ns41:value-type="float" table:style-name="ce191" office:value="166" office:value-type="float">
            <text:p>16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202" office:value-type="float">
            <text:p>1202</text:p>
          </table:table-cell>
          <table:table-cell ns41:value-type="float" table:style-name="ce191" office:value="201" office:value-type="float">
            <text:p>201</text:p>
          </table:table-cell>
          <table:table-cell ns41:value-type="float" office:value="6" table:style-name="ce191" table:number-columns-repeated="2" office:value-type="float">
            <text:p>6</text:p>
          </table:table-cell>
          <table:table-cell ns41:value-type="float" table:style-name="ce191" office:value="170" office:value-type="float">
            <text:p>17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487" office:value-type="float">
            <text:p>487</text:p>
          </table:table-cell>
          <table:table-cell ns41:value-type="float" table:style-name="ce191" office:value="167" office:value-type="float">
            <text:p>167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37" office:value-type="float">
            <text:p>137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2385" office:value-type="float">
            <text:p>2385</text:p>
          </table:table-cell>
          <table:table-cell ns41:value-type="float" table:style-name="ce191" office:value="372" office:value-type="float">
            <text:p>372</text:p>
          </table:table-cell>
          <table:table-cell ns41:value-type="float" table:style-name="ce191" office:value="3108" office:value-type="float">
            <text:p>3108</text:p>
          </table:table-cell>
          <table:table-cell ns41:value-type="float" table:style-name="ce191" office:value="606" office:value-type="float">
            <text:p>606</text:p>
          </table:table-cell>
          <table:table-cell ns41:value-type="float" table:style-name="ce191" office:value="117" office:value-type="float">
            <text:p>117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24" office:value-type="float">
            <text:p>424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456" office:value-type="float">
            <text:p>456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76" office:value-type="float">
            <text:p>476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521" office:value-type="float">
            <text:p>521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43" office:value-type="float">
            <text:p>4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77" office:value-type="float">
            <text:p>777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944" office:value-type="float">
            <text:p>944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3" office:value-type="float">
            <text:p>373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390" office:value-type="float">
            <text:p>390</text:p>
          </table:table-cell>
          <table:table-cell ns41:value-type="float" table:style-name="ce191" office:value="116" office:value-type="float">
            <text:p>116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387" office:value-type="float">
            <text:p>387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180" office:value-type="float">
            <text:p>180</text:p>
          </table:table-cell>
          <table:table-cell ns41:value-type="float" table:style-name="ce191" office:value="128" office:value-type="float">
            <text:p>128</text:p>
          </table:table-cell>
          <table:table-cell ns41:value-type="float" table:style-name="ce191" office:value="631" office:value-type="float">
            <text:p>631</text:p>
          </table:table-cell>
          <table:table-cell ns41:value-type="float" table:style-name="ce191" office:value="335" office:value-type="float">
            <text:p>335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ce191" office:value="147" office:value-type="float">
            <text:p>147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917" office:value-type="float">
            <text:p>1917</text:p>
          </table:table-cell>
          <table:table-cell ns41:value-type="float" table:style-name="ce191" office:value="618" office:value-type="float">
            <text:p>618</text:p>
          </table:table-cell>
          <table:table-cell ns41:value-type="float" table:style-name="ce191" office:value="2096" office:value-type="float">
            <text:p>2096</text:p>
          </table:table-cell>
          <table:table-cell ns41:value-type="float" table:style-name="ce191" office:value="784" office:value-type="float">
            <text:p>784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835" office:value-type="float">
            <text:p>835</text:p>
          </table:table-cell>
          <table:table-cell ns41:value-type="float" table:style-name="ce191" office:value="392" office:value-type="float">
            <text:p>392</text:p>
          </table:table-cell>
          <table:table-cell ns41:value-type="float" table:style-name="ce191" office:value="897" office:value-type="float">
            <text:p>897</text:p>
          </table:table-cell>
          <table:table-cell ns41:value-type="float" table:style-name="ce191" office:value="484" office:value-type="float">
            <text:p>484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23" office:value-type="float">
            <text:p>523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564" office:value-type="float">
            <text:p>564</text:p>
          </table:table-cell>
          <table:table-cell ns41:value-type="float" table:style-name="ce191" office:value="152" office:value-type="float">
            <text:p>152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05" office:value-type="float">
            <text:p>305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326" office:value-type="float">
            <text:p>326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1" office:value-type="float">
            <text:p>1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1" office:value-type="float">
            <text:p>211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220" office:value-type="float">
            <text:p>220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405" office:value-type="float">
            <text:p>40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6" office:value-type="float">
            <text:p>8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33" office:value-type="float">
            <text:p>1833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2568" office:value-type="float">
            <text:p>2568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51" office:value-type="float">
            <text:p>1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455" office:value-type="float">
            <text:p>45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8" office:value-type="float">
            <text:p>24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42" office:value-type="float">
            <text:p>74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Technische wetenschap, w.o.</text:p>
          </table:table-cell>
          <table:table-cell table:style-name="Default"/>
          <table:table-cell ns41:value-type="float" table:style-name="ce24" office:value="768" office:value-type="float">
            <text:p>76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14" office:value-type="float">
            <text:p>6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01" office:value-type="float">
            <text:p>70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769" office:value-type="float">
            <text:p>3769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5852" office:value-type="float">
            <text:p>5852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359" office:value-type="float">
            <text:p>35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91" office:value-type="float">
            <text:p>19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281" office:value-type="float">
            <text:p>28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71" office:value-type="float">
            <text:p>107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549" office:value-type="float">
            <text:p>1549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Werktuigkunde</text:p>
          </table:table-cell>
          <table:table-cell table:style-name="Default"/>
          <table:table-cell ns41:value-type="float" table:style-name="ce24" office:value="233" office:value-type="float">
            <text:p>23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48" office:value-type="float">
            <text:p>2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2" office:value-type="float">
            <text:p>3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19" office:value-type="float">
            <text:p>10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32" office:value-type="float">
            <text:p>18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5" office:value-type="float">
            <text:p>9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9" office:value-type="float">
            <text:p>1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80" office:value-type="float">
            <text:p>68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022" office:value-type="float">
            <text:p>102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7" office:value-type="float">
            <text:p>13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08" office:value-type="float">
            <text:p>708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1033" office:value-type="float">
            <text:p>1033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73" office:value-type="float">
            <text:p>7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ce8" office:value-type="string">
            <text:p>Landbouwwetenschappen</text:p>
          </table:table-cell>
          <table:table-cell table:style-name="Default"/>
          <table:table-cell ns41:value-type="float" table:style-name="ce24" office:value="50" office:value-type="float">
            <text:p>5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83" office:value-type="float">
            <text:p>683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788" office:value-type="float">
            <text:p>78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1005"/>
        </table:table-row>
        <table:table-row table:style-name="ro1">
          <table:table-cell ns41:value-type="string" table:style-name="ce198" office:value-type="string">
            <text:p>Totaal</text:p>
          </table:table-cell>
          <table:table-cell table:style-name="ce62"/>
          <table:table-cell ns41:value-type="float" table:style-name="ce82" office:value="9602" office:value-type="float">
            <text:p>9602</text:p>
          </table:table-cell>
          <table:table-cell ns41:value-type="float" table:style-name="ce83" office:value="1024" office:value-type="float">
            <text:p>1024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1477" office:value-type="float">
            <text:p>1477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1111" office:value-type="float">
            <text:p>1111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20708" office:value-type="float">
            <text:p>20708</text:p>
          </table:table-cell>
          <table:table-cell ns41:value-type="float" table:style-name="ce83" office:value="2131" office:value-type="float">
            <text:p>2131</text:p>
          </table:table-cell>
          <table:table-cell ns41:value-type="float" table:style-name="ce83" office:value="32898" office:value-type="float">
            <text:p>32898</text:p>
          </table:table-cell>
          <table:table-cell ns41:value-type="float" table:style-name="ce83" office:value="3314" office:value-type="float">
            <text:p>3314</text:p>
          </table:table-cell>
          <table:table-cell ns41:value-type="float" table:style-name="ce83" office:value="1526" office:value-type="float">
            <text:p>1526</text:p>
          </table:table-cell>
          <table:table-cell ns41:value-type="float" table:style-name="ce83" office:value="140" office:value-type="float">
            <text:p>140</text:p>
          </table:table-cell>
          <table:table-cell ns41:value-type="float" table:style-name="ce83" office:value="1755" office:value-type="float">
            <text:p>1755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5" office:value="4" office:value-type="float">
            <text:p>4</text:p>
          </table:table-cell>
          <table:table-cell table:number-columns-repeated="100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3" table:name="Tabel 13">
        <table:table-column table:style-name="co21" table:default-cell-style-name="ce12"/>
        <table:table-column table:style-name="co2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13. Academisch gevormden naar studierichting en bedrijfsklassen (incl. tijdelijk niet werkenden)</text:p>
          </table:table-cell>
          <table:table-cell table:style-name="ce51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16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ce49" table:number-columns-spanned="1" office:value-type="string">
            <text:p>Studierichting</text:p>
          </table:table-cell>
          <table:table-cell table:style-name="ce16"/>
          <table:table-cell ns41:value-type="string" table:number-rows-spanned="3" table:style-name="ce104" table:number-columns-spanned="2" office:value-type="string">
            <text:p>Aardewerk, glas, kalk, stenen kl. 01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Diamant e.a. edelstenen kl. 02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Grafische nijverh., fotografie kl. 03 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Bouwnijverheid kl. 04</text:p>
          </table:table-cell>
          <table:covered-table-cell table:style-name="ce107"/>
          <table:table-cell ns41:value-type="string" table:number-rows-spanned="3" table:style-name="ce110" table:number-columns-spanned="2" office:value-type="string">
            <text:p>Chemische nijverh. (incl.apothekers-bedr) kl. 05 <text:s/>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Bewerking van hout, kurk, stro kl.06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Kleding en reiniging kl. 07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Kunstnijverheid kl. 08</text:p>
          </table:table-cell>
          <table:covered-table-cell table:style-name="ce107"/>
          <table:table-cell ns41:value-type="string" table:number-rows-spanned="3" table:style-name="ce110" table:number-columns-spanned="2" office:value-type="string">
            <text:p>Leder, wasdoek, rubber kl. 09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Mijnbouw, veenderijen enz. kl. 10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Metaal nijverh., Scheepsbouw enz. kl. 11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Papiernijverh. kl. 14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Textiel nijverh. kl. 15</text:p>
          </table:table-cell>
          <table:covered-table-cell table:style-name="ce107"/>
          <table:table-cell ns41:value-type="string" table:number-rows-spanned="3" table:style-name="ce110" table:number-columns-spanned="2" office:value-type="string">
            <text:p>Gas-, electro-, waterl. Bedrijf kl. 16 <text:s/></text:p>
          </table:table-cell>
          <table:covered-table-cell table:style-name="ce110"/>
          <table:table-cell ns41:value-type="string" table:number-rows-spanned="3" table:style-name="ce110" table:number-columns-spanned="2" office:value-type="string">
            <text:p>Voedings en genotmidd. kl. 17</text:p>
          </table:table-cell>
          <table:covered-table-cell table:style-name="ce110"/>
          <table:table-cell ns41:value-type="string" table:number-rows-spanned="3" table:style-name="ce120" table:number-columns-spanned="2" office:value-type="string">
            <text:p>Totaal nijverheid kl. 01-07</text:p>
          </table:table-cell>
          <table:covered-table-cell table:style-name="ce120"/>
          <table:table-cell table:number-columns-repeated="990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style-name="ce45" table:number-columns-repeated="5"/>
          <table:covered-table-cell table:style-name="ce113"/>
          <table:covered-table-cell table:style-name="ce108"/>
          <table:covered-table-cell table:style-name="ce45" table:number-columns-repeated="6"/>
          <table:covered-table-cell table:style-name="ce113"/>
          <table:covered-table-cell table:style-name="ce108"/>
          <table:covered-table-cell table:style-name="ce45" table:number-columns-repeated="8"/>
          <table:covered-table-cell table:style-name="ce113"/>
          <table:covered-table-cell table:style-name="ce108"/>
          <table:covered-table-cell table:style-name="ce45" table:number-columns-repeated="5"/>
          <table:covered-table-cell table:style-name="ce47"/>
          <table:table-cell table:number-columns-repeated="990"/>
        </table:table-row>
        <table:table-row table:style-name="ro4">
          <table:covered-table-cell table:style-name="ce54"/>
          <table:table-cell table:style-name="ce2"/>
          <table:covered-table-cell table:style-name="ce43"/>
          <table:covered-table-cell table:style-name="ce45" table:number-columns-repeated="5"/>
          <table:covered-table-cell table:style-name="ce114"/>
          <table:covered-table-cell table:style-name="ce109"/>
          <table:covered-table-cell table:style-name="ce45" table:number-columns-repeated="6"/>
          <table:covered-table-cell table:style-name="ce114"/>
          <table:covered-table-cell table:style-name="ce109"/>
          <table:covered-table-cell table:style-name="ce45" table:number-columns-repeated="8"/>
          <table:covered-table-cell table:style-name="ce114"/>
          <table:covered-table-cell table:style-name="ce109"/>
          <table:covered-table-cell table:style-name="ce45" table:number-columns-repeated="5"/>
          <table:covered-table-cell table:style-name="ce47"/>
          <table:table-cell table:number-columns-repeated="990"/>
        </table:table-row>
        <table:table-row table:style-name="ro2">
          <table:covered-table-cell table:style-name="ce50"/>
          <table:table-cell table:style-name="ce2"/>
          <table:table-cell ns41:value-type="string" table:style-name="ce125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B</text:p>
          </table:table-cell>
          <table:table-cell ns41:value-type="string" table:style-name="ce126" office:value-type="string">
            <text:p>M</text:p>
          </table:table-cell>
          <table:table-cell ns41:value-type="string" table:style-name="ce126" office:value-type="string">
            <text:p>V</text:p>
          </table:table-cell>
          <table:table-cell ns41:value-type="string" table:style-name="ce127" office:value-type="string">
            <text:p>M</text:p>
          </table:table-cell>
          <table:table-cell ns41:value-type="string" table:style-name="ce128" office:value-type="string">
            <text:p>V</text:p>
          </table:table-cell>
          <table:table-cell table:number-columns-repeated="990"/>
        </table:table-row>
        <table:table-row table:style-name="ro1">
          <table:table-cell ns41:value-type="float" table:style-name="ce124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37" office:value="33" office:value-type="float">
            <text:p>3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office:value="0" table:style-name="ce30" table:number-columns-repeated="9" office:value-type="float">
            <text:p>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0" table:style-name="ce30" table:number-columns-repeated="12" office:value-type="float">
            <text:p>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8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0" office:value-type="float">
            <text:p>260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5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8" office:value-type="float">
            <text:p>8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46" office:value-type="float">
            <text:p>746</text:p>
          </table:table-cell>
          <table:table-cell ns41:value-type="float" table:style-name="ce191" office:value="311" office:value-type="float">
            <text:p>311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954" office:value-type="float">
            <text:p>954</text:p>
          </table:table-cell>
          <table:table-cell ns41:value-type="float" table:style-name="ce39" office:value="321" office:value-type="float">
            <text:p>321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office:value="0" table:style-name="ce191" table:number-columns-repeated="19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7" office:value-type="float">
            <text:p>187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19" office:value-type="float">
            <text:p>319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1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538" office:value-type="float">
            <text:p>538</text:p>
          </table:table-cell>
          <table:table-cell ns41:value-type="float" table:style-name="ce191" office:value="301" office:value-type="float">
            <text:p>30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44" office:value-type="float">
            <text:p>544</text:p>
          </table:table-cell>
          <table:table-cell ns41:value-type="float" table:style-name="ce39" office:value="303" office:value-type="float">
            <text:p>303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9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4" office:value-type="float">
            <text:p>2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3" office:value-type="float">
            <text:p>11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26" office:value-type="float">
            <text:p>426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1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echnische wetenschap., w.o.</text:p>
          </table:table-cell>
          <table:table-cell table:style-name="Default"/>
          <table:table-cell ns41:value-type="float" table:style-name="ce24" office:value="70" office:value-type="float">
            <text:p>7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9" office:value-type="float">
            <text:p>19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3" office:value-type="float">
            <text:p>23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3" office:value-type="float">
            <text:p>16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76" office:value-type="float">
            <text:p>107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32" office:value-type="float">
            <text:p>23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2352" office:value-type="float">
            <text:p>2352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16" office:value-type="float">
            <text:p>16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3" office:value-type="float">
            <text:p>18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24" office:value-type="float">
            <text:p>324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Werktuigkunde</text:p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1" office:value-type="float">
            <text:p>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00" office:value-type="float">
            <text:p>60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02" office:value-type="float">
            <text:p>902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2" office:value-type="float">
            <text:p>33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87" office:value-type="float">
            <text:p>487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28" office:value-type="float">
            <text:p>28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4" office:value-type="float">
            <text:p>17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472" office:value-type="float">
            <text:p>472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Landbouwwetensch.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table:style-name="ce191"/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0"/>
        </table:table-row>
        <table:table-row table:style-name="ro1">
          <table:table-cell ns41:value-type="string" table:style-name="ce198" office:value-type="string">
            <text:p>Totaal</text:p>
          </table:table-cell>
          <table:table-cell table:style-name="ce62"/>
          <table:table-cell ns41:value-type="float" table:style-name="ce82" office:value="109" office:value-type="float">
            <text:p>109</text:p>
          </table:table-cell>
          <table:table-cell ns41:value-type="float" table:style-name="ce83" office:value="0" office:value-type="float">
            <text:p>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0" office:value-type="float">
            <text:p>0</text:p>
          </table:table-cell>
          <table:table-cell ns41:value-type="float" table:style-name="ce83" office:value="59" office:value-type="float">
            <text:p>5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1075" office:value-type="float">
            <text:p>1075</text:p>
          </table:table-cell>
          <table:table-cell ns41:value-type="float" table:style-name="ce83" office:value="331" office:value-type="float">
            <text:p>331</text:p>
          </table:table-cell>
          <table:table-cell ns41:value-type="float" table:style-name="ce83" office:value="48" office:value-type="float">
            <text:p>48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66" office:value-type="float">
            <text:p>66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0" office:value-type="float">
            <text:p>0</text:p>
          </table:table-cell>
          <table:table-cell ns41:value-type="float" table:style-name="ce83" office:value="1366" office:value-type="float">
            <text:p>1366</text:p>
          </table:table-cell>
          <table:table-cell ns41:value-type="float" table:style-name="ce83" office:value="18" office:value-type="float">
            <text:p>18</text:p>
          </table:table-cell>
          <table:table-cell ns41:value-type="float" table:style-name="ce83" office:value="53" office:value-type="float">
            <text:p>53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267" office:value-type="float">
            <text:p>267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484" office:value-type="float">
            <text:p>484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4245" office:value-type="float">
            <text:p>4245</text:p>
          </table:table-cell>
          <table:table-cell ns41:value-type="float" table:style-name="ce85" office:value="396" office:value-type="float">
            <text:p>396</text:p>
          </table:table-cell>
          <table:table-cell table:number-columns-repeated="99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4" table:name="Tabel 13A">
        <table:table-column table:style-name="co23" table:default-cell-style-name="ce12"/>
        <table:table-column table:style-name="co8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129" office:value-type="string">
            <text:p>Tabel 13. (vervolg) Academisch gevormden naar studierichting en bedrijfsklassen (incl. tijdelijk niet werkenden)</text:p>
          </table:table-cell>
          <table:table-cell table:style-name="ce134" table:number-columns-repeated="28"/>
          <table:table-cell table:style-name="ce142"/>
          <table:table-cell table:style-name="ce144" table:number-columns-repeated="994"/>
        </table:table-row>
        <table:table-row table:style-name="ro1">
          <table:table-cell table:style-name="ce130" table:number-columns-repeated="30"/>
          <table:table-cell table:style-name="ce144" table:number-columns-repeated="994"/>
        </table:table-row>
        <table:table-row table:style-name="ro5">
          <table:table-cell ns41:value-type="string" table:number-rows-spanned="2" table:style-name="ce131" table:number-columns-spanned="1" office:value-type="string">
            <text:p>Studierichting</text:p>
          </table:table-cell>
          <table:table-cell table:style-name="ce135"/>
          <table:table-cell ns41:value-type="string" table:number-rows-spanned="1" table:style-name="ce136" table:number-columns-spanned="2" office:value-type="string">
            <text:p>Totaal nijverheid kl. 01-17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Landbouw kl.20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Visserij en jacht kl.30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Winkels kl. 40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Overige handel kl. 41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Verkeer kl. 42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Crediet en bankwezen kl. 50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Verzekerings-wezen kl.51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Overheidsdienst, Vrije ber. kl. 60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Onderwijs kl. 61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Eredienst kl. 62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text:p>Huiselijke diensten kl. 70</text:p>
          </table:table-cell>
          <table:covered-table-cell table:style-name="ce139"/>
          <table:table-cell ns41:value-type="string" table:number-rows-spanned="1" table:style-name="ce139" table:number-columns-spanned="2" office:value-type="string">
            <office:annotation draw:style-name="gr1" svg:height="1.694cm" draw:caption-point-y="-1.075cm" svg:width="3.551cm" svg:x="54.02cm" draw:caption-point-x="-0.426cm" svg:y="2.037cm" draw:text-style-name="P1">
              <dc:creator>CDM</dc:creator>
              <dc:date>2014-12-13T00:00:00</dc:date>
              <text:p text:style-name="P1"><text:span text:style-name="T1">Noot 1) Bijna uitsluitend tijdelijk niet werkenden, die geen vroeger beroep hebben vermeld.</text:span></text:p>
            </office:annotation>
            <text:p>Beroep onbekend</text:p>
          </table:table-cell>
          <table:covered-table-cell table:style-name="ce139"/>
          <table:table-cell ns41:value-type="string" table:number-rows-spanned="1" table:style-name="ce141" table:number-columns-spanned="2" office:value-type="string">
            <text:p>Totaal</text:p>
          </table:table-cell>
          <table:covered-table-cell table:style-name="ce141"/>
          <table:table-cell table:number-columns-repeated="994"/>
        </table:table-row>
        <table:table-row table:style-name="ro2">
          <table:covered-table-cell table:style-name="ce132"/>
          <table:table-cell table:style-name="ce135"/>
          <table:table-cell ns41:value-type="string" table:style-name="ce137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0" office:value-type="string">
            <text:p>V</text:p>
          </table:table-cell>
          <table:table-cell ns41:value-type="string" table:style-name="ce140" office:value-type="string">
            <text:p>M</text:p>
          </table:table-cell>
          <table:table-cell ns41:value-type="string" table:style-name="ce143" office:value-type="string">
            <text:p>V</text:p>
          </table:table-cell>
          <table:table-cell table:number-columns-repeated="994"/>
        </table:table-row>
        <table:table-row table:style-name="ro1">
          <table:table-cell ns41:value-type="float" table:style-name="ce124" office:value="1" office:value-type="float">
            <text:p>1</text:p>
          </table:table-cell>
          <table:table-cell table:style-name="ce14"/>
          <table:table-cell ns41:value-type="float" table:style-name="ce61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10" office:value-type="float">
            <text:p>10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67" office:value="12" office:value-type="float">
            <text:p>12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6" office:value-type="float">
            <text:p>16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8" office:value-type="float">
            <text:p>1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20" office:value-type="float">
            <text:p>20</text:p>
          </table:table-cell>
          <table:table-cell ns41:value-type="float" table:style-name="ce67" office:value="21" office:value-type="float">
            <text:p>21</text:p>
          </table:table-cell>
          <table:table-cell ns41:value-type="float" table:style-name="ce67" office:value="22" office:value-type="float">
            <text:p>22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25" office:value-type="float">
            <text:p>25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74" office:value="29" office:value-type="float">
            <text:p>29</text:p>
          </table:table-cell>
          <table:table-cell table:number-columns-repeated="994"/>
        </table:table-row>
        <table:table-row table:style-name="ro1">
          <table:table-cell table:style-name="ce133"/>
          <table:table-cell table:style-name="Default"/>
          <table:table-cell table:style-name="ce138" table:number-columns-repeated="28"/>
          <table:table-cell table:style-name="ce18"/>
          <table:table-cell table:number-columns-repeated="993"/>
        </table:table-row>
        <table:table-row table:style-name="ro2">
          <table:table-cell ns41:value-type="string" table:style-name="ce7" office:value-type="string">
            <text:p>Godgeleerdheid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0" table:style-name="ce30" table:number-columns-repeated="4" office:value-type="float">
            <text:p>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897" office:value-type="float">
            <text:p>2897</text:p>
          </table:table-cell>
          <table:table-cell ns41:value-type="float" table:style-name="ce30" office:value="54" office:value-type="float">
            <text:p>54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3334" office:value-type="float">
            <text:p>3334</text:p>
          </table:table-cell>
          <table:table-cell ns41:value-type="float" table:style-name="ce38" office:value="80" office:value-type="float">
            <text:p>8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260" office:value-type="float">
            <text:p>26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46" office:value-type="float">
            <text:p>246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61" office:value-type="float">
            <text:p>261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5274" office:value-type="float">
            <text:p>5274</text:p>
          </table:table-cell>
          <table:table-cell ns41:value-type="float" table:style-name="ce191" office:value="550" office:value-type="float">
            <text:p>550</text:p>
          </table:table-cell>
          <table:table-cell ns41:value-type="float" table:style-name="ce191" office:value="214" office:value-type="float">
            <text:p>214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46" office:value-type="float">
            <text:p>346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7262" office:value-type="float">
            <text:p>7262</text:p>
          </table:table-cell>
          <table:table-cell ns41:value-type="float" table:style-name="ce39" office:value="742" office:value-type="float">
            <text:p>74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70" office:value-type="float">
            <text:p>7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824" office:value-type="float">
            <text:p>6824</text:p>
          </table:table-cell>
          <table:table-cell ns41:value-type="float" table:style-name="ce191" office:value="701" office:value-type="float">
            <text:p>701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7359" office:value-type="float">
            <text:p>7359</text:p>
          </table:table-cell>
          <table:table-cell ns41:value-type="float" table:style-name="ce39" office:value="745" office:value-type="float">
            <text:p>74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354" office:value-type="float">
            <text:p>1354</text:p>
          </table:table-cell>
          <table:table-cell ns41:value-type="float" table:style-name="ce191" office:value="196" office:value-type="float">
            <text:p>19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384" office:value-type="float">
            <text:p>1384</text:p>
          </table:table-cell>
          <table:table-cell ns41:value-type="float" table:style-name="ce39" office:value="207" office:value-type="float">
            <text:p>20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954" office:value-type="float">
            <text:p>954</text:p>
          </table:table-cell>
          <table:table-cell ns41:value-type="float" table:style-name="ce191" office:value="321" office:value-type="float">
            <text:p>32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62" office:value-type="float">
            <text:p>962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1208" office:value-type="float">
            <text:p>1208</text:p>
          </table:table-cell>
          <table:table-cell ns41:value-type="float" table:style-name="ce191" office:value="162" office:value-type="float">
            <text:p>162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2" office:value-type="float">
            <text:p>10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383" office:value-type="float">
            <text:p>3383</text:p>
          </table:table-cell>
          <table:table-cell ns41:value-type="float" table:style-name="ce39" office:value="637" office:value-type="float">
            <text:p>637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7" office:value-type="float">
            <text:p>7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68" office:value-type="float">
            <text:p>368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83" office:value-type="float">
            <text:p>483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4" office:value-type="float">
            <text:p>19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95" office:value-type="float">
            <text:p>295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65" office:value-type="float">
            <text:p>565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319" office:value-type="float">
            <text:p>319</text:p>
          </table:table-cell>
          <table:table-cell ns41:value-type="float" table:style-name="ce191" office:value="12" office:value-type="float">
            <text:p>1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88" office:value-type="float">
            <text:p>38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254" office:value-type="float">
            <text:p>254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25" office:value-type="float">
            <text:p>1025</text:p>
          </table:table-cell>
          <table:table-cell ns41:value-type="float" table:style-name="ce39" office:value="84" office:value-type="float">
            <text:p>84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1" office:value-type="float">
            <text:p>151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219" office:value-type="float">
            <text:p>219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39" office:value="122" office:value-type="float">
            <text:p>122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544" office:value-type="float">
            <text:p>544</text:p>
          </table:table-cell>
          <table:table-cell ns41:value-type="float" table:style-name="ce191" office:value="303" office:value-type="float">
            <text:p>30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72" office:value-type="float">
            <text:p>672</text:p>
          </table:table-cell>
          <table:table-cell ns41:value-type="float" table:style-name="ce39" office:value="351" office:value-type="float">
            <text:p>35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26" office:value-type="float">
            <text:p>426</text:p>
          </table:table-cell>
          <table:table-cell ns41:value-type="float" table:style-name="ce191" office:value="205" office:value-type="float">
            <text:p>205</text:p>
          </table:table-cell>
          <table:table-cell ns41:value-type="float" table:style-name="ce191" office:value="1583" office:value-type="float">
            <text:p>1583</text:p>
          </table:table-cell>
          <table:table-cell ns41:value-type="float" table:style-name="ce191" office:value="555" office:value-type="float">
            <text:p>555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262" office:value-type="float">
            <text:p>2262</text:p>
          </table:table-cell>
          <table:table-cell ns41:value-type="float" table:style-name="ce39" office:value="818" office:value-type="float">
            <text:p>818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Mod.talen</text:p>
          </table:table-cell>
          <table:table-cell table:style-name="Default"/>
          <table:table-cell ns41:value-type="float" table:style-name="ce24" office:value="12" office:value-type="float">
            <text:p>12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39" office:value-type="float">
            <text:p>139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740" office:value-type="float">
            <text:p>740</text:p>
          </table:table-cell>
          <table:table-cell ns41:value-type="float" table:style-name="ce191" office:value="376" office:value-type="float">
            <text:p>376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969" office:value-type="float">
            <text:p>969</text:p>
          </table:table-cell>
          <table:table-cell ns41:value-type="float" table:style-name="ce39" office:value="505" office:value-type="float">
            <text:p>505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501" office:value-type="float">
            <text:p>501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12" office:value-type="float">
            <text:p>612</text:p>
          </table:table-cell>
          <table:table-cell ns41:value-type="float" table:style-name="ce39" office:value="158" office:value-type="float">
            <text:p>158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215" office:value-type="float">
            <text:p>215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4" office:value-type="float">
            <text:p>1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39" office:value="103" office:value-type="float">
            <text:p>10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51" office:value-type="float">
            <text:p>15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ociale Geografie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24" office:value-type="float">
            <text:p>2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39" office:value="43" office:value-type="float">
            <text:p>4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426" office:value-type="float">
            <text:p>426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98" office:value-type="float">
            <text:p>29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7" office:value-type="float">
            <text:p>18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81" office:value-type="float">
            <text:p>8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82" office:value-type="float">
            <text:p>1482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70" office:value-type="float">
            <text:p>2870</text:p>
          </table:table-cell>
          <table:table-cell ns41:value-type="float" table:style-name="ce39" office:value="82" office:value-type="float">
            <text:p>8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89" office:value-type="float">
            <text:p>8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28" office:value-type="float">
            <text:p>62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70" office:value-type="float">
            <text:p>770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echnische wetenschap., w.o.</text:p>
          </table:table-cell>
          <table:table-cell table:style-name="Default"/>
          <table:table-cell ns41:value-type="float" table:style-name="ce24" office:value="2352" office:value-type="float">
            <text:p>2352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5" office:value-type="float">
            <text:p>28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33" office:value-type="float">
            <text:p>33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611" office:value-type="float">
            <text:p>2611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531" office:value-type="float">
            <text:p>53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76" office:value-type="float">
            <text:p>27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471" office:value-type="float">
            <text:p>6471</text:p>
          </table:table-cell>
          <table:table-cell ns41:value-type="float" table:style-name="ce39" office:value="100" office:value-type="float">
            <text:p>100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324" office:value-type="float">
            <text:p>3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51" office:value-type="float">
            <text:p>105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25" office:value-type="float">
            <text:p>12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88" office:value-type="float">
            <text:p>8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25" office:value-type="float">
            <text:p>1725</text:p>
          </table:table-cell>
          <table:table-cell ns41:value-type="float" table:style-name="ce39" office:value="17" office:value-type="float">
            <text:p>17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Werktuigkunde</text:p>
          </table:table-cell>
          <table:table-cell table:style-name="Default"/>
          <table:table-cell ns41:value-type="float" table:style-name="ce24" office:value="902" office:value-type="float">
            <text:p>90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33" office:value-type="float">
            <text:p>6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01" office:value-type="float">
            <text:p>2001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Electrotechn.</text:p>
          </table:table-cell>
          <table:table-cell table:style-name="Default"/>
          <table:table-cell ns41:value-type="float" table:style-name="ce24" office:value="487" office:value-type="float">
            <text:p>487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2" office:value-type="float">
            <text:p>31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9" office:value-type="float">
            <text:p>89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36" office:value-type="float">
            <text:p>1136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472" office:value-type="float">
            <text:p>47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7" office:value-type="float">
            <text:p>407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129" office:value-type="float">
            <text:p>129</text:p>
          </table:table-cell>
          <table:table-cell ns41:value-type="float" table:style-name="ce191" office:value="22" office:value-type="float">
            <text:p>2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40" office:value-type="float">
            <text:p>1140</text:p>
          </table:table-cell>
          <table:table-cell ns41:value-type="float" table:style-name="ce39" office:value="74" office:value-type="float">
            <text:p>74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andbouwwetensch.</text:p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8" office:value-type="float">
            <text:p>108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35" office:value-type="float">
            <text:p>53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93" office:value-type="float">
            <text:p>9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68" office:value-type="float">
            <text:p>968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4"/>
        </table:table-row>
        <table:table-row table:style-name="ro1">
          <table:table-cell ns41:value-type="string" table:style-name="ce198" office:value-type="string">
            <text:p>Totaal</text:p>
          </table:table-cell>
          <table:table-cell table:style-name="ce62"/>
          <table:table-cell ns41:value-type="float" table:style-name="ce82" office:value="4245" office:value-type="float">
            <text:p>4245</text:p>
          </table:table-cell>
          <table:table-cell ns41:value-type="float" table:style-name="ce83" office:value="396" office:value-type="float">
            <text:p>396</text:p>
          </table:table-cell>
          <table:table-cell ns41:value-type="float" table:style-name="ce83" office:value="197" office:value-type="float">
            <text:p>197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115" office:value-type="float">
            <text:p>11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028" office:value-type="float">
            <text:p>1028</text:p>
          </table:table-cell>
          <table:table-cell ns41:value-type="float" table:style-name="ce83" office:value="71" office:value-type="float">
            <text:p>71</text:p>
          </table:table-cell>
          <table:table-cell ns41:value-type="float" table:style-name="ce83" office:value="672" office:value-type="float">
            <text:p>672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681" office:value-type="float">
            <text:p>681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567" office:value-type="float">
            <text:p>567</text:p>
          </table:table-cell>
          <table:table-cell ns41:value-type="float" table:style-name="ce83" office:value="40" office:value-type="float">
            <text:p>40</text:p>
          </table:table-cell>
          <table:table-cell ns41:value-type="float" table:style-name="ce83" office:value="20365" office:value-type="float">
            <text:p>20365</text:p>
          </table:table-cell>
          <table:table-cell ns41:value-type="float" table:style-name="ce83" office:value="1905" office:value-type="float">
            <text:p>1905</text:p>
          </table:table-cell>
          <table:table-cell ns41:value-type="float" table:style-name="ce83" office:value="4294" office:value-type="float">
            <text:p>4294</text:p>
          </table:table-cell>
          <table:table-cell ns41:value-type="float" table:style-name="ce83" office:value="849" office:value-type="float">
            <text:p>849</text:p>
          </table:table-cell>
          <table:table-cell ns41:value-type="float" table:style-name="ce83" office:value="3027" office:value-type="float">
            <text:p>3027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342" office:value-type="float">
            <text:p>1342</text:p>
          </table:table-cell>
          <table:table-cell ns41:value-type="float" table:style-name="ce83" office:value="50" office:value-type="float">
            <text:p>50</text:p>
          </table:table-cell>
          <table:table-cell ns41:value-type="float" table:style-name="ce83" office:value="36554" office:value-type="float">
            <text:p>36554</text:p>
          </table:table-cell>
          <table:table-cell ns41:value-type="float" table:style-name="ce85" office:value="3471" office:value-type="float">
            <text:p>3471</text:p>
          </table:table-cell>
          <table:table-cell table:number-columns-repeated="99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5" table:name="Tabel 14">
        <table:table-column table:style-name="co24" table:default-cell-style-name="ce12"/>
        <table:table-column table:style-name="co1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ce48" office:value-type="string">
            <text:p>Tabel 14. Academisch gevormden naar studierichting en voornaamste bedrijfsgroepen (excl. tijdelijk niet werkenden)</text:p>
          </table:table-cell>
          <table:table-cell table:style-name="ce51" table:number-columns-repeated="25"/>
          <table:table-cell table:style-name="ce5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2">
          <table:table-cell ns41:value-type="string" table:number-rows-spanned="3" table:style-name="ce98" table:number-columns-spanned="1" office:value-type="string">
            <text:p>Bedrijfsklasse en -groep</text:p>
          </table:table-cell>
          <table:table-cell table:style-name="ce2"/>
          <table:table-cell ns41:value-type="string" table:number-rows-spanned="3" table:style-name="ce146" table:number-columns-spanned="1" office:value-type="string">
            <text:p>Godgeleerdheid</text:p>
          </table:table-cell>
          <table:table-cell ns41:value-type="string" table:number-rows-spanned="3" table:style-name="ce148" table:number-columns-spanned="1" office:value-type="string">
            <text:p>Rechtsgeleerdh.</text:p>
          </table:table-cell>
          <table:table-cell ns41:value-type="string" table:number-rows-spanned="3" table:style-name="ce148" table:number-columns-spanned="1" office:value-type="string">
            <text:p>Geneeskunde</text:p>
          </table:table-cell>
          <table:table-cell ns41:value-type="string" table:number-rows-spanned="3" table:style-name="ce148" table:number-columns-spanned="1" office:value-type="string">
            <text:p>Tandheelkunde</text:p>
          </table:table-cell>
          <table:table-cell ns41:value-type="string" table:number-rows-spanned="1" table:style-name="ce44" table:number-columns-spanned="6" office:value-type="string">
            <text:p>Wis- en Natuurkunde</text:p>
          </table:table-cell>
          <table:covered-table-cell table:style-name="ce44" table:number-columns-repeated="5"/>
          <table:table-cell ns41:value-type="string" table:number-rows-spanned="1" table:style-name="ce44" table:number-columns-spanned="4" office:value-type="string">
            <text:p>Lett. en Wijsbeg.</text:p>
          </table:table-cell>
          <table:covered-table-cell table:style-name="ce44" table:number-columns-repeated="3"/>
          <table:table-cell ns41:value-type="string" table:number-rows-spanned="3" table:style-name="ce148" table:number-columns-spanned="1" office:value-type="string">
            <text:p>Indologie</text:p>
          </table:table-cell>
          <table:table-cell ns41:value-type="string" table:number-rows-spanned="3" table:style-name="ce148" table:number-columns-spanned="1" office:value-type="string">
            <text:p>Sociale geografie</text:p>
          </table:table-cell>
          <table:table-cell ns41:value-type="string" table:number-rows-spanned="3" table:style-name="ce148" table:number-columns-spanned="1" office:value-type="string">
            <text:p>Economie</text:p>
          </table:table-cell>
          <table:table-cell ns41:value-type="string" table:number-rows-spanned="3" table:style-name="ce148" table:number-columns-spanned="1" office:value-type="string">
            <text:p>Veeartsenijkunde</text:p>
          </table:table-cell>
          <table:table-cell ns41:value-type="string" table:number-rows-spanned="1" table:style-name="ce44" table:number-columns-spanned="5" office:value-type="string">
            <text:p>Techn. Wetensch.</text:p>
          </table:table-cell>
          <table:covered-table-cell table:style-name="ce44" table:number-columns-repeated="4"/>
          <table:table-cell ns41:value-type="string" table:number-rows-spanned="3" table:style-name="ce148" table:number-columns-spanned="1" office:value-type="string">
            <text:p>Landbouwwetensch.</text:p>
          </table:table-cell>
          <table:table-cell ns41:value-type="string" table:number-rows-spanned="3" table:style-name="ce150" table:number-columns-spanned="1" office:value-type="string">
            <text:p>Totaal</text:p>
          </table:table-cell>
          <table:table-cell table:number-columns-repeated="997"/>
        </table:table-row>
        <table:table-row table:style-name="ro2">
          <table:covered-table-cell table:style-name="ce99"/>
          <table:table-cell table:style-name="ce2"/>
          <table:covered-table-cell table:style-name="ce147"/>
          <table:covered-table-cell table:style-name="ce28" table:number-columns-repeated="3"/>
          <table:table-cell ns41:value-type="string" table:number-rows-spanned="2" table:style-name="ce149" table:number-columns-spanned="1" office:value-type="string">
            <text:p>Totaal</text:p>
          </table:table-cell>
          <table:table-cell ns41:value-type="string" table:number-rows-spanned="1" table:style-name="ce28" table:number-columns-spanned="5" office:value-type="string">
            <text:p>waaronder</text:p>
          </table:table-cell>
          <table:covered-table-cell table:style-name="ce28" table:number-columns-repeated="4"/>
          <table:table-cell ns41:value-type="string" table:number-rows-spanned="2" table:style-name="ce149" table:number-columns-spanned="1" office:value-type="string">
            <text:p>Totaal</text:p>
          </table:table-cell>
          <table:table-cell ns41:value-type="string" table:number-rows-spanned="1" table:style-name="ce28" table:number-columns-spanned="3" office:value-type="string">
            <text:p>waaronder</text:p>
          </table:table-cell>
          <table:covered-table-cell table:style-name="ce28" table:number-columns-repeated="6"/>
          <table:table-cell ns41:value-type="string" table:number-rows-spanned="2" table:style-name="ce149" table:number-columns-spanned="1" office:value-type="string">
            <text:p>Totaal</text:p>
          </table:table-cell>
          <table:table-cell ns41:value-type="string" table:number-rows-spanned="1" table:style-name="ce28" table:number-columns-spanned="4" office:value-type="string">
            <text:p>waaronder</text:p>
          </table:table-cell>
          <table:covered-table-cell table:style-name="ce28" table:number-columns-repeated="4"/>
          <table:covered-table-cell table:style-name="ce36"/>
          <table:table-cell table:number-columns-repeated="997"/>
        </table:table-row>
        <table:table-row table:style-name="ro6">
          <table:covered-table-cell table:style-name="ce100"/>
          <table:table-cell table:style-name="ce2"/>
          <table:covered-table-cell table:style-name="ce125"/>
          <table:covered-table-cell table:style-name="ce28" table:number-columns-repeated="3"/>
          <table:covered-table-cell table:style-name="ce126"/>
          <table:table-cell ns41:value-type="string" table:style-name="ce149" office:value-type="string">
            <text:p>Wiskunde</text:p>
          </table:table-cell>
          <table:table-cell ns41:value-type="string" table:style-name="ce149" office:value-type="string">
            <text:p>Natuurkunde</text:p>
          </table:table-cell>
          <table:table-cell ns41:value-type="string" table:style-name="ce149" office:value-type="string">
            <text:p>Scheikunde</text:p>
          </table:table-cell>
          <table:table-cell ns41:value-type="string" table:style-name="ce149" office:value-type="string">
            <text:p>Biologie</text:p>
          </table:table-cell>
          <table:table-cell ns41:value-type="string" table:style-name="ce149" office:value-type="string">
            <text:p>Pharmacie</text:p>
          </table:table-cell>
          <table:covered-table-cell table:style-name="ce126"/>
          <table:table-cell ns41:value-type="string" table:style-name="ce149" office:value-type="string">
            <text:p>Mod. talen</text:p>
          </table:table-cell>
          <table:table-cell ns41:value-type="string" table:style-name="ce149" office:value-type="string">
            <text:p>Oude. talen</text:p>
          </table:table-cell>
          <table:table-cell ns41:value-type="string" table:style-name="ce149" office:value-type="string">
            <text:p>Geschiedenus</text:p>
          </table:table-cell>
          <table:covered-table-cell table:style-name="ce28" table:number-columns-repeated="4"/>
          <table:covered-table-cell table:style-name="ce126"/>
          <table:table-cell ns41:value-type="string" table:style-name="ce149" office:value-type="string">
            <text:p>Civiel</text:p>
          </table:table-cell>
          <table:table-cell ns41:value-type="string" table:style-name="ce149" office:value-type="string">
            <text:p>Werktuigkunde</text:p>
          </table:table-cell>
          <table:table-cell ns41:value-type="string" table:style-name="ce149" office:value-type="string">
            <text:p>Electrotechn.</text:p>
          </table:table-cell>
          <table:table-cell ns41:value-type="string" table:style-name="ce149" office:value-type="string">
            <text:p>Scheikunde</text:p>
          </table:table-cell>
          <table:covered-table-cell table:style-name="ce28"/>
          <table:covered-table-cell table:style-name="ce36"/>
          <table:table-cell table:number-columns-repeated="997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2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01 Aardewerk, glas, kalk, stenen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office:value="0" table:style-name="ce30" table:number-columns-repeated="4" office:value-type="float">
            <text:p>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8" office:value="109" office:value-type="float">
            <text:p>109</text:p>
          </table:table-cell>
          <table:table-cell table:number-columns-repeated="997"/>
        </table:table-row>
        <table:table-row table:style-name="ro2">
          <table:table-cell ns41:value-type="string" table:style-name="ce10" office:value-type="string">
            <text:p><text:s text:c="4"/>01 Baksteenfabriek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ce10" office:value-type="string">
            <text:p><text:s text:c="4"/>05 Aardewerk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1" office:value-type="float">
            <text:p>21</text:p>
          </table:table-cell>
          <table:table-cell table:number-columns-repeated="997"/>
        </table:table-row>
        <table:table-row table:style-name="ro2">
          <table:table-cell ns41:value-type="string" table:style-name="ce10" office:value-type="string">
            <text:p><text:s text:c="4"/>10 Cementfabrieken <text:s/>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ce10" office:value-type="string">
            <text:p><text:s text:c="4"/>13 Andere glas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table:style-name="ce191"/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2 Diamant e.a. edelsten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5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3 Grafische nijverheid. Fotograf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61" office:value-type="float">
            <text:p>61</text:p>
          </table:table-cell>
          <table:table-cell table:number-columns-repeated="997"/>
        </table:table-row>
        <table:table-row table:style-name="ro2">
          <table:table-cell ns41:value-type="string" table:style-name="ce145" office:value-type="string">
            <text:p><text:s text:c="4"/>01 Boekdrukkerijen e.d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ce145" office:value-type="string">
            <text:p><text:s text:c="4"/>07 Fotografische bedrij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4 Bouwnijverheid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5" office:value-type="float">
            <text:p>195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220" office:value-type="float">
            <text:p>22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Grond- en waterbouwk.werken <text:s text:c="3"/>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5 Burgerlijke en utiliteitsbouw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123" office:value-type="float">
            <text:p>12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44" office:value-type="float">
            <text:p>14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5 Chemische nijverheid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006" office:value-type="float">
            <text:p>100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800" office:value-type="float">
            <text:p>80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30" office:value-type="float">
            <text:p>23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69" office:value-type="float">
            <text:p>16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39" office:value="1349" office:value-type="float">
            <text:p>134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Superfosfaat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Stikstof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7 Raffinaderijen v. petroleum e.d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3 Andere verfstoff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4 Verfmalerijen, lakstok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" office:value-type="float">
            <text:p>31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53" office:value-type="float">
            <text:p>5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1 Zeep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2 Sodaraffinad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3 Fabrieken v. genees- en verbandmidde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39" office:value-type="float">
            <text:p>39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86" office:value-type="float">
            <text:p>18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4 Apothekersbedrij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69" office:value-type="float">
            <text:p>769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58" office:value-type="float">
            <text:p>75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786" office:value-type="float">
            <text:p>78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6 Essence- en reukstoffen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7 Parfumerie- en tandreinigingsmiddel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8 Poets- en smeermiddelen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9 Andere chemische 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91" office:value-type="float">
            <text:p>9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6 Bewerking van hout, kurk, stro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9 Meubelfabr.en meubelmakerij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7 Kleding en reiniging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13" office:value-type="float">
            <text:p>1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Confectiefabriek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8 Kunstnijverheid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09 Leder-, wasdoek-, rubbernijverh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Leerlooi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7 Fabr.v.rubberart.,vulcaniseerin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10 Mijnbouw, veenderijen, enz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7" office:value-type="float">
            <text:p>15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29" office:value-type="float">
            <text:p>2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Steenkolenmijn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9" table:style-name="ce191" table:number-columns-repeated="2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8" office:value-type="float">
            <text:p>13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3" office:value-type="float">
            <text:p>43</text:p>
          </table:table-cell>
          <table:table-cell ns41:value-type="float" office:value="12" table:style-name="ce191" table:number-columns-repeated="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99" office:value-type="float">
            <text:p>19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Oliewinning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11 Metaalnijverheid, scheepsbouw,enz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44" office:value-type="float">
            <text:p>1044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578" office:value-type="float">
            <text:p>578</text:p>
          </table:table-cell>
          <table:table-cell ns41:value-type="float" table:style-name="ce191" office:value="321" office:value-type="float">
            <text:p>32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1344" office:value-type="float">
            <text:p>134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Hoogovenbedrij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8 IJzer- en staalgieterijen 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4 Metaalwar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5 Emailewar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1 Electr.draad- en kabelfabrieken <text:s text:c="2"/>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5 Fabr.v.plaatijzeren en -stalenart. 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6 Gereedschapmakerijen, ijzer- en staalwar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5 Constructiewerkplaats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8 Machine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3" office:value-type="float">
            <text:p>19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78" office:value-type="float">
            <text:p>17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22" office:value-type="float">
            <text:p>22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1 Scheepswer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99" office:value-type="float">
            <text:p>9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8 Autorep. Inrichting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2 Spoor- en tramwegwerkplaats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7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3 Wagon- en carosseriefabr,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7 Vliegtuig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7" office:value-type="float">
            <text:p>3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8 Gloeilampen- en radiobuizen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91" office:value-type="float">
            <text:p>19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9 Electrotechn.apparat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9" office:value-type="float">
            <text:p>24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299" office:value-type="float">
            <text:p>29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62 Instrumentfabr./mak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6" office:value-type="float">
            <text:p>2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68 Electrotechn.instell.in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69 Loodgieterijen, aanleg v. centr. verw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14 Papiernijverheid</text:p>
          </table:table-cell>
          <table:table-cell table:style-name="Default"/>
          <table:table-cell ns41:value-type="float" table:style-name="ce6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54" office:value-type="float">
            <text:p>5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4 Papier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6 Papierwar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15 Textielnijverheid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02" office:value-type="float">
            <text:p>20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9 Wolwev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Tricotagefabr. en bri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4 Katoen- en linnenwev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57" office:value-type="float">
            <text:p>5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7 Kunstgarenspinn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72" office:value-type="float">
            <text:p>7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16 Gas-, electr.-, waterl.bed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31" office:value-type="float">
            <text:p>231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72" office:value-type="float">
            <text:p>27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Gas- en cokes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9" office:value-type="float">
            <text:p>3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Electriciteitsbedrij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46" office:value-type="float">
            <text:p>4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6 Waterleidingbedrij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8 Distributiebedrijv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6" office:value-type="float">
            <text:p>126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53" office:value-type="float">
            <text:p>15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17 Voedings- en geneesmiddel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5" office:value-type="float">
            <text:p>45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2" office:value-type="float">
            <text:p>102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153" office:value-type="float">
            <text:p>15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39" office:value="500" office:value-type="float">
            <text:p>50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Graanmalerijen en veevoeder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Meel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6" office:value-type="float">
            <text:p>2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Biscuit- en koek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6 Beetwortelsuikerfabr. 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9 Cacao- en chocolade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1 Boter- en kaasfab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4 Fabr.v.gecondenseerde melk enz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5 Olie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6 Margarine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8 Slachthuiz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77" office:value-type="float">
            <text:p>77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39" office:value="78" office:value-type="float">
            <text:p>7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6 Groenten- en vruchtenconservenfabrieken <text:s text:c="3"/>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7 Gist- en spiritusfabr., brand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3" office:value-type="float">
            <text:p>3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8 Distilleerderijen en likeurstok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9 Bierbrouwerijen</text:p>
          </table:table-cell>
          <table:table-cell table:style-name="Default"/>
          <table:table-cell ns41:value-type="float" table:style-name="ce64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39" office:value="68" office:value-type="float">
            <text:p>6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3 Sigarenfabrie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5 Koffiebranderij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20 Landbouw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96" office:value-type="float">
            <text:p>96</text:p>
          </table:table-cell>
          <table:table-cell ns41:value-type="float" table:style-name="ce39" office:value="188" office:value-type="float">
            <text:p>18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Akkerbouw en veehouderij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39" office:value="73" office:value-type="float">
            <text:p>7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Groenten- en ooftteel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7 Bosbouw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39" office:value="59" office:value-type="float">
            <text:p>5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8 Ontginning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30 Visserij en jach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40 Winkel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26" office:value-type="float">
            <text:p>12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Warenhuiz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5 Boeken, schrijfbehoeft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26" office:value-type="float">
            <text:p>2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Schilderijen, kunstart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8 Dames- en herenconfecti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41 Overige handel</text:p>
          </table:table-cell>
          <table:table-cell table:style-name="Default"/>
          <table:table-cell ns41:value-type="float" table:style-name="ce24" office:value="9" office:value-type="float">
            <text:p>9</text:p>
          </table:table-cell>
          <table:table-cell ns41:value-type="float" table:style-name="ce191" office:value="264" office:value-type="float">
            <text:p>264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29" office:value-type="float">
            <text:p>29</text:p>
          </table:table-cell>
          <table:table-cell ns41:value-type="float" office:value="10" table:style-name="ce191" table:number-columns-repeated="2" office:value-type="float">
            <text:p>1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97" office:value-type="float">
            <text:p>29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78" office:value-type="float">
            <text:p>278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17" office:value-type="float">
            <text:p>117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39" office:value="1067" office:value-type="float">
            <text:p>106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6 Bouwmateria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9 Chemicaliën, geneesmidde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Hou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9 Brandstoff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0 Petroleum, techn.oliën en vetten, benzin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1 Ertsen, meta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2 Machineriën, ijzerwaren, electrotechn. en sanitaire art. <text:s/>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0" office:value-type="float">
            <text:p>11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3 Kantoormeubelen, - machines, - artike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6 Automobie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8 Uurwerken, fotoart., instrumenten, optiek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1 Papier, papierwaren</text:p>
          </table:table-cell>
          <table:table-cell table:style-name="Default"/>
          <table:table-cell ns41:value-type="float" table:style-name="ce6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4 Textiek, vloerbedekking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4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39" office:value="41" office:value-type="float">
            <text:p>4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6 Granen, zaden, veev.four., enz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39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2 Melk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table:style-name="ce191"/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4 Margarine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1" office:value-type="float">
            <text:p>2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8 Kruidenierswar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36" office:value-type="float">
            <text:p>3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1 Bier, wijnen, gedistell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54 Koffie, thee, cacao en suiker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61 Alg.in- en uitvoer-, agentuuren en commissiehandel 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65 Uitgeversbedrijven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3" office:value-type="float">
            <text:p>13</text:p>
          </table:table-cell>
          <table:table-cell ns41:value-type="float" office:value="2" table:style-name="ce191" table:number-columns-repeated="4" office:value-type="float">
            <text:p>2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34" office:value-type="float">
            <text:p>13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68 Bemiddelingsbereau'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70 Exploitatie van en handel in onroerende goeder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42 Verkeer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191" office:value="142" office:value-type="float">
            <text:p>142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13" office:value-type="float">
            <text:p>1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2" office:value-type="float">
            <text:p>332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107" office:value-type="float">
            <text:p>107</text:p>
          </table:table-cell>
          <table:table-cell ns41:value-type="float" table:style-name="ce191" office:value="124" office:value-type="float">
            <text:p>124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697" office:value-type="float">
            <text:p>69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Luchtvaar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63" office:value-type="float">
            <text:p>6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Spoorwege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2" office:value-type="float">
            <text:p>2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39" office:value="189" office:value-type="float">
            <text:p>18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Tramweg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7 Vrachtwagen- en autotranspor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7" office:value-type="float">
            <text:p>1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9 Zeescheepvaar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114" office:value-type="float">
            <text:p>1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1 Binnenscheepvaart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9 Stuwadoors, cargadoors e.d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37" office:value-type="float">
            <text:p>3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1 Opslagplaatsen v.eigen ond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3. Posterijen, telegrafie, telefonie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28" office:value-type="float">
            <text:p>12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6 Radiostations, -distributiebedr. 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8 Pensions en tehuiz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50 Crediet- en bankwez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454" office:value-type="float">
            <text:p>45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0" office:value-type="float">
            <text:p>19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39" office:value="694" office:value-type="float">
            <text:p>69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Geld, effectenhandel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368" office:value-type="float">
            <text:p>36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6" office:value-type="float">
            <text:p>15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554" office:value-type="float">
            <text:p>55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Financieringsinst.v.bijz. doeleinden</text:p>
          </table:table-cell>
          <table:table-cell table:style-name="Default"/>
          <table:table-cell ns41:value-type="float" table:style-name="ce64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Landbouwcredietban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5 Hypotheekban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1" office:value-type="float">
            <text:p>4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string" table:style-name="ce191" office:value-type="string">
            <text:p>X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7 Spaarbank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5" office:value-type="float">
            <text:p>15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51 Verzekeringswez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287" office:value-type="float">
            <text:p>287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39" office:value="594" office:value-type="float">
            <text:p>59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60 Overheidsdienst, vrije beroepen</text:p>
          </table:table-cell>
          <table:table-cell table:style-name="Default"/>
          <table:table-cell ns41:value-type="float" table:style-name="ce64" office:value="147" office:value-type="float">
            <text:p>147</text:p>
          </table:table-cell>
          <table:table-cell ns41:value-type="float" table:style-name="ce68" office:value="5384" office:value-type="float">
            <text:p>5384</text:p>
          </table:table-cell>
          <table:table-cell ns41:value-type="float" table:style-name="ce68" office:value="6804" office:value-type="float">
            <text:p>6804</text:p>
          </table:table-cell>
          <table:table-cell ns41:value-type="float" table:style-name="ce68" office:value="1369" office:value-type="float">
            <text:p>1369</text:p>
          </table:table-cell>
          <table:table-cell ns41:value-type="float" table:style-name="ce68" office:value="1004" office:value-type="float">
            <text:p>1004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68" office:value="183" office:value-type="float">
            <text:p>183</text:p>
          </table:table-cell>
          <table:table-cell ns41:value-type="float" table:style-name="ce68" office:value="384" office:value-type="float">
            <text:p>384</text:p>
          </table:table-cell>
          <table:table-cell ns41:value-type="float" table:style-name="ce68" office:value="192" office:value-type="float">
            <text:p>192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68" office:value="582" office:value-type="float">
            <text:p>582</text:p>
          </table:table-cell>
          <table:table-cell ns41:value-type="float" table:style-name="ce68" office:value="219" office:value-type="float">
            <text:p>219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68" office:value="146" office:value-type="float">
            <text:p>146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68" office:value="1357" office:value-type="float">
            <text:p>1357</text:p>
          </table:table-cell>
          <table:table-cell ns41:value-type="float" table:style-name="ce68" office:value="616" office:value-type="float">
            <text:p>616</text:p>
          </table:table-cell>
          <table:table-cell ns41:value-type="float" table:style-name="ce68" office:value="2391" office:value-type="float">
            <text:p>2391</text:p>
          </table:table-cell>
          <table:table-cell ns41:value-type="float" table:style-name="ce68" office:value="984" office:value-type="float">
            <text:p>984</text:p>
          </table:table-cell>
          <table:table-cell ns41:value-type="float" table:style-name="ce68" office:value="557" office:value-type="float">
            <text:p>557</text:p>
          </table:table-cell>
          <table:table-cell ns41:value-type="float" table:style-name="ce68" office:value="263" office:value-type="float">
            <text:p>263</text:p>
          </table:table-cell>
          <table:table-cell ns41:value-type="float" table:style-name="ce68" office:value="404" office:value-type="float">
            <text:p>404</text:p>
          </table:table-cell>
          <table:table-cell ns41:value-type="float" table:style-name="ce68" office:value="500" office:value-type="float">
            <text:p>500</text:p>
          </table:table-cell>
          <table:table-cell ns41:value-type="float" table:style-name="ce76" office:value="20282" office:value-type="float">
            <text:p>2028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Overheidsdiensten, bedrijfsorg.</text:p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ce191" office:value="1515" office:value-type="float">
            <text:p>1515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8" office:value-type="float">
            <text:p>88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659" office:value-type="float">
            <text:p>659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832" office:value-type="float">
            <text:p>832</text:p>
          </table:table-cell>
          <table:table-cell ns41:value-type="float" table:style-name="ce191" office:value="580" office:value-type="float">
            <text:p>580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39" office:value="3481" office:value-type="float">
            <text:p>348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Diplomatie, consulaatwez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52" office:value-type="float">
            <text:p>5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Land-, zee- en luchtmacht</text:p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16" office:value-type="float">
            <text:p>21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4 Belasting en financiewez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18" office:value-type="float">
            <text:p>11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39" office:value-type="float">
            <text:p>39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183" office:value-type="float">
            <text:p>18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6 Rechts-, politie-, <text:s/>gevangeniswezen</text:p>
          </table:table-cell>
          <table:table-cell table:style-name="Default"/>
          <table:table-cell ns41:value-type="float" table:style-name="ce24" office:value="8" office:value-type="float">
            <text:p>8</text:p>
          </table:table-cell>
          <table:table-cell ns41:value-type="float" table:style-name="ce191" office:value="1127" office:value-type="float">
            <text:p>1127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195" office:value-type="float">
            <text:p>119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9 Overheidstoezicht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99" office:value-type="float">
            <text:p>99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22" table:style-name="ce191" table:number-columns-repeated="2" office:value-type="float">
            <text:p>22</text:p>
          </table:table-cell>
          <table:table-cell ns41:value-type="float" table:style-name="ce39" office:value="413" office:value-type="float">
            <text:p>41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0 Archieven, musea e.a. wetensch. Inst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8" office:value-type="float">
            <text:p>108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62" office:value-type="float">
            <text:p>6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39" office:value="318" office:value-type="float">
            <text:p>31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Laboratoria, proefstations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66" office:value-type="float">
            <text:p>566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254" office:value-type="float">
            <text:p>254</text:p>
          </table:table-cell>
          <table:table-cell ns41:value-type="float" table:style-name="ce191" office:value="119" office:value-type="float">
            <text:p>119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74" office:value-type="float">
            <text:p>374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153" office:value-type="float">
            <text:p>153</text:p>
          </table:table-cell>
          <table:table-cell ns41:value-type="float" table:style-name="ce191" office:value="116" office:value-type="float">
            <text:p>116</text:p>
          </table:table-cell>
          <table:table-cell ns41:value-type="float" table:style-name="ce39" office:value="1132" office:value-type="float">
            <text:p>113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2 Bureau's v. beroepskeuze 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82" office:value-type="float">
            <text:p>8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3 Bibliotheken en leeszalen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26" office:value-type="float">
            <text:p>26</text:p>
          </table:table-cell>
          <table:table-cell ns41:value-type="float" office:value="16" table:style-name="ce191" table:number-columns-repeated="2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93" office:value-type="float">
            <text:p>9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4 Rechtskundige bureau's e.d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522" office:value-type="float">
            <text:p>15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0" office:value-type="float">
            <text:p>5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580" office:value-type="float">
            <text:p>158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6 Notariskantor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72" office:value-type="float">
            <text:p>17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176" office:value-type="float">
            <text:p>17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7 Accountants- en econ.advieskantoren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175" office:value-type="float">
            <text:p>175</text:p>
          </table:table-cell>
          <table:table-cell ns41:value-type="float" table:style-name="ce191" office:value="60" office:value-type="float">
            <text:p>6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27" office:value-type="float">
            <text:p>32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53" office:value-type="float">
            <text:p>153</text:p>
          </table:table-cell>
          <table:table-cell ns41:value-type="float" table:style-name="ce39" office:value="814" office:value-type="float">
            <text:p>81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8 Ingenieurs- en architectenbur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6" office:value-type="float">
            <text:p>1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92" office:value-type="float">
            <text:p>592</text:p>
          </table:table-cell>
          <table:table-cell ns41:value-type="float" table:style-name="ce191" office:value="285" office:value-type="float">
            <text:p>285</text:p>
          </table:table-cell>
          <table:table-cell ns41:value-type="float" table:style-name="ce191" office:value="169" office:value-type="float">
            <text:p>169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640" office:value-type="float">
            <text:p>64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9 Expertise- en taxatiebureau's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0 Adm.kantoren v.eigen ondern.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9" office:value-type="float">
            <text:p>4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39" office:value="136" office:value-type="float">
            <text:p>13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2 Adm.kantoren v.buitenl.ondern.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58" office:value-type="float">
            <text:p>5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0" office:value-type="float">
            <text:p>24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39" office:value="395" office:value-type="float">
            <text:p>39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3 Verenigingskantoren 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191" office:value="149" office:value-type="float">
            <text:p>14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2" office:value-type="float">
            <text:p>5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39" office:value="301" office:value-type="float">
            <text:p>30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4 Journalistiek</text:p>
          </table:table-cell>
          <table:table-cell table:style-name="Default"/>
          <table:table-cell ns41:value-type="float" table:style-name="ce64" office:value="9" office:value-type="float">
            <text:p>9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3" office:value-type="float">
            <text:p>1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10" office:value-type="float">
            <text:p>210</text:p>
          </table:table-cell>
          <table:table-cell table:number-columns-repeated="997"/>
        </table:table-row>
        <table:table-row table:style-name="ro2">
          <table:table-cell ns41:value-type="string" table:style-name="ce200" office:value-type="string">
            <text:p><text:s text:c="4"/>25 Letterkundigen, kunstschilders e.d.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5" office:value-type="float">
            <text:p>1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26" office:value-type="float">
            <text:p>12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6 Vertaalburreau's 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0" table:style-name="ce191" table:number-columns-repeated="2" office:value-type="float">
            <text:p>10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7 Dokterspraktij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4777" office:value-type="float">
            <text:p>4777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39" office:value="4805" office:value-type="float">
            <text:p>480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8 Dierenartspraktij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479" office:value-type="float">
            <text:p>479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39" office:value="480" office:value-type="float">
            <text:p>48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29 Tandartspraktijk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311" office:value-type="float">
            <text:p>131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39" office:value="1337" office:value-type="float">
            <text:p>133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4 Ziekenhuizen e.d. 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647" office:value-type="float">
            <text:p>1647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4" office:value-type="float">
            <text:p>3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785" office:value-type="float">
            <text:p>178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35 Sociale instellingen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65" office:value-type="float">
            <text:p>16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0 Toneel, muziek, zang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58" office:value-type="float">
            <text:p>5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45 Bedrijven en beroepen n.e.g. 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7" office:value-type="float">
            <text:p>1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61 Onderwijs</text:p>
          </table:table-cell>
          <table:table-cell table:style-name="Default"/>
          <table:table-cell ns41:value-type="float" table:style-name="ce24" office:value="245" office:value-type="float">
            <text:p>245</text:p>
          </table:table-cell>
          <table:table-cell ns41:value-type="float" table:style-name="ce191" office:value="249" office:value-type="float">
            <text:p>249</text:p>
          </table:table-cell>
          <table:table-cell ns41:value-type="float" table:style-name="ce191" office:value="133" office:value-type="float">
            <text:p>133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305" office:value-type="float">
            <text:p>1305</text:p>
          </table:table-cell>
          <table:table-cell ns41:value-type="float" table:style-name="ce191" office:value="382" office:value-type="float">
            <text:p>382</text:p>
          </table:table-cell>
          <table:table-cell ns41:value-type="float" table:style-name="ce191" office:value="301" office:value-type="float">
            <text:p>301</text:p>
          </table:table-cell>
          <table:table-cell ns41:value-type="float" table:style-name="ce191" office:value="276" office:value-type="float">
            <text:p>276</text:p>
          </table:table-cell>
          <table:table-cell ns41:value-type="float" table:style-name="ce191" office:value="262" office:value-type="float">
            <text:p>262</text:p>
          </table:table-cell>
          <table:table-cell ns41:value-type="float" table:style-name="ce191" office:value="38" office:value-type="float">
            <text:p>38</text:p>
          </table:table-cell>
          <table:table-cell ns41:value-type="float" table:style-name="ce191" office:value="2033" office:value-type="float">
            <text:p>2033</text:p>
          </table:table-cell>
          <table:table-cell ns41:value-type="float" table:style-name="ce191" office:value="1070" office:value-type="float">
            <text:p>1070</text:p>
          </table:table-cell>
          <table:table-cell ns41:value-type="float" table:style-name="ce191" office:value="585" office:value-type="float">
            <text:p>585</text:p>
          </table:table-cell>
          <table:table-cell ns41:value-type="float" table:style-name="ce191" office:value="243" office:value-type="float">
            <text:p>24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68" office:value-type="float">
            <text:p>168</text:p>
          </table:table-cell>
          <table:table-cell ns41:value-type="float" table:style-name="ce191" office:value="101" office:value-type="float">
            <text:p>101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537" office:value-type="float">
            <text:p>537</text:p>
          </table:table-cell>
          <table:table-cell ns41:value-type="float" table:style-name="ce191" office:value="122" office:value-type="float">
            <text:p>122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146" office:value-type="float">
            <text:p>146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39" office:value="4911" office:value-type="float">
            <text:p>4911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1 Hoger onderwijs</text:p>
          </table:table-cell>
          <table:table-cell table:style-name="Default"/>
          <table:table-cell ns41:value-type="float" table:style-name="ce24" office:value="51" office:value-type="float">
            <text:p>51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115" office:value-type="float">
            <text:p>11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30" office:value-type="float">
            <text:p>330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84" office:value-type="float">
            <text:p>84</text:p>
          </table:table-cell>
          <table:table-cell ns41:value-type="float" table:style-name="ce191" office:value="96" office:value-type="float">
            <text:p>96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208" office:value-type="float">
            <text:p>208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40" office:value-type="float">
            <text:p>40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152" office:value-type="float">
            <text:p>152</text:p>
          </table:table-cell>
          <table:table-cell ns41:value-type="float" office:value="35" table:style-name="ce191" table:number-columns-repeated="2" office:value-type="float">
            <text:p>35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39" office:value="1056" office:value-type="float">
            <text:p>1056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2 Opl. geestelijke stand</text:p>
          </table:table-cell>
          <table:table-cell table:style-name="Default"/>
          <table:table-cell ns41:value-type="float" table:style-name="ce24" office:value="165" office:value-type="float">
            <text:p>165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8" office:value-type="float">
            <text:p>8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287" office:value-type="float">
            <text:p>28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3 Gym. en middelbaar onderwijs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86" office:value-type="float">
            <text:p>786</text:p>
          </table:table-cell>
          <table:table-cell ns41:value-type="float" table:style-name="ce191" office:value="284" office:value-type="float">
            <text:p>284</text:p>
          </table:table-cell>
          <table:table-cell ns41:value-type="float" table:style-name="ce191" office:value="196" office:value-type="float">
            <text:p>196</text:p>
          </table:table-cell>
          <table:table-cell ns41:value-type="float" table:style-name="ce191" office:value="152" office:value-type="float">
            <text:p>152</text:p>
          </table:table-cell>
          <table:table-cell ns41:value-type="float" table:style-name="ce191" office:value="132" office:value-type="float">
            <text:p>13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58" office:value-type="float">
            <text:p>1458</text:p>
          </table:table-cell>
          <table:table-cell ns41:value-type="float" table:style-name="ce191" office:value="828" office:value-type="float">
            <text:p>828</text:p>
          </table:table-cell>
          <table:table-cell ns41:value-type="float" table:style-name="ce191" office:value="439" office:value-type="float">
            <text:p>439</text:p>
          </table:table-cell>
          <table:table-cell ns41:value-type="float" table:style-name="ce191" office:value="165" office:value-type="float">
            <text:p>16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5" office:value-type="float">
            <text:p>145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73" office:value-type="float">
            <text:p>173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2647" office:value-type="float">
            <text:p>264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5 Lager en buitengew.lager onderw. 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73" office:value-type="float">
            <text:p>73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08 Onderwijzersopleiding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39" office:value="39" office:value-type="float">
            <text:p>39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0 Nijverheidsonderwijs v.j.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5" office:value-type="float">
            <text:p>65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1" office:value-type="float">
            <text:p>171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58" office:value-type="float">
            <text:p>25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1 Nijverheidsonderwijs v.m.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44" office:value-type="float">
            <text:p>44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2 Land- en tuinbouwonderwijs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5" office:value-type="float">
            <text:p>55</text:p>
          </table:table-cell>
          <table:table-cell ns41:value-type="float" table:style-name="ce39" office:value="88" office:value-type="float">
            <text:p>8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3 Muziek- en Toneelschol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4 Muziekonderwijzers (zelfst.)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<text:s text:c="4"/>18 Scholen en cursussen n.e.g.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" office:value-type="float">
            <text:p>46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79" office:value-type="float">
            <text:p>179</text:p>
          </table:table-cell>
          <table:table-cell ns41:value-type="float" table:style-name="ce191" office:value="94" office:value-type="float">
            <text:p>94</text:p>
          </table:table-cell>
          <table:table-cell ns41:value-type="float" table:style-name="ce191" office:value="68" office:value-type="float">
            <text:p>68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367" office:value-type="float">
            <text:p>367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62 Eredienst</text:p>
          </table:table-cell>
          <table:table-cell table:style-name="Default"/>
          <table:table-cell ns41:value-type="float" table:style-name="ce24" office:value="2895" office:value-type="float">
            <text:p>2895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5" office:value-type="float">
            <text:p>85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3035" office:value-type="float">
            <text:p>3035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70 Huiselijke dienst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ce8" office:value-type="string">
            <text:p>Beroep onbekend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2" table:style-name="ce191" table:number-columns-repeated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39" office:value="79" office:value-type="float">
            <text:p>79</text:p>
          </table:table-cell>
          <table:table-cell table:number-columns-repeated="997"/>
        </table:table-row>
        <table:table-row table:style-name="ro1">
          <table:table-cell ns41:value-type="string" table:style-name="ce198" office:value-type="string">
            <text:p>Algemeen totaal</text:p>
          </table:table-cell>
          <table:table-cell table:style-name="ce62"/>
          <table:table-cell ns41:value-type="float" table:style-name="ce82" office:value="3311" office:value-type="float">
            <text:p>3311</text:p>
          </table:table-cell>
          <table:table-cell ns41:value-type="float" table:style-name="ce83" office:value="7166" office:value-type="float">
            <text:p>7166</text:p>
          </table:table-cell>
          <table:table-cell ns41:value-type="float" table:style-name="ce83" office:value="7253" office:value-type="float">
            <text:p>7253</text:p>
          </table:table-cell>
          <table:table-cell ns41:value-type="float" table:style-name="ce83" office:value="1403" office:value-type="float">
            <text:p>1403</text:p>
          </table:table-cell>
          <table:table-cell ns41:value-type="float" table:style-name="ce83" office:value="3714" office:value-type="float">
            <text:p>3714</text:p>
          </table:table-cell>
          <table:table-cell ns41:value-type="float" table:style-name="ce83" office:value="493" office:value-type="float">
            <text:p>493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880" office:value-type="float">
            <text:p>2880</text:p>
          </table:table-cell>
          <table:table-cell ns41:value-type="float" table:style-name="ce83" office:value="1381" office:value-type="float">
            <text:p>1381</text:p>
          </table:table-cell>
          <table:table-cell ns41:value-type="float" table:style-name="ce83" office:value="716" office:value-type="float">
            <text:p>716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85" office:value-type="float">
            <text:p>85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2648" office:value-type="float">
            <text:p>2648</text:p>
          </table:table-cell>
          <table:table-cell ns41:value-type="float" table:style-name="ce83" office:value="747" office:value-type="float">
            <text:p>747</text:p>
          </table:table-cell>
          <table:table-cell ns41:value-type="float" table:style-name="ce83" office:value="5946" office:value-type="float">
            <text:p>5946</text:p>
          </table:table-cell>
          <table:table-cell ns41:value-type="float" table:style-name="ce83" office:value="1564" office:value-type="float">
            <text:p>1564</text:p>
          </table:table-cell>
          <table:table-cell ns41:value-type="float" table:style-name="ce83" office:value="1832" office:value-type="float">
            <text:p>1832</text:p>
          </table:table-cell>
          <table:table-cell ns41:value-type="float" table:style-name="ce83" office:value="1027" office:value-type="float">
            <text:p>1027</text:p>
          </table:table-cell>
          <table:table-cell ns41:value-type="float" table:style-name="ce83" office:value="1103" office:value-type="float">
            <text:p>1103</text:p>
          </table:table-cell>
          <table:table-cell ns41:value-type="float" table:style-name="ce83" office:value="798" office:value-type="float">
            <text:p>798</text:p>
          </table:table-cell>
          <table:table-cell ns41:value-type="float" table:style-name="ce85" office:value="36212" office:value-type="float">
            <text:p>36212</text:p>
          </table:table-cell>
          <table:table-cell table:number-columns-repeated="997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6" table:name="Tabel 15">
        <table:table-column table:style-name="co25" table:default-cell-style-name="ce12"/>
        <table:table-column table:style-name="co16" table:default-cell-style-name="ce12"/>
        <table:table-column table:style-name="co14" table:default-cell-style-name="ce12"/>
        <table:table-column table:style-name="co3" table:default-cell-style-name="Default" table:number-columns-repeated="1021"/>
        <table:table-row table:style-name="ro1">
          <table:table-cell ns41:value-type="string" table:style-name="ce129" office:value-type="string">
            <text:p>Tabel 15. Academisch gevormden naar studierichting en aantal beroepen (incl. tijd. niet werkenden)</text:p>
          </table:table-cell>
          <table:table-cell table:style-name="ce134" table:number-columns-repeated="26"/>
          <table:table-cell table:style-name="ce142"/>
          <table:table-cell table:number-columns-repeated="996"/>
        </table:table-row>
        <table:table-row table:style-name="ro1">
          <table:table-cell table:style-name="ce151" table:number-columns-repeated="27"/>
          <table:table-cell table:style-name="ce130"/>
          <table:table-cell table:number-columns-repeated="996"/>
        </table:table-row>
        <table:table-row table:style-name="ro2">
          <table:table-cell ns41:value-type="string" table:number-rows-spanned="3" table:style-name="ce152" table:number-columns-spanned="1" office:value-type="string">
            <text:p>Beroep</text:p>
          </table:table-cell>
          <table:table-cell ns41:value-type="string" table:number-rows-spanned="3" table:style-name="ce158" table:number-columns-spanned="1" office:value-type="string">
            <text:p>Man / Vrouw</text:p>
          </table:table-cell>
          <table:table-cell table:style-name="ce151"/>
          <table:table-cell ns41:value-type="string" table:number-rows-spanned="3" table:style-name="ce146" table:number-columns-spanned="1" office:value-type="string">
            <text:p>Godgeleerdheid</text:p>
          </table:table-cell>
          <table:table-cell ns41:value-type="string" table:number-rows-spanned="3" table:style-name="ce148" table:number-columns-spanned="1" office:value-type="string">
            <text:p>Rechtsgeleerdheid</text:p>
          </table:table-cell>
          <table:table-cell ns41:value-type="string" table:number-rows-spanned="3" table:style-name="ce148" table:number-columns-spanned="1" office:value-type="string">
            <text:p>Geneeskunde</text:p>
          </table:table-cell>
          <table:table-cell ns41:value-type="string" table:number-rows-spanned="3" table:style-name="ce148" table:number-columns-spanned="1" office:value-type="string">
            <text:p>Tandheelkunde</text:p>
          </table:table-cell>
          <table:table-cell ns41:value-type="string" table:number-rows-spanned="1" table:style-name="ce44" table:number-columns-spanned="6" office:value-type="string">
            <text:p>Wis- en Natuurkunde</text:p>
          </table:table-cell>
          <table:covered-table-cell table:style-name="ce44" table:number-columns-repeated="5"/>
          <table:table-cell ns41:value-type="string" table:number-rows-spanned="1" table:style-name="ce44" table:number-columns-spanned="4" office:value-type="string">
            <text:p>Lett. en Wijsbeg.</text:p>
          </table:table-cell>
          <table:covered-table-cell table:style-name="ce172" table:number-columns-repeated="3"/>
          <table:table-cell ns41:value-type="string" table:number-rows-spanned="3" table:style-name="ce174" table:number-columns-spanned="1" office:value-type="string">
            <text:p>Indologie</text:p>
          </table:table-cell>
          <table:table-cell ns41:value-type="string" table:number-rows-spanned="3" table:style-name="ce174" table:number-columns-spanned="1" office:value-type="string">
            <text:p>Sociale geograpfie</text:p>
          </table:table-cell>
          <table:table-cell ns41:value-type="string" table:number-rows-spanned="3" table:style-name="ce174" table:number-columns-spanned="1" office:value-type="string">
            <text:p>Economie</text:p>
          </table:table-cell>
          <table:table-cell ns41:value-type="string" table:number-rows-spanned="3" table:style-name="ce174" table:number-columns-spanned="1" office:value-type="string">
            <text:p>Veeartsenijkunde</text:p>
          </table:table-cell>
          <table:table-cell ns41:value-type="string" table:number-rows-spanned="1" table:style-name="ce44" table:number-columns-spanned="5" office:value-type="string">
            <text:p>Techn. Wetenschappen</text:p>
          </table:table-cell>
          <table:covered-table-cell table:style-name="ce44" table:number-columns-repeated="4"/>
          <table:table-cell ns41:value-type="string" table:number-rows-spanned="3" table:style-name="ce176" table:number-columns-spanned="1" office:value-type="string">
            <text:p>Landbouwwetensch.</text:p>
          </table:table-cell>
          <table:table-cell ns41:value-type="string" table:number-rows-spanned="3" table:style-name="ce178" table:number-columns-spanned="1" office:value-type="string">
            <text:p>Totaal</text:p>
          </table:table-cell>
          <table:table-cell table:number-columns-repeated="996"/>
        </table:table-row>
        <table:table-row table:style-name="ro2">
          <table:covered-table-cell table:style-name="ce153"/>
          <table:covered-table-cell table:style-name="ce159"/>
          <table:table-cell table:style-name="ce151"/>
          <table:covered-table-cell table:style-name="ce166"/>
          <table:covered-table-cell table:style-name="ce149" table:number-columns-repeated="3"/>
          <table:table-cell ns41:value-type="string" table:number-rows-spanned="2" table:style-name="ce149" table:number-columns-spanned="1" office:value-type="string">
            <text:p>Totaal</text:p>
          </table:table-cell>
          <table:table-cell ns41:value-type="string" table:number-rows-spanned="1" table:style-name="ce28" table:number-columns-spanned="5" office:value-type="string">
            <text:p>waaronder</text:p>
          </table:table-cell>
          <table:covered-table-cell table:style-name="ce28" table:number-columns-repeated="4"/>
          <table:table-cell ns41:value-type="string" table:number-rows-spanned="2" table:style-name="ce171" table:number-columns-spanned="1" office:value-type="string">
            <text:p>Totaal</text:p>
          </table:table-cell>
          <table:table-cell ns41:value-type="string" table:number-rows-spanned="1" table:style-name="ce28" table:number-columns-spanned="3" office:value-type="string">
            <text:p>waaronder</text:p>
          </table:table-cell>
          <table:covered-table-cell table:style-name="ce173" table:number-columns-repeated="2"/>
          <table:covered-table-cell table:style-name="ce171" table:number-columns-repeated="4"/>
          <table:table-cell ns41:value-type="string" table:number-rows-spanned="2" table:style-name="ce149" table:number-columns-spanned="1" office:value-type="string">
            <text:p>Totaal</text:p>
          </table:table-cell>
          <table:table-cell ns41:value-type="string" table:number-rows-spanned="1" table:style-name="ce28" table:number-columns-spanned="4" office:value-type="string">
            <text:p>waaronder</text:p>
          </table:table-cell>
          <table:covered-table-cell table:style-name="ce28" table:number-columns-repeated="3"/>
          <table:covered-table-cell table:style-name="ce177"/>
          <table:covered-table-cell table:style-name="ce179"/>
          <table:table-cell table:number-columns-repeated="996"/>
        </table:table-row>
        <table:table-row table:style-name="ro7">
          <table:covered-table-cell table:style-name="ce153"/>
          <table:covered-table-cell table:style-name="ce159"/>
          <table:table-cell table:style-name="ce151"/>
          <table:covered-table-cell table:style-name="ce166"/>
          <table:covered-table-cell table:style-name="ce149" table:number-columns-repeated="4"/>
          <table:table-cell ns41:value-type="string" table:style-name="ce149" office:value-type="string">
            <text:p>Wiskunde</text:p>
          </table:table-cell>
          <table:table-cell ns41:value-type="string" table:style-name="ce149" office:value-type="string">
            <text:p>Natuurkunde</text:p>
          </table:table-cell>
          <table:table-cell ns41:value-type="string" table:style-name="ce149" office:value-type="string">
            <text:p>Scheikunde</text:p>
          </table:table-cell>
          <table:table-cell ns41:value-type="string" table:style-name="ce149" office:value-type="string">
            <text:p>Biologie</text:p>
          </table:table-cell>
          <table:table-cell ns41:value-type="string" table:style-name="ce149" office:value-type="string">
            <text:p>Pharmacie</text:p>
          </table:table-cell>
          <table:covered-table-cell table:style-name="ce28"/>
          <table:table-cell ns41:value-type="string" table:style-name="ce171" office:value-type="string">
            <text:p>Mod. Talen</text:p>
          </table:table-cell>
          <table:table-cell ns41:value-type="string" table:style-name="ce171" office:value-type="string">
            <text:p>Oude Talen</text:p>
          </table:table-cell>
          <table:table-cell ns41:value-type="string" table:style-name="ce171" office:value-type="string">
            <text:p>Gescheidenis</text:p>
          </table:table-cell>
          <table:covered-table-cell table:style-name="ce171" table:number-columns-repeated="4"/>
          <table:covered-table-cell table:style-name="ce149"/>
          <table:table-cell ns41:value-type="string" table:style-name="ce149" office:value-type="string">
            <text:p>Civiel</text:p>
          </table:table-cell>
          <table:table-cell ns41:value-type="string" table:style-name="ce149" office:value-type="string">
            <text:p>Werktuigkunde</text:p>
          </table:table-cell>
          <table:table-cell ns41:value-type="string" table:style-name="ce149" office:value-type="string">
            <text:p>Electro techn.</text:p>
          </table:table-cell>
          <table:table-cell ns41:value-type="string" table:style-name="ce149" office:value-type="string">
            <text:p>Scheikunde</text:p>
          </table:table-cell>
          <table:covered-table-cell table:style-name="ce177"/>
          <table:covered-table-cell table:style-name="ce179"/>
          <table:table-cell table:number-columns-repeated="996"/>
        </table:table-row>
        <table:table-row table:style-name="ro1">
          <table:table-cell table:number-rows-spanned="1" office:value-type="float" office:value="1" table:style-name="ce154" table:number-columns-spanned="2" ns41:value-type="float">
            <text:p>1</text:p>
          </table:table-cell>
          <table:covered-table-cell table:style-name="ce160"/>
          <table:table-cell table:style-name="ce16"/>
          <table:table-cell ns41:value-type="float" table:style-name="ce22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169" office:value="4" office:value-type="float">
            <text:p>4</text:p>
          </table:table-cell>
          <table:table-cell ns41:value-type="float" table:style-name="ce169" office:value="5" office:value-type="float">
            <text:p>5</text:p>
          </table:table-cell>
          <table:table-cell ns41:value-type="float" table:style-name="ce169" office:value="6" office:value-type="float">
            <text:p>6</text:p>
          </table:table-cell>
          <table:table-cell ns41:value-type="float" table:style-name="ce169" office:value="7" office:value-type="float">
            <text:p>7</text:p>
          </table:table-cell>
          <table:table-cell ns41:value-type="float" table:style-name="ce169" office:value="8" office:value-type="float">
            <text:p>8</text:p>
          </table:table-cell>
          <table:table-cell ns41:value-type="float" table:style-name="ce169" office:value="9" office:value-type="float">
            <text:p>9</text:p>
          </table:table-cell>
          <table:table-cell ns41:value-type="float" table:style-name="ce169" office:value="10" office:value-type="float">
            <text:p>10</text:p>
          </table:table-cell>
          <table:table-cell ns41:value-type="float" table:style-name="ce169" office:value="11" office:value-type="float">
            <text:p>11</text:p>
          </table:table-cell>
          <table:table-cell ns41:value-type="float" table:style-name="ce169" office:value="12" office:value-type="float">
            <text:p>12</text:p>
          </table:table-cell>
          <table:table-cell ns41:value-type="float" table:style-name="ce169" office:value="13" office:value-type="float">
            <text:p>13</text:p>
          </table:table-cell>
          <table:table-cell ns41:value-type="float" table:style-name="ce169" office:value="14" office:value-type="float">
            <text:p>14</text:p>
          </table:table-cell>
          <table:table-cell ns41:value-type="float" table:style-name="ce169" office:value="15" office:value-type="float">
            <text:p>15</text:p>
          </table:table-cell>
          <table:table-cell ns41:value-type="float" table:style-name="ce169" office:value="16" office:value-type="float">
            <text:p>1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175" office:value="18" office:value-type="float">
            <text:p>18</text:p>
          </table:table-cell>
          <table:table-cell ns41:value-type="float" table:style-name="ce169" office:value="19" office:value-type="float">
            <text:p>19</text:p>
          </table:table-cell>
          <table:table-cell ns41:value-type="float" table:style-name="ce169" office:value="20" office:value-type="float">
            <text:p>20</text:p>
          </table:table-cell>
          <table:table-cell ns41:value-type="float" table:style-name="ce169" office:value="21" office:value-type="float">
            <text:p>21</text:p>
          </table:table-cell>
          <table:table-cell ns41:value-type="float" table:style-name="ce169" office:value="22" office:value-type="float">
            <text:p>22</text:p>
          </table:table-cell>
          <table:table-cell ns41:value-type="float" table:style-name="ce169" office:value="23" office:value-type="float">
            <text:p>23</text:p>
          </table:table-cell>
          <table:table-cell ns41:value-type="float" table:style-name="ce169" office:value="24" office:value-type="float">
            <text:p>24</text:p>
          </table:table-cell>
          <table:table-cell ns41:value-type="float" table:style-name="ce169" office:value="25" office:value-type="float">
            <text:p>25</text:p>
          </table:table-cell>
          <table:table-cell ns41:value-type="float" table:style-name="ce180" office:value="26" office:value-type="float">
            <text:p>26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161" table:number-columns-repeated="4"/>
          <table:table-cell table:style-name="ce170" table:number-columns-repeated="3"/>
          <table:table-cell table:style-name="ce161"/>
          <table:table-cell table:style-name="ce170" table:number-columns-repeated="9"/>
          <table:table-cell table:style-name="ce161"/>
          <table:table-cell table:style-name="ce170" table:number-columns-repeated="9"/>
          <table:table-cell table:number-columns-repeated="996"/>
        </table:table-row>
        <table:table-row table:style-name="ro2">
          <table:table-cell ns41:value-type="string" table:style-name="ce155" office:value-type="string">
            <text:p>Accountant</text:p>
          </table:table-cell>
          <table:table-cell ns41:value-type="string" table:style-name="ce162" office:value-type="string">
            <text:p>M</text:p>
          </table:table-cell>
          <table:table-cell table:style-name="Default"/>
          <table:table-cell ns41:value-type="float" table:style-name="ce23" office:value="0" office:value-type="float">
            <text:p>0</text:p>
          </table:table-cell>
          <table:table-cell ns41:value-type="float" table:style-name="ce30" office:value="26" office:value-type="float">
            <text:p>26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0" table:style-name="ce30" table:number-columns-repeated="3" office:value-type="float">
            <text:p>0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0" table:style-name="ce30" table:number-columns-repeated="5" office:value-type="float">
            <text:p>0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8" office:value="251" office:value-type="float">
            <text:p>25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ccountant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dm personeel (geen overh.pers.)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29" office:value-type="float">
            <text:p>29</text:p>
          </table:table-cell>
          <table:table-cell ns41:value-type="float" table:style-name="ce191" office:value="947" office:value-type="float">
            <text:p>947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31" office:value-type="float">
            <text:p>131</text:p>
          </table:table-cell>
          <table:table-cell ns41:value-type="float" office:value="23" table:style-name="ce191" table:number-columns-repeated="2" office:value-type="float">
            <text:p>23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91" office:value-type="float">
            <text:p>91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805" office:value-type="float">
            <text:p>80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616" office:value-type="float">
            <text:p>616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223" office:value-type="float">
            <text:p>223</text:p>
          </table:table-cell>
          <table:table-cell ns41:value-type="float" table:style-name="ce191" office:value="103" office:value-type="float">
            <text:p>103</text:p>
          </table:table-cell>
          <table:table-cell ns41:value-type="float" table:style-name="ce191" office:value="98" office:value-type="float">
            <text:p>98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39" office:value="2813" office:value-type="float">
            <text:p>281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dm personeel (geen overh.pers.)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191" office:value="181" office:value-type="float">
            <text:p>18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95" office:value-type="float">
            <text:p>29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dviseur (rechtskundig e.d.) 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86" office:value-type="float">
            <text:p>18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4" office:value-type="float">
            <text:p>14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364" office:value-type="float">
            <text:p>364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dviseur (rechtskundig e.d.) 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dvocaat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496" office:value-type="float">
            <text:p>1496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1498" office:value-type="float">
            <text:p>149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dvocaat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14" office:value-type="float">
            <text:p>114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114" office:value-type="float">
            <text:p>114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mbtenaar (niet elders genoemd)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22" office:value-type="float">
            <text:p>22</text:p>
          </table:table-cell>
          <table:table-cell ns41:value-type="float" table:style-name="ce191" office:value="1580" office:value-type="float">
            <text:p>1580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37" office:value-type="float">
            <text:p>337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54" office:value-type="float">
            <text:p>54</text:p>
          </table:table-cell>
          <table:table-cell ns41:value-type="float" table:style-name="ce191" office:value="120" office:value-type="float">
            <text:p>120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712" office:value-type="float">
            <text:p>712</text:p>
          </table:table-cell>
          <table:table-cell ns41:value-type="float" table:style-name="ce191" office:value="80" office:value-type="float">
            <text:p>80</text:p>
          </table:table-cell>
          <table:table-cell ns41:value-type="float" table:style-name="ce191" office:value="1250" office:value-type="float">
            <text:p>1250</text:p>
          </table:table-cell>
          <table:table-cell ns41:value-type="float" table:style-name="ce191" office:value="614" office:value-type="float">
            <text:p>614</text:p>
          </table:table-cell>
          <table:table-cell ns41:value-type="float" table:style-name="ce191" office:value="226" office:value-type="float">
            <text:p>226</text:p>
          </table:table-cell>
          <table:table-cell ns41:value-type="float" table:style-name="ce191" office:value="198" office:value-type="float">
            <text:p>198</text:p>
          </table:table-cell>
          <table:table-cell ns41:value-type="float" table:style-name="ce191" office:value="154" office:value-type="float">
            <text:p>154</text:p>
          </table:table-cell>
          <table:table-cell ns41:value-type="float" table:style-name="ce191" office:value="383" office:value-type="float">
            <text:p>383</text:p>
          </table:table-cell>
          <table:table-cell ns41:value-type="float" table:style-name="ce39" office:value="4675" office:value-type="float">
            <text:p>467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mbtenaar (niet elders genoemd)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10" office:value-type="float">
            <text:p>21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32" office:value-type="float">
            <text:p>3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386" office:value-type="float">
            <text:p>38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nalyst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83" office:value-type="float">
            <text:p>8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nalyst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" office:value-type="float">
            <text:p>1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pothekersassistent 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8" office:value-type="float">
            <text:p>128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6" office:value-type="float">
            <text:p>126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39" office:value="131" office:value-type="float">
            <text:p>13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pothekersassistent 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7" office:value-type="float">
            <text:p>10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03" office:value-type="float">
            <text:p>103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39" office:value="111" office:value-type="float">
            <text:p>11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rchitect 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7" office:value-type="float">
            <text:p>0</text:p>
          </table:table-cell>
          <table:table-cell ns41:value-type="float" table:style-name="ce191" office:value="180" office:value-type="float">
            <text:p>180</text:p>
          </table:table-cell>
          <table:table-cell ns41:value-type="float" table:style-name="ce191" office:value="174" office:value-type="float">
            <text:p>17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182" office:value-type="float">
            <text:p>18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rchitect 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7" office:value-type="float">
            <text:p>0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rts 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047" office:value-type="float">
            <text:p>7047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0" office:value-type="float">
            <text:p>0</text:p>
          </table:table-cell>
          <table:table-cell ns41:value-type="float" table:style-name="ce39" office:value="7048" office:value-type="float">
            <text:p>704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rts 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77" office:value-type="float">
            <text:p>67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5" office:value-type="float">
            <text:p>0</text:p>
          </table:table-cell>
          <table:table-cell ns41:value-type="float" table:style-name="ce39" office:value="677" office:value-type="float">
            <text:p>677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ssistent bibliotheken en leeszalen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Assistent bibliotheken en leeszalen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Bibliothecaris <text:s/>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39" office:value="48" office:value-type="float">
            <text:p>4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Bibliothecaris <text:s/>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Candidaat-notaris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61" office:value-type="float">
            <text:p>61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65" office:value-type="float">
            <text:p>6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Candidaat-notaris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Expert, taxateur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Expert, taxateur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Geestelijke R.K. Godsdienst 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7" office:value-type="float">
            <text:p>67</text:p>
          </table:table-cell>
          <table:table-cell ns41:value-type="float" table:style-name="ce191" office:value="17" office:value-type="float">
            <text:p>1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22" office:value-type="float">
            <text:p>22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Geestelijke R.K. Godsdienst 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Godsdienstonderwijzer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8" office:value-type="float">
            <text:p>8</text:p>
          </table:table-cell>
          <table:table-cell ns41:value-type="float" office:value="0" table:style-name="ce191" table:number-columns-repeated="9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Godsdienstonderwijzer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Handelsreiziger, vertegenw.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9" office:value-type="float">
            <text:p>9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91" office:value-type="float">
            <text:p>9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Handelsreiziger, vertegenw.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3" office:value-type="float">
            <text:p>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Hoogleraar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ce191" office:value="74" office:value-type="float">
            <text:p>74</text:p>
          </table:table-cell>
          <table:table-cell ns41:value-type="float" table:style-name="ce191" office:value="76" office:value-type="float">
            <text:p>7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58" office:value-type="float">
            <text:p>158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42" office:value-type="float">
            <text:p>42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203" office:value-type="float">
            <text:p>203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33" office:value-type="float">
            <text:p>33</text:p>
          </table:table-cell>
          <table:table-cell ns41:value-type="float" table:style-name="ce191" office:value="41" office:value-type="float">
            <text:p>4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83" office:value-type="float">
            <text:p>83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16" table:style-name="ce191" table:number-columns-repeated="2" office:value-type="float">
            <text:p>16</text:p>
          </table:table-cell>
          <table:table-cell ns41:value-type="float" table:style-name="ce39" office:value="838" office:value-type="float">
            <text:p>83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Hoogleraar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Journalist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9" office:value-type="float">
            <text:p>9</text:p>
          </table:table-cell>
          <table:table-cell ns41:value-type="float" table:style-name="ce191" office:value="77" office:value-type="float">
            <text:p>77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4" office:value-type="float">
            <text:p>64</text:p>
          </table:table-cell>
          <table:table-cell ns41:value-type="float" table:style-name="ce191" office:value="36" office:value-type="float">
            <text:p>36</text:p>
          </table:table-cell>
          <table:table-cell ns41:value-type="float" office:value="8" table:style-name="ce191" table:number-columns-repeated="2" office:value-type="float">
            <text:p>8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6" office:value-type="float">
            <text:p>3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39" office:value="208" office:value-type="float">
            <text:p>20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Journalist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Kunstschilde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Kunstschilde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andmete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andmete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eraar (niet elder genoemd)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88" office:value-type="float">
            <text:p>888</text:p>
          </table:table-cell>
          <table:table-cell ns41:value-type="float" table:style-name="ce191" office:value="329" office:value-type="float">
            <text:p>329</text:p>
          </table:table-cell>
          <table:table-cell ns41:value-type="float" table:style-name="ce191" office:value="229" office:value-type="float">
            <text:p>229</text:p>
          </table:table-cell>
          <table:table-cell ns41:value-type="float" table:style-name="ce191" office:value="175" office:value-type="float">
            <text:p>175</text:p>
          </table:table-cell>
          <table:table-cell ns41:value-type="float" table:style-name="ce191" office:value="130" office:value-type="float">
            <text:p>13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322" office:value-type="float">
            <text:p>1322</text:p>
          </table:table-cell>
          <table:table-cell ns41:value-type="float" table:style-name="ce191" office:value="646" office:value-type="float">
            <text:p>646</text:p>
          </table:table-cell>
          <table:table-cell ns41:value-type="float" table:style-name="ce191" office:value="463" office:value-type="float">
            <text:p>463</text:p>
          </table:table-cell>
          <table:table-cell ns41:value-type="float" table:style-name="ce191" office:value="165" office:value-type="float">
            <text:p>16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40" office:value-type="float">
            <text:p>140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74" office:value-type="float">
            <text:p>374</text:p>
          </table:table-cell>
          <table:table-cell ns41:value-type="float" table:style-name="ce191" office:value="87" office:value-type="float">
            <text:p>87</text:p>
          </table:table-cell>
          <table:table-cell ns41:value-type="float" table:style-name="ce191" office:value="106" office:value-type="float">
            <text:p>106</text:p>
          </table:table-cell>
          <table:table-cell ns41:value-type="float" table:style-name="ce191" office:value="72" office:value-type="float">
            <text:p>72</text:p>
          </table:table-cell>
          <table:table-cell ns41:value-type="float" table:style-name="ce191" office:value="89" office:value-type="float">
            <text:p>89</text:p>
          </table:table-cell>
          <table:table-cell ns41:value-type="float" table:style-name="ce191" office:value="66" office:value-type="float">
            <text:p>66</text:p>
          </table:table-cell>
          <table:table-cell ns41:value-type="float" table:style-name="ce39" office:value="3016" office:value-type="float">
            <text:p>301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eraar (niet elder genoemd)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18" office:value-type="float">
            <text:p>118</text:p>
          </table:table-cell>
          <table:table-cell ns41:value-type="float" table:style-name="ce191" office:value="31" office:value-type="float">
            <text:p>31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35" office:value-type="float">
            <text:p>3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512" office:value-type="float">
            <text:p>512</text:p>
          </table:table-cell>
          <table:table-cell ns41:value-type="float" table:style-name="ce191" office:value="344" office:value-type="float">
            <text:p>344</text:p>
          </table:table-cell>
          <table:table-cell ns41:value-type="float" table:style-name="ce191" office:value="114" office:value-type="float">
            <text:p>114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2" office:value-type="float">
            <text:p>22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39" office:value="718" office:value-type="float">
            <text:p>71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etterkundige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191" office:value="12" office:value-type="float">
            <text:p>1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39" office:value="66" office:value-type="float">
            <text:p>6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etterkundige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" office:value-type="float">
            <text:p>18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id Hoge Colleges van Staat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246" office:value-type="float">
            <text:p>24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2" table:style-name="ce191" table:number-columns-repeated="4" office:value-type="float">
            <text:p>2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39" office:value="299" office:value-type="float">
            <text:p>299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Lid Hoge Colleges van Staat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Militair (beroeps)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" office:value-type="float">
            <text:p>1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3" table:style-name="ce191" table:number-columns-repeated="2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98" office:value-type="float">
            <text:p>9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Militair (beroeps)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3" office:value-type="float">
            <text:p>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Muziekleraar, - onderwijze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21" office:value-type="float">
            <text:p>2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Muziekleraar, - onderwijze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Notaris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09" office:value-type="float">
            <text:p>109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109" office:value-type="float">
            <text:p>109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Notaris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3" office:value-type="float">
            <text:p>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Onderwijze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4" table:style-name="ce191" table:number-columns-repeated="2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39" office:value="61" office:value-type="float">
            <text:p>61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Onderwijzer</text:p>
          </table:table-cell>
          <table:table-cell ns41:value-type="string" table:style-name="ce163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Politiepersoneel</text:p>
          </table:table-cell>
          <table:table-cell ns41:value-type="string" table:style-name="ce163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37" office:value-type="float">
            <text:p>37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Politiepersoneel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Predikant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2817" office:value-type="float">
            <text:p>2817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5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2825" office:value-type="float">
            <text:p>282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Predikant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53" office:value-type="float">
            <text:p>53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1" office:value-type="float">
            <text:p>0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Rechter, ambtenaar O.M.,enz.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864" office:value-type="float">
            <text:p>864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866" office:value-type="float">
            <text:p>86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Rechter, ambtenaar O.M.,enz.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office:value="0" table:style-name="ce191" table:number-columns-repeated="22" office:value-type="float">
            <text:p>0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Sociaal werke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39" office:value="23" office:value-type="float">
            <text:p>2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Sociaal werke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4" office:value-type="float">
            <text:p>2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5" table:style-name="ce191" table:number-columns-repeated="2" office:value-type="float">
            <text:p>5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42" office:value-type="float">
            <text:p>42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andarts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353" office:value-type="float">
            <text:p>1353</text:p>
          </table:table-cell>
          <table:table-cell ns41:value-type="float" office:value="0" table:style-name="ce191" table:number-columns-repeated="20" office:value-type="float">
            <text:p>0</text:p>
          </table:table-cell>
          <table:table-cell ns41:value-type="float" table:style-name="ce39" office:value="1365" office:value-type="float">
            <text:p>136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andarts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86" office:value-type="float">
            <text:p>186</text:p>
          </table:table-cell>
          <table:table-cell ns41:value-type="float" office:value="0" table:style-name="ce191" table:number-columns-repeated="20" office:value-type="float">
            <text:p>0</text:p>
          </table:table-cell>
          <table:table-cell ns41:value-type="float" table:style-name="ce39" office:value="188" office:value-type="float">
            <text:p>18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ekenaa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11" office:value-type="float">
            <text:p>11</text:p>
          </table:table-cell>
          <table:table-cell ns41:value-type="float" table:style-name="ce191" office:value="30" office:value-type="float">
            <text:p>3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39" office:value="46" office:value-type="float">
            <text:p>4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ekenaa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3" office:value-type="float">
            <text:p>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olk, vertaler 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office:value="8" table:style-name="ce191" table:number-columns-repeated="2" office:value-type="float">
            <text:p>8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olk, vertaler 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7" table:style-name="ce191" table:number-columns-repeated="2" office:value-type="float">
            <text:p>7</text:p>
          </table:table-cell>
          <table:table-cell ns41:value-type="float" office:value="0" table:style-name="ce191" table:number-columns-repeated="12" office:value-type="float">
            <text:p>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oneelspeler 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oneelspeler 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oonkunstenaa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1" table:style-name="ce191" table:number-columns-repeated="3" office:value-type="float">
            <text:p>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Toonkunstenaa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8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10" office:value-type="float">
            <text:p>0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Veearts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6" office:value-type="float">
            <text:p>0</text:p>
          </table:table-cell>
          <table:table-cell ns41:value-type="float" table:style-name="ce191" office:value="598" office:value-type="float">
            <text:p>598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39" office:value="598" office:value-type="float">
            <text:p>598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Veearts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16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6" office:value-type="float">
            <text:p>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Verpleger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office:value="0" table:style-name="ce191" table:number-columns-repeated="23" office:value-type="float">
            <text:p>0</text:p>
          </table:table-cell>
          <table:table-cell ns41:value-type="float" table:style-name="ce39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Verpleger</text:p>
          </table:table-cell>
          <table:table-cell ns41:value-type="string" table:style-name="ce164" office:value-type="string">
            <text:p>V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office:value="8" table:style-name="ce191" table:number-columns-repeated="2" office:value-type="float">
            <text:p>8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office:value="0" table:style-name="ce191" table:number-columns-repeated="7" office:value-type="float">
            <text:p>0</text:p>
          </table:table-cell>
          <table:table-cell ns41:value-type="float" table:style-name="ce39" office:value="34" office:value-type="float">
            <text:p>34</text:p>
          </table:table-cell>
          <table:table-cell table:number-columns-repeated="996"/>
        </table:table-row>
        <table:table-row table:style-name="ro2">
          <table:table-cell ns41:value-type="string" table:style-name="ce156" office:value-type="string">
            <text:p>Verzekeringsagent</text:p>
          </table:table-cell>
          <table:table-cell ns41:value-type="string" table:style-name="ce164" office:value-type="string">
            <text:p>M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39" office:value="37" office:value-type="float">
            <text:p>37</text:p>
          </table:table-cell>
          <table:table-cell table:number-columns-repeated="996"/>
        </table:table-row>
        <table:table-row table:style-name="ro1">
          <table:table-cell ns41:value-type="string" table:style-name="ce157" office:value-type="string">
            <text:p>Verzekeringsagent</text:p>
          </table:table-cell>
          <table:table-cell ns41:value-type="string" table:style-name="ce165" office:value-type="string">
            <text:p>V</text:p>
          </table:table-cell>
          <table:table-cell table:style-name="Default"/>
          <table:table-cell ns41:value-type="float" table:style-name="ce167" office:value="0" office:value-type="float">
            <text:p>0</text:p>
          </table:table-cell>
          <table:table-cell ns41:value-type="float" office:value="0" table:style-name="ce168" table:number-columns-repeated="23" office:value-type="float">
            <text:p>0</text:p>
          </table:table-cell>
          <table:table-cell ns41:value-type="float" table:style-name="ce181" office:value="0" office:value-type="float">
            <text:p>0</text:p>
          </table:table-cell>
          <table:table-cell table:number-columns-repeated="996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7" table:name="Tabel 16">
        <table:table-column table:style-name="co23" table:default-cell-style-name="ce12"/>
        <table:table-column table:style-name="co26" table:default-cell-style-name="ce12"/>
        <table:table-column table:style-name="co27" table:default-cell-style-name="ce12" table:number-columns-repeated="16"/>
        <table:table-column table:style-name="co3" table:default-cell-style-name="Default" table:number-columns-repeated="17"/>
        <table:table-column table:style-name="co28" table:default-cell-style-name="ce62" table:number-columns-repeated="2"/>
        <table:table-column table:style-name="co3" table:default-cell-style-name="Default" table:number-columns-repeated="987"/>
        <table:table-row table:style-name="ro1">
          <table:table-cell ns41:value-type="string" table:style-name="ce48" office:value-type="string">
            <text:p>Tabel 16. Academisch gevormden naar studierichting en overheidsdienst (incl. tijdelijk niet werkenden)</text:p>
          </table:table-cell>
          <table:table-cell table:style-name="ce51" table:number-columns-repeated="16"/>
          <table:table-cell table:style-name="ce52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182"/>
          <table:table-cell table:style-name="ce16" table:number-columns-repeated="17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8">
          <table:table-cell ns41:value-type="string" table:number-rows-spanned="4" table:style-name="ce3" table:number-columns-spanned="1" office:value-type="string">
            <text:p>Studierichting</text:p>
          </table:table-cell>
          <table:table-cell table:style-name="ce184"/>
          <table:table-cell ns41:value-type="string" table:number-rows-spanned="1" table:style-name="ce104" table:number-columns-spanned="12" office:value-type="string">
            <text:p>In dienst van</text:p>
          </table:table-cell>
          <table:covered-table-cell table:style-name="ce110" table:number-columns-repeated="11"/>
          <table:table-cell ns41:value-type="string" table:number-rows-spanned="3" table:style-name="ce110" table:number-columns-spanned="2" office:value-type="string">
            <text:p>Niet in overheids-dienst</text:p>
          </table:table-cell>
          <table:covered-table-cell table:style-name="ce107"/>
          <table:table-cell ns41:value-type="string" table:number-rows-spanned="3" table:style-name="ce120" table:number-columns-spanned="2" office:value-type="string">
            <text:p>Totaal</text:p>
          </table:table-cell>
          <table:covered-table-cell table:style-name="ce187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9">
          <table:covered-table-cell table:style-name="ce41"/>
          <table:table-cell table:style-name="ce184"/>
          <table:table-cell ns41:value-type="string" table:number-rows-spanned="1" table:style-name="ce43" table:number-columns-spanned="4" office:value-type="string">
            <text:p>de Staat</text:p>
          </table:table-cell>
          <table:covered-table-cell table:style-name="ce45" table:number-columns-repeated="3"/>
          <table:table-cell ns41:value-type="string" table:number-rows-spanned="2" table:style-name="ce45" table:number-columns-spanned="2" office:value-type="string">
            <text:p>de Provincie</text:p>
          </table:table-cell>
          <table:covered-table-cell table:style-name="ce121"/>
          <table:table-cell ns41:value-type="string" table:number-rows-spanned="2" table:style-name="ce45" table:number-columns-spanned="2" office:value-type="string">
            <text:p>de Gemeente</text:p>
          </table:table-cell>
          <table:covered-table-cell table:style-name="ce121"/>
          <table:table-cell ns41:value-type="string" table:number-rows-spanned="2" table:style-name="ce45" table:number-columns-spanned="2" office:value-type="string">
            <text:p>waterschap veenschap veenpolder </text:p>
          </table:table-cell>
          <table:covered-table-cell table:style-name="ce121"/>
          <table:table-cell ns41:value-type="string" table:number-rows-spanned="2" table:style-name="ce45" table:number-columns-spanned="2" office:value-type="string">
            <text:p>publiek rechtelijke bedrijfs-organisatie</text:p>
          </table:table-cell>
          <table:covered-table-cell table:style-name="ce121"/>
          <table:covered-table-cell table:style-name="ce115"/>
          <table:covered-table-cell table:style-name="ce118"/>
          <table:covered-table-cell table:style-name="ce115"/>
          <table:covered-table-cell table:style-name="ce188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2">
          <table:covered-table-cell table:style-name="ce41"/>
          <table:table-cell table:style-name="ce184"/>
          <table:table-cell ns41:value-type="string" table:number-rows-spanned="1" table:style-name="ce43" table:number-columns-spanned="2" office:value-type="string">
            <text:p>als militair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als burger</text:p>
          </table:table-cell>
          <table:covered-table-cell table:style-name="ce45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89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2">
          <table:covered-table-cell table:style-name="ce41"/>
          <table:table-cell table:style-name="ce184"/>
          <table:table-cell ns41:value-type="string" table:style-name="ce43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ns41:value-type="string" table:style-name="ce45" office:value-type="string">
            <text:p>M</text:p>
          </table:table-cell>
          <table:table-cell ns41:value-type="string" table:style-name="ce47" office:value-type="string">
            <text:p>V</text:p>
          </table:table-cell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ns41:value-type="float" table:style-name="ce55" office:value="1" office:value-type="float">
            <text:p>1</text:p>
          </table:table-cell>
          <table:table-cell table:style-name="ce184"/>
          <table:table-cell ns41:value-type="float" table:style-name="ce185" office:value="2" office:value-type="float">
            <text:p>2</text:p>
          </table:table-cell>
          <table:table-cell ns41:value-type="float" table:style-name="ce186" office:value="3" office:value-type="float">
            <text:p>3</text:p>
          </table:table-cell>
          <table:table-cell ns41:value-type="float" table:style-name="ce186" office:value="4" office:value-type="float">
            <text:p>4</text:p>
          </table:table-cell>
          <table:table-cell ns41:value-type="float" table:style-name="ce186" office:value="5" office:value-type="float">
            <text:p>5</text:p>
          </table:table-cell>
          <table:table-cell ns41:value-type="float" table:style-name="ce186" office:value="6" office:value-type="float">
            <text:p>6</text:p>
          </table:table-cell>
          <table:table-cell ns41:value-type="float" table:style-name="ce186" office:value="7" office:value-type="float">
            <text:p>7</text:p>
          </table:table-cell>
          <table:table-cell ns41:value-type="float" table:style-name="ce186" office:value="8" office:value-type="float">
            <text:p>8</text:p>
          </table:table-cell>
          <table:table-cell ns41:value-type="float" table:style-name="ce186" office:value="9" office:value-type="float">
            <text:p>9</text:p>
          </table:table-cell>
          <table:table-cell ns41:value-type="float" table:style-name="ce186" office:value="10" office:value-type="float">
            <text:p>10</text:p>
          </table:table-cell>
          <table:table-cell ns41:value-type="float" table:style-name="ce186" office:value="11" office:value-type="float">
            <text:p>11</text:p>
          </table:table-cell>
          <table:table-cell ns41:value-type="float" table:style-name="ce186" office:value="12" office:value-type="float">
            <text:p>12</text:p>
          </table:table-cell>
          <table:table-cell ns41:value-type="float" table:style-name="ce186" office:value="13" office:value-type="float">
            <text:p>13</text:p>
          </table:table-cell>
          <table:table-cell ns41:value-type="float" table:style-name="ce186" office:value="14" office:value-type="float">
            <text:p>14</text:p>
          </table:table-cell>
          <table:table-cell ns41:value-type="float" table:style-name="ce186" office:value="15" office:value-type="float">
            <text:p>15</text:p>
          </table:table-cell>
          <table:table-cell ns41:value-type="float" table:style-name="ce186" office:value="16" office:value-type="float">
            <text:p>16</text:p>
          </table:table-cell>
          <table:table-cell ns41:value-type="float" table:style-name="ce190" office:value="17" office:value-type="float">
            <text:p>17</text:p>
          </table:table-cell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6"/>
          <table:table-cell table:style-name="Default"/>
          <table:table-cell table:style-name="ce6" table:number-columns-repeated="12"/>
          <table:table-cell table:style-name="ce161" table:number-columns-repeated="4"/>
          <table:table-cell table:number-columns-repeated="1006"/>
        </table:table-row>
        <table:table-row table:style-name="ro2">
          <table:table-cell ns41:value-type="string" table:style-name="ce7" office:value-type="string">
            <text:p>Godgeleerheid</text:p>
          </table:table-cell>
          <table:table-cell table:style-name="Default"/>
          <table:table-cell ns41:value-type="float" table:style-name="ce23" office:value="79" office:value-type="float">
            <text:p>7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9" office:value-type="float">
            <text:p>49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3181" office:value-type="float">
            <text:p>3181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3334" office:value-type="float">
            <text:p>3334</text:p>
          </table:table-cell>
          <table:table-cell ns41:value-type="float" table:style-name="ce38" office:value="80" office:value-type="float">
            <text:p>80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Rechtsgeleerdheid</text:p>
          </table:table-cell>
          <table:table-cell table:style-name="Default"/>
          <table:table-cell ns41:value-type="float" table:style-name="ce24" office:value="363" office:value-type="float">
            <text:p>363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2059" office:value-type="float">
            <text:p>2059</text:p>
          </table:table-cell>
          <table:table-cell ns41:value-type="float" table:style-name="ce191" office:value="184" office:value-type="float">
            <text:p>184</text:p>
          </table:table-cell>
          <table:table-cell ns41:value-type="float" table:style-name="ce191" office:value="97" office:value-type="float">
            <text:p>9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474" office:value-type="float">
            <text:p>474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27" office:value-type="float">
            <text:p>2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50" office:value-type="float">
            <text:p>150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4092" office:value-type="float">
            <text:p>4092</text:p>
          </table:table-cell>
          <table:table-cell ns41:value-type="float" table:style-name="ce191" office:value="482" office:value-type="float">
            <text:p>482</text:p>
          </table:table-cell>
          <table:table-cell ns41:value-type="float" table:style-name="ce191" office:value="7262" office:value-type="float">
            <text:p>7262</text:p>
          </table:table-cell>
          <table:table-cell ns41:value-type="float" table:style-name="ce39" office:value="742" office:value-type="float">
            <text:p>742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Geneeskunde</text:p>
          </table:table-cell>
          <table:table-cell table:style-name="Default"/>
          <table:table-cell ns41:value-type="float" table:style-name="ce24" office:value="724" office:value-type="float">
            <text:p>7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3" office:value-type="float">
            <text:p>463</text:p>
          </table:table-cell>
          <table:table-cell ns41:value-type="float" table:style-name="ce191" office:value="34" office:value-type="float">
            <text:p>34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85" office:value-type="float">
            <text:p>585</text:p>
          </table:table-cell>
          <table:table-cell ns41:value-type="float" table:style-name="ce191" office:value="97" office:value-type="float">
            <text:p>9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565" office:value-type="float">
            <text:p>5565</text:p>
          </table:table-cell>
          <table:table-cell ns41:value-type="float" table:style-name="ce191" office:value="610" office:value-type="float">
            <text:p>610</text:p>
          </table:table-cell>
          <table:table-cell ns41:value-type="float" table:style-name="ce191" office:value="7359" office:value-type="float">
            <text:p>7359</text:p>
          </table:table-cell>
          <table:table-cell ns41:value-type="float" table:style-name="ce39" office:value="745" office:value-type="float">
            <text:p>745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Tandheelkunde</text:p>
          </table:table-cell>
          <table:table-cell table:style-name="Default"/>
          <table:table-cell ns41:value-type="float" table:style-name="ce24" office:value="174" office:value-type="float">
            <text:p>17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" office:value-type="float">
            <text:p>19</text:p>
          </table:table-cell>
          <table:table-cell ns41:value-type="float" table:style-name="ce191" office:value="6" office:value-type="float">
            <text:p>6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1185" office:value-type="float">
            <text:p>1185</text:p>
          </table:table-cell>
          <table:table-cell ns41:value-type="float" table:style-name="ce191" office:value="196" office:value-type="float">
            <text:p>196</text:p>
          </table:table-cell>
          <table:table-cell ns41:value-type="float" table:style-name="ce191" office:value="1384" office:value-type="float">
            <text:p>1384</text:p>
          </table:table-cell>
          <table:table-cell ns41:value-type="float" table:style-name="ce39" office:value="207" office:value-type="float">
            <text:p>207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Wis- en Natuurkunde, w.o.</text:p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683" office:value-type="float">
            <text:p>683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372" office:value-type="float">
            <text:p>372</text:p>
          </table:table-cell>
          <table:table-cell ns41:value-type="float" table:style-name="ce191" office:value="72" office:value-type="float">
            <text:p>72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2171" office:value-type="float">
            <text:p>2171</text:p>
          </table:table-cell>
          <table:table-cell ns41:value-type="float" table:style-name="ce191" office:value="481" office:value-type="float">
            <text:p>481</text:p>
          </table:table-cell>
          <table:table-cell ns41:value-type="float" table:style-name="ce191" office:value="3383" office:value-type="float">
            <text:p>3383</text:p>
          </table:table-cell>
          <table:table-cell ns41:value-type="float" table:style-name="ce39" office:value="637" office:value-type="float">
            <text:p>637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Wiskunde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9" office:value-type="float">
            <text:p>109</text:p>
          </table:table-cell>
          <table:table-cell ns41:value-type="float" table:style-name="ce191" office:value="4" office:value-type="float">
            <text:p>4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258" office:value-type="float">
            <text:p>258</text:p>
          </table:table-cell>
          <table:table-cell ns41:value-type="float" table:style-name="ce191" office:value="23" office:value-type="float">
            <text:p>23</text:p>
          </table:table-cell>
          <table:table-cell ns41:value-type="float" table:style-name="ce191" office:value="483" office:value-type="float">
            <text:p>483</text:p>
          </table:table-cell>
          <table:table-cell ns41:value-type="float" table:style-name="ce39" office:value="38" office:value-type="float">
            <text:p>38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Natuurkunde</text:p>
          </table:table-cell>
          <table:table-cell table:style-name="Default"/>
          <table:table-cell ns41:value-type="float" table:style-name="ce24" office:value="34" office:value-type="float">
            <text:p>3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7" office:value-type="float">
            <text:p>127</text:p>
          </table:table-cell>
          <table:table-cell ns41:value-type="float" table:style-name="ce191" office:value="5" office:value-type="float">
            <text:p>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7" office:value-type="float">
            <text:p>8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13" office:value-type="float">
            <text:p>313</text:p>
          </table:table-cell>
          <table:table-cell ns41:value-type="float" table:style-name="ce191" office:value="21" office:value-type="float">
            <text:p>21</text:p>
          </table:table-cell>
          <table:table-cell ns41:value-type="float" table:style-name="ce191" office:value="565" office:value-type="float">
            <text:p>565</text:p>
          </table:table-cell>
          <table:table-cell ns41:value-type="float" table:style-name="ce39" office:value="32" office:value-type="float">
            <text:p>32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Scheikunde</text:p>
          </table:table-cell>
          <table:table-cell table:style-name="Default"/>
          <table:table-cell ns41:value-type="float" table:style-name="ce24" office:value="33" office:value-type="float">
            <text:p>3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0" office:value-type="float">
            <text:p>18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0" office:value-type="float">
            <text:p>90</text:p>
          </table:table-cell>
          <table:table-cell ns41:value-type="float" table:style-name="ce191" office:value="13" office:value-type="float">
            <text:p>13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707" office:value-type="float">
            <text:p>707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1025" office:value-type="float">
            <text:p>1025</text:p>
          </table:table-cell>
          <table:table-cell ns41:value-type="float" table:style-name="ce39" office:value="84" office:value-type="float">
            <text:p>84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Biologie</text:p>
          </table:table-cell>
          <table:table-cell table:style-name="Default"/>
          <table:table-cell ns41:value-type="float" table:style-name="ce24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61" office:value-type="float">
            <text:p>161</text:p>
          </table:table-cell>
          <table:table-cell ns41:value-type="float" table:style-name="ce191" office:value="39" office:value-type="float">
            <text:p>3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1" office:value-type="float">
            <text:p>61</text:p>
          </table:table-cell>
          <table:table-cell ns41:value-type="float" table:style-name="ce191" office:value="25" office:value-type="float">
            <text:p>2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204" office:value-type="float">
            <text:p>204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39" office:value="122" office:value-type="float">
            <text:p>122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Pharmacie</text:p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3" office:value-type="float">
            <text:p>43</text:p>
          </table:table-cell>
          <table:table-cell ns41:value-type="float" table:style-name="ce191" office:value="11" office:value-type="float">
            <text:p>11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20" office:value-type="float">
            <text:p>20</text:p>
          </table:table-cell>
          <table:table-cell ns41:value-type="float" table:style-name="ce191" office:value="14" office:value-type="float">
            <text:p>14</text:p>
          </table:table-cell>
          <table:table-cell ns41:value-type="float" office:value="0" table:style-name="ce191" table:number-columns-repeated="4" office:value-type="float">
            <text:p>0</text:p>
          </table:table-cell>
          <table:table-cell ns41:value-type="float" table:style-name="ce191" office:value="584" office:value-type="float">
            <text:p>584</text:p>
          </table:table-cell>
          <table:table-cell ns41:value-type="float" table:style-name="ce191" office:value="323" office:value-type="float">
            <text:p>323</text:p>
          </table:table-cell>
          <table:table-cell ns41:value-type="float" table:style-name="ce191" office:value="672" office:value-type="float">
            <text:p>672</text:p>
          </table:table-cell>
          <table:table-cell ns41:value-type="float" table:style-name="ce39" office:value="351" office:value-type="float">
            <text:p>351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Letteren en Wijsbegeerte, w.o.</text:p>
          </table:table-cell>
          <table:table-cell table:style-name="Default"/>
          <table:table-cell ns41:value-type="float" table:style-name="ce24" office:value="61" office:value-type="float">
            <text:p>6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27" office:value-type="float">
            <text:p>327</text:p>
          </table:table-cell>
          <table:table-cell ns41:value-type="float" table:style-name="ce191" office:value="105" office:value-type="float">
            <text:p>105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63" office:value-type="float">
            <text:p>463</text:p>
          </table:table-cell>
          <table:table-cell ns41:value-type="float" table:style-name="ce191" office:value="197" office:value-type="float">
            <text:p>19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1403" office:value-type="float">
            <text:p>1403</text:p>
          </table:table-cell>
          <table:table-cell ns41:value-type="float" table:style-name="ce191" office:value="512" office:value-type="float">
            <text:p>512</text:p>
          </table:table-cell>
          <table:table-cell ns41:value-type="float" table:style-name="ce191" office:value="2262" office:value-type="float">
            <text:p>2262</text:p>
          </table:table-cell>
          <table:table-cell ns41:value-type="float" table:style-name="ce39" office:value="818" office:value-type="float">
            <text:p>818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Moderne talen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5" office:value-type="float">
            <text:p>155</text:p>
          </table:table-cell>
          <table:table-cell ns41:value-type="float" table:style-name="ce191" office:value="60" office:value-type="float">
            <text:p>6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12" office:value-type="float">
            <text:p>212</text:p>
          </table:table-cell>
          <table:table-cell ns41:value-type="float" table:style-name="ce191" office:value="125" office:value-type="float">
            <text:p>125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578" office:value-type="float">
            <text:p>578</text:p>
          </table:table-cell>
          <table:table-cell ns41:value-type="float" table:style-name="ce191" office:value="319" office:value-type="float">
            <text:p>319</text:p>
          </table:table-cell>
          <table:table-cell ns41:value-type="float" table:style-name="ce191" office:value="969" office:value-type="float">
            <text:p>969</text:p>
          </table:table-cell>
          <table:table-cell ns41:value-type="float" table:style-name="ce39" office:value="505" office:value-type="float">
            <text:p>505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Oude talen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3" office:value-type="float">
            <text:p>143</text:p>
          </table:table-cell>
          <table:table-cell ns41:value-type="float" table:style-name="ce191" office:value="40" office:value-type="float">
            <text:p>4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396" office:value-type="float">
            <text:p>396</text:p>
          </table:table-cell>
          <table:table-cell ns41:value-type="float" table:style-name="ce191" office:value="104" office:value-type="float">
            <text:p>104</text:p>
          </table:table-cell>
          <table:table-cell ns41:value-type="float" table:style-name="ce191" office:value="612" office:value-type="float">
            <text:p>612</text:p>
          </table:table-cell>
          <table:table-cell ns41:value-type="float" table:style-name="ce39" office:value="158" office:value-type="float">
            <text:p>158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Geschiedenis</text:p>
          </table:table-cell>
          <table:table-cell table:style-name="Default"/>
          <table:table-cell ns41:value-type="float" table:style-name="ce24" office:value="9" office:value-type="float">
            <text:p>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2" office:value-type="float">
            <text:p>82</text:p>
          </table:table-cell>
          <table:table-cell ns41:value-type="float" table:style-name="ce191" office:value="25" office:value-type="float">
            <text:p>25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78" office:value-type="float">
            <text:p>78</text:p>
          </table:table-cell>
          <table:table-cell ns41:value-type="float" table:style-name="ce191" office:value="29" office:value-type="float">
            <text:p>29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76" office:value-type="float">
            <text:p>176</text:p>
          </table:table-cell>
          <table:table-cell ns41:value-type="float" table:style-name="ce191" office:value="48" office:value-type="float">
            <text:p>48</text:p>
          </table:table-cell>
          <table:table-cell ns41:value-type="float" table:style-name="ce191" office:value="349" office:value-type="float">
            <text:p>349</text:p>
          </table:table-cell>
          <table:table-cell ns41:value-type="float" table:style-name="ce39" office:value="103" office:value-type="float">
            <text:p>103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Indologie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4" office:value-type="float">
            <text:p>4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" office:value-type="float">
            <text:p>3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90" office:value-type="float">
            <text:p>19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4" office:value-type="float">
            <text:p>244</text:p>
          </table:table-cell>
          <table:table-cell ns41:value-type="float" table:style-name="ce39" office:value="0" office:value-type="float">
            <text:p>0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Soc. geografie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7" office:value-type="float">
            <text:p>47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56" office:value-type="float">
            <text:p>56</text:p>
          </table:table-cell>
          <table:table-cell ns41:value-type="float" table:style-name="ce191" office:value="7" office:value-type="float">
            <text:p>7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office:value="1" table:style-name="ce191" table:number-columns-repeated="2" office:value-type="float">
            <text:p>1</text:p>
          </table:table-cell>
          <table:table-cell ns41:value-type="float" table:style-name="ce191" office:value="121" office:value-type="float">
            <text:p>121</text:p>
          </table:table-cell>
          <table:table-cell ns41:value-type="float" table:style-name="ce191" office:value="28" office:value-type="float">
            <text:p>28</text:p>
          </table:table-cell>
          <table:table-cell ns41:value-type="float" table:style-name="ce191" office:value="247" office:value-type="float">
            <text:p>247</text:p>
          </table:table-cell>
          <table:table-cell ns41:value-type="float" table:style-name="ce39" office:value="43" office:value-type="float">
            <text:p>43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Economie</text:p>
          </table:table-cell>
          <table:table-cell table:style-name="Default"/>
          <table:table-cell ns41:value-type="float" table:style-name="ce24" office:value="156" office:value-type="float">
            <text:p>15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02" office:value-type="float">
            <text:p>602</text:p>
          </table:table-cell>
          <table:table-cell ns41:value-type="float" table:style-name="ce191" office:value="16" office:value-type="float">
            <text:p>16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69" office:value-type="float">
            <text:p>69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22" office:value-type="float">
            <text:p>122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1914" office:value-type="float">
            <text:p>1914</text:p>
          </table:table-cell>
          <table:table-cell ns41:value-type="float" table:style-name="ce191" office:value="57" office:value-type="float">
            <text:p>57</text:p>
          </table:table-cell>
          <table:table-cell ns41:value-type="float" table:style-name="ce191" office:value="2870" office:value-type="float">
            <text:p>2870</text:p>
          </table:table-cell>
          <table:table-cell ns41:value-type="float" table:style-name="ce39" office:value="82" office:value-type="float">
            <text:p>82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Veeartsenijkunde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9" office:value-type="float">
            <text:p>79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9" office:value-type="float">
            <text:p>159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20" office:value-type="float">
            <text:p>52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770" office:value-type="float">
            <text:p>770</text:p>
          </table:table-cell>
          <table:table-cell ns41:value-type="float" table:style-name="ce39" office:value="6" office:value-type="float">
            <text:p>6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8" office:value-type="string">
            <text:p>Technische wetenschappen, w.o.</text:p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057" office:value-type="float">
            <text:p>1057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100" office:value-type="float">
            <text:p>10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473" office:value-type="float">
            <text:p>473</text:p>
          </table:table-cell>
          <table:table-cell ns41:value-type="float" table:style-name="ce191" office:value="12" office:value-type="float">
            <text:p>12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4587" office:value-type="float">
            <text:p>4587</text:p>
          </table:table-cell>
          <table:table-cell ns41:value-type="float" table:style-name="ce191" office:value="70" office:value-type="float">
            <text:p>70</text:p>
          </table:table-cell>
          <table:table-cell ns41:value-type="float" table:style-name="ce191" office:value="6471" office:value-type="float">
            <text:p>6471</text:p>
          </table:table-cell>
          <table:table-cell ns41:value-type="float" table:style-name="ce39" office:value="100" office:value-type="float">
            <text:p>100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Civiel</text:p>
          </table:table-cell>
          <table:table-cell table:style-name="Default"/>
          <table:table-cell ns41:value-type="float" table:style-name="ce24" office:value="46" office:value-type="float">
            <text:p>4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360" office:value-type="float">
            <text:p>360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75" office:value-type="float">
            <text:p>75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249" office:value-type="float">
            <text:p>249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4" office:value-type="float">
            <text:p>1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976" office:value-type="float">
            <text:p>976</text:p>
          </table:table-cell>
          <table:table-cell ns41:value-type="float" table:style-name="ce191" office:value="13" office:value-type="float">
            <text:p>13</text:p>
          </table:table-cell>
          <table:table-cell ns41:value-type="float" table:style-name="ce191" office:value="1725" office:value-type="float">
            <text:p>1725</text:p>
          </table:table-cell>
          <table:table-cell ns41:value-type="float" table:style-name="ce39" office:value="17" office:value-type="float">
            <text:p>17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Werktuigkundig</text:p>
          </table:table-cell>
          <table:table-cell table:style-name="Default"/>
          <table:table-cell ns41:value-type="float" table:style-name="ce24" office:value="70" office:value-type="float">
            <text:p>70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43" office:value-type="float">
            <text:p>24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1" office:value-type="float">
            <text:p>81</text:p>
          </table:table-cell>
          <table:table-cell ns41:value-type="float" office:value="0" table:style-name="ce191" table:number-columns-repeated="3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595" office:value-type="float">
            <text:p>159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001" office:value-type="float">
            <text:p>2001</text:p>
          </table:table-cell>
          <table:table-cell ns41:value-type="float" table:style-name="ce39" office:value="0" office:value-type="float">
            <text:p>0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Electrotechnisch</text:p>
          </table:table-cell>
          <table:table-cell table:style-name="Default"/>
          <table:table-cell ns41:value-type="float" table:style-name="ce24" office:value="42" office:value-type="float">
            <text:p>4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2" office:value-type="float">
            <text:p>182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5" office:value-type="float">
            <text:p>1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71" office:value-type="float">
            <text:p>71</text:p>
          </table:table-cell>
          <table:table-cell ns41:value-type="float" table:style-name="ce191" office:value="1" office:value-type="float">
            <text:p>1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824" office:value-type="float">
            <text:p>824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1136" office:value-type="float">
            <text:p>1136</text:p>
          </table:table-cell>
          <table:table-cell ns41:value-type="float" table:style-name="ce39" office:value="5" office:value-type="float">
            <text:p>5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9" office:value-type="string">
            <text:p>Scheikundig</text:p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85" office:value-type="float">
            <text:p>185</text:p>
          </table:table-cell>
          <table:table-cell ns41:value-type="float" table:style-name="ce191" office:value="9" office:value-type="float">
            <text:p>9</text:p>
          </table:table-cell>
          <table:table-cell ns41:value-type="float" table:style-name="ce191" office:value="3" office:value-type="float">
            <text:p>3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59" office:value-type="float">
            <text:p>59</text:p>
          </table:table-cell>
          <table:table-cell ns41:value-type="float" table:style-name="ce191" office:value="10" office:value-type="float">
            <text:p>10</text:p>
          </table:table-cell>
          <table:table-cell ns41:value-type="float" office:value="0" table:style-name="ce191" table:number-columns-repeated="2" office:value-type="float">
            <text:p>0</text:p>
          </table:table-cell>
          <table:table-cell ns41:value-type="float" table:style-name="ce191" office:value="8" office:value-type="float">
            <text:p>8</text:p>
          </table:table-cell>
          <table:table-cell ns41:value-type="float" table:style-name="ce191" office:value="2" office:value-type="float">
            <text:p>2</text:p>
          </table:table-cell>
          <table:table-cell ns41:value-type="float" table:style-name="ce191" office:value="850" office:value-type="float">
            <text:p>850</text:p>
          </table:table-cell>
          <table:table-cell ns41:value-type="float" table:style-name="ce191" office:value="53" office:value-type="float">
            <text:p>53</text:p>
          </table:table-cell>
          <table:table-cell ns41:value-type="float" table:style-name="ce191" office:value="1140" office:value-type="float">
            <text:p>1140</text:p>
          </table:table-cell>
          <table:table-cell ns41:value-type="float" table:style-name="ce39" office:value="74" office:value-type="float">
            <text:p>74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ce10" office:value-type="string">
            <text:p>Landbouwwetenschappen</text:p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40" office:value-type="float">
            <text:p>440</text:p>
          </table:table-cell>
          <table:table-cell ns41:value-type="float" table:style-name="ce191" office:value="4" office:value-type="float">
            <text:p>4</text:p>
          </table:table-cell>
          <table:table-cell ns41:value-type="float" table:style-name="ce191" office:value="5" office:value-type="float">
            <text:p>5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6" office:value-type="float">
            <text:p>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1" office:value-type="float">
            <text:p>1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26" office:value-type="float">
            <text:p>26</text:p>
          </table:table-cell>
          <table:table-cell ns41:value-type="float" table:style-name="ce191" office:value="0" office:value-type="float">
            <text:p>0</text:p>
          </table:table-cell>
          <table:table-cell ns41:value-type="float" table:style-name="ce191" office:value="466" office:value-type="float">
            <text:p>466</text:p>
          </table:table-cell>
          <table:table-cell ns41:value-type="float" table:style-name="ce191" office:value="7" office:value-type="float">
            <text:p>7</text:p>
          </table:table-cell>
          <table:table-cell ns41:value-type="float" table:style-name="ce191" office:value="968" office:value-type="float">
            <text:p>968</text:p>
          </table:table-cell>
          <table:table-cell ns41:value-type="float" table:style-name="ce39" office:value="11" office:value-type="float">
            <text:p>11</text:p>
          </table:table-cell>
          <table:table-cell table:style-name="Default"/>
          <table:table-cell table:style-name="ce62" table:number-columns-repeated="2"/>
          <table:table-cell table:number-columns-repeated="1003"/>
        </table:table-row>
        <table:table-row table:style-name="ro1">
          <table:table-cell ns41:value-type="string" table:style-name="ce198" office:value-type="string">
            <text:p>Totaal</text:p>
          </table:table-cell>
          <table:table-cell table:style-name="ce62"/>
          <table:table-cell ns41:value-type="float" table:style-name="ce82" office:value="1942" office:value-type="float">
            <text:p>1942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5869" office:value-type="float">
            <text:p>5869</text:p>
          </table:table-cell>
          <table:table-cell ns41:value-type="float" table:style-name="ce83" office:value="448" office:value-type="float">
            <text:p>448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2687" office:value-type="float">
            <text:p>2687</text:p>
          </table:table-cell>
          <table:table-cell ns41:value-type="float" table:style-name="ce83" office:value="452" office:value-type="float">
            <text:p>452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363" office:value-type="float">
            <text:p>363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25395" office:value-type="float">
            <text:p>25395</text:p>
          </table:table-cell>
          <table:table-cell ns41:value-type="float" table:style-name="ce83" office:value="2522" office:value-type="float">
            <text:p>2522</text:p>
          </table:table-cell>
          <table:table-cell ns41:value-type="float" table:style-name="ce83" office:value="36554" office:value-type="float">
            <text:p>36554</text:p>
          </table:table-cell>
          <table:table-cell ns41:value-type="float" table:style-name="ce85" office:value="3471" office:value-type="float">
            <text:p>3471</text:p>
          </table:table-cell>
          <table:table-cell table:style-name="ce62" table:number-columns-repeated="17"/>
          <table:table-cell table:style-name="Default" table:number-columns-repeated="2"/>
          <table:table-cell table:style-name="ce62" table:number-columns-repeated="987"/>
        </table:table-row>
        <table:table-row table:style-name="ro2">
          <table:table-cell table:style-name="ce183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40" style:family="table-cell" style:parent-style-name="Default" style:name="Excel_5f_BuiltIn_5f_Currency" style:display-name="Excel_BuiltIn_Currency">
      <style:table-cell-properties fo:padding="0.071cm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page-layout-name="Mpm3" style:display-name="PageStyle_Tabel 8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page-layout-name="Mpm4" style:display-name="PageStyle_Tabel 10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page-layout-name="Mpm3" style:display-name="PageStyle_Tabel 11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page-layout-name="Mpm3" style:display-name="PageStyle_Tabel 12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page-layout-name="Mpm3" style:display-name="PageStyle_Tabel 13">
      <style:header style:display="false"/>
      <style:header-left style:display="false"/>
      <style:footer style:display="false"/>
      <style:footer-left style:display="false"/>
    </style:master-page>
    <style:master-page style:name="PageStyle_5f_Tabel_20_13A" style:page-layout-name="Mpm3" style:display-name="PageStyle_Tabel 13A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page-layout-name="Mpm3" style:display-name="PageStyle_Tabel 14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page-layout-name="Mpm4" style:display-name="PageStyle_Tabel 15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page-layout-name="Mpm4" style:display-name="PageStyle_Tabel 1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Mr. David Hardy</meta:initial-creator>
    <meta:creation-date>2004-08-10T09:45:57</meta:creation-date>
    <dc:creator>Helpdesk</dc:creator>
    <dc:date>2004-12-21T11:28:09</dc:date>
    <meta:document-statistic meta:object-count="0" meta:cell-count="17855" meta:table-count="17"/>
    <meta:generator>ODFPY/1.3.0dev</meta:generator>
  </office:meta>
</office:document-meta>
</file>